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6A04EDAB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8958in" fo:margin-left="0.0125in" fo:margin-right="-0.0028in" table:align="margins"/>
    </style:style>
    <style:style style:name="តារាង1.A" style:family="table-column">
      <style:table-column-properties style:column-width="0.6139in" style:rel-column-width="3693*"/>
    </style:style>
    <style:style style:name="តារាង1.B" style:family="table-column">
      <style:table-column-properties style:column-width="1.0417in" style:rel-column-width="6266*"/>
    </style:style>
    <style:style style:name="តារាង1.C" style:family="table-column">
      <style:table-column-properties style:column-width="0.4375in" style:rel-column-width="2632*"/>
    </style:style>
    <style:style style:name="តារាង1.D" style:family="table-column">
      <style:table-column-properties style:column-width="0.9076in" style:rel-column-width="5460*"/>
    </style:style>
    <style:style style:name="តារាង1.E" style:family="table-column">
      <style:table-column-properties style:column-width="0.5924in" style:rel-column-width="3563*"/>
    </style:style>
    <style:style style:name="តារាង1.F" style:family="table-column">
      <style:table-column-properties style:column-width="0.9479in" style:rel-column-width="5702*"/>
    </style:style>
    <style:style style:name="តារាង1.G" style:family="table-column">
      <style:table-column-properties style:column-width="4.1465in" style:rel-column-width="24938*"/>
    </style:style>
    <style:style style:name="តារាង1.H" style:family="table-column">
      <style:table-column-properties style:column-width="1.125in" style:rel-column-width="6768*"/>
    </style:style>
    <style:style style:name="តារាង1.I" style:family="table-column">
      <style:table-column-properties style:column-width="1.0826in" style:rel-column-width="6513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6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fo:font-weight="normal" fo:background-color="#ffffff" style:font-size-asian="11pt" style:font-weight-asian="normal" style:font-name-complex="Khmer OS" style:font-size-complex="11pt" style:font-weight-complex="normal"/>
    </style:style>
    <style:style style:name="P10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2" style:family="paragraph" style:parent-style-name="Table_20_Contents">
      <style:text-properties style:font-name="Khmer OS" fo:font-size="11pt" fo:font-weight="bold" fo:background-color="#ffffff" style:font-size-asian="11pt" style:font-weight-asian="bold" style:font-name-complex="Khmer OS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Khmer OS" fo:font-size="11pt" fo:background-color="#ffffff" style:font-size-asian="11pt" style:font-name-complex="Khmer OS" style:font-size-complex="11pt"/>
    </style:style>
    <style:style style:name="P14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5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6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7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8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9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fo:background-color="#ffff00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Baiduk OT"/>
    </style:style>
    <style:style style:name="T5" style:family="text">
      <style:text-properties fo:background-color="transparent"/>
    </style:style>
    <style:style style:name="T6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T8" style:family="text"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/>
    </style:style>
    <style:style style:name="T9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#fffff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 0.0402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4">ល.រ</text:p>
          </table:table-cell>
          <table:table-cell table:style-name="តារាង1.A1" office:value-type="string">
            <text:p text:style-name="P15">មេ​ពាក្យ</text:p>
          </table:table-cell>
          <table:table-cell table:style-name="តារាង1.A1" office:value-type="string">
            <text:p text:style-name="P16">ល.រ</text:p>
          </table:table-cell>
          <table:table-cell table:style-name="តារាង1.A1" office:value-type="string">
            <text:p text:style-name="P16">សូរ​ប្រកប</text:p>
          </table:table-cell>
          <table:table-cell table:style-name="តារាង1.A1" office:value-type="string">
            <text:p text:style-name="P16">មក​ពី</text:p>
          </table:table-cell>
          <table:table-cell table:style-name="តារាង1.A1" office:value-type="string">
            <text:p text:style-name="P16">ថ្នាក់</text:p>
          </table:table-cell>
          <table:table-cell table:style-name="តារាង1.A1" office:value-type="string">
            <text:p text:style-name="P16">សេចក្តី​ពន្យល់</text:p>
          </table:table-cell>
          <table:table-cell table:style-name="តារាង1.A1" office:value-type="string">
            <text:p text:style-name="P16">របៀប​សរសេរ​ផ្សេង</text:p>
          </table:table-cell>
          <table:table-cell table:style-name="តារាង1.I1" office:value-type="string">
            <text:p text:style-name="P16"/>
            <text:p text:style-name="P16">ពាក្យ​ផ្សំ</text:p>
            <text:p text:style-name="P16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>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ព្យញ្ជនៈ​ទី ៥ ក្នុង​វគ្គទី ៤ ជា​ទន្តជៈ ឬ​សកដ្ឋាន​នាសិកជៈ មាន​សំឡេង​ចេញ​តាម​ឋាន​របស់​ខ្លួន​ជា​ទន្តជៈ​ផង ចេញ​ពី​ត្រង់​ច្រមុះ​បន្តិច​ផង ។ ជា​វគ្គន្ត-ព្យញ្ជនៈ, ខាង​ភាសា​សំស្ក្រឹត​និង​បាលី អាន​ថា នៈ ឬ ន៉ៈ, តម្រួត​លើ​ព្យញ្ជនៈ​ទាំង ៤ តួ​ក្នុង​វគ្គ​របស់​ខ្លួន​គឺ ត, ថ, ទ, ធ, និង លើ​តួ​ឯង <text:s/>ហើយ​និង​លើ​ព្យញ្ជនៈ​ក្នុង​សេស​វគ្គ ៦ តួ​គឺ យ, រ, ល, វ, ស, ហ, <text:s/>ទៀត​ផង តាម​អក្ខរ​វិធី​ខ្មែរ ។ ន. ជា​ព្យញ្ជនៈ​ចូល​ក្នុង​វិធី​សម្លាប់​ឲ្យ​មាន​សំឡេង​ជា ន៉ ទៀត​ផង ដូច​ ទស្សនា, សាសនា ជាដើម (ទ័ស-សៈន៉ា, សាសៈន៉ា ឬ សាស្ន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៤</text:p>
          </table:table-cell>
          <table:table-cell table:style-name="តារាង1.A2" office:value-type="string">
            <text:p text:style-name="P10">ន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ពាក្យ​រស្សៈ មាន​សំឡេង​ខ្លី សម្រាប់​ប្រថួន​ពាក្យ​នុ៎ះ, ឯណោះ ឲ្យ​មាន​ដំណើរ​កាន់​តែ​ជាក់​ច្បាស់​ឡើង​ទៀត : នុ៎ះ​ន៏ ! ; ឯណោះ​ន៏ !; ឬ​ប្រើ​ចេញ​អាការ​ស្រដៀង​នឹង​ឧទាន​សព្ទ​ក៏​បាន : ន៏​កើត​ទៅ​ដែរ​ក៏ !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៥</text:p>
          </table:table-cell>
          <table:table-cell table:style-name="តារាង1.A2" office:value-type="string">
            <text:p text:style-name="P10">ន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. 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្ចក <text:s/>អ. ថ. ន៉ក “ក្រៅ”) ដែល​ចេញ​នៅ​ក្រៅ​មុខ​តំណែង​រាជការ, ដែល​ឈប់​ធ្វើ​ការ​រាជការ​ហើយ : មន្ត្រី​នក, ចាងហ្វាង​ន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៦</text:p>
          </table:table-cell>
          <table:table-cell table:style-name="តារាង1.A2" office:value-type="string">
            <text:p text:style-name="P10">នក្ខត្តឫក្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ក-ខ័ត-តៈ រឹក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ក្សត្រ “ផ្កាយ” + ឫក្ស “ផ្កាយ”; នក្ខត្ត + ឥក្ក “ផ្កាយ + ផ្កាយ”) ផ្កាយ​ទាំងពួង​ទួទៅ ។ ពេល​កំណត់​ដោយ​ផ្កាយ​ដែល​ហោរ​គន់​រក ដើម្បី​ឲ្យ​ដឹង​ថា គ្រោះ​កាច​ឬ​គ្រោះ​ជា (តាម​ហោរា​សាស្ត្រ) : ថ្ងៃ​នេះ​ជា​ថ្ងៃ​ប្រកប​ដោយ​នក្ខត្តឫក្ស​ដ៏​ឧត្តម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៧</text:p>
          </table:table-cell>
          <table:table-cell table:style-name="តារាង1.A2" office:value-type="string">
            <text:p text:style-name="P10">នក្ស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ក-ក្ស័ត្រ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ផ្កា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៨</text:p>
          </table:table-cell>
          <table:table-cell table:style-name="តារាង1.A2" office:value-type="string">
            <text:p text:style-name="P10">នក្សត្រឫក្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ក-ក្ស័ត្រ-ត្រៈរឹក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ដូច​គ្នា​នឹង នក្ខត្តឫក្ស ដែរ (ម. ព. នោ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០៩</text:p>
          </table:table-cell>
          <table:table-cell table:style-name="តារាង1.A2" office:value-type="string">
            <text:p text:style-name="P10">នខ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ខ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្រចក​ទាំងឡាយ (រ. ស.) : ព្រះ​នខ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<draw:frame draw:style-name="fr1" draw:name="​ក្រាហ្វិក​​1" text:anchor-type="paragraph" svg:x="4.5402in" svg:y="-0.4902in" svg:width="0.25in" svg:height="0.3425in" draw:z-index="0"><draw:image xlink:href="Pictures/10000000000000530000006A04EDAB1B.png" xlink:type="simple" xlink:show="embed" xlink:actuate="onLoad"/></draw:frame>៥៧១០</text:p>
          </table:table-cell>
          <table:table-cell table:style-name="តារាង1.A2" office:value-type="string">
            <text:p text:style-name="P10">ន​ខ្វា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ខ្វាក់</text:p>
          </table:table-cell>
          <table:table-cell table:style-name="តារាង1.D2" office:value-type="string">
            <text:p text:style-name="P2">ព. បុ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<text:span text:style-name="T6">អក្សរ ន ដែល​មាន​រាង​សណ្ឋាន​កួច​ខ្វែង​ជា ត្រី​កោណ (បី​ជ្រុង)</text:span><text:span text:style-name="T9"> </text:span></text:p>
            <text:p text:style-name="P2"><text:s text:c="6"/>នេះ​សម្រាប់​សរសេរ​ចុះ​ក្នុង​ផ្ទៃ​កន្សែង​យ័ន្ត​ក្នុង​សម័យ​បុរាណ ដោយ​គេ​សន្មត​ថា​ជា​តួ​អក្សរ​ពិសេស​មាន​អានុភាព​ពូកែ​ស័ក្តិ​សិទ្ធិ សម្រាប់​ជួត​ក្បាល​ចូល​កាន់​សង្គ្រាម...។ អ្នក​ដែល​មិន​ចេះ​អក្សរ ច្រើន​និយាយ​ប្រាប់​គ្នីគ្នា​ថា : ខ្ញុំ​ឥត​ចេះ​អក្សរ​មួយ​តួ​ទេ សូម្បី​តែ​ន​ខ្វាក់​ក៏​ឥត​ចេះ​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១</text:p>
          </table:table-cell>
          <table:table-cell table:style-name="តារាង1.A2" office:value-type="string">
            <text:p text:style-name="P10">នគ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ុរី, ក្រុង : អ្នក​នគរ <text:s/>គឺ​អ្នក​ក្រ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២</text:p>
          </table:table-cell>
          <table:table-cell table:style-name="តារាង1.A2" office:value-type="string">
            <text:p text:style-name="P10">នគរ​ជ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គៈរៈជន់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គរ + ជន) ជន​អ្នក​នៅ​ក្នុង​ក្រុង (អ្នក​ក្រុង) ។ ប្រើ​ឲ្យ​ត្រឹមត្រង់​តាម​បែប​បាលី​ជា នាគរ​ជន ។ <text:s/>ម. ព. នាគរា, នាគរិក <text:s/>ទៀត​ផង ។ ព. ផ្ទ. ជានប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៣</text:p>
          </table:table-cell>
          <table:table-cell table:style-name="តារាង1.A2" office:value-type="string">
            <text:p text:style-name="P10">នគរ​ជុ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ទាល​មួយ​ប្រភេទ មាន​ស្លឹក​និង​មើម​ស្រដៀង​នឹង​ស្រជែត ប៉ុន្តែ​ស្លឹក​ឈរ​ៗ, អ្នក​លក់​ទំនិញ​ច្រើន​ដាំ​ក្នុង​ផើង​ដាក់​នៅ​កន្លែង​លក់​ទំនិញ ដោយ​មាន​ជំនឿ​តាម​ប្រពៃណី​ថា នឹង​មាន​មនុស្ស​ច្រើន​មក​ជួប​ជុំ​ទិញ​ទំនិញ : ប្រទាល​នគរ​ជុំ (ហៅ​ក្លាយ​ថា ប្រទាល​អង្គរ​ជុំ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៤</text:p>
          </table:table-cell>
          <table:table-cell table:style-name="តារាង1.A2" office:value-type="string">
            <text:p text:style-name="P10">នគរ​ធ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ក្រុង​ចាស់​ធំ​មួយ​នៅ​ក្នុង​ខែត្រ​សៀមរាប ជា​ក្រុង​រុងរឿង​ដោយ​កំពែង, ខ្លោង​ទ្វារ, ប្រាសាទ​ក្បាច់​រចនា​ប្លែក​ផ្សេង​ៗ ហៅ​ក្លាយ​មក​ជា អង្គរ​ធ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៥</text:p>
          </table:table-cell>
          <table:table-cell table:style-name="តារាង1.A2" office:value-type="string">
            <text:p text:style-name="P10">នគរ​ប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រក្សា​នគរ (ហៅ​ក្លាយ​ជា អង្គរ​បាល ក៏​មាន) ។ ក្រសួង​ឬ​ក្រុម​រាជការ​ត្រួតត្រា​រក្សា​ប្រជាជន​ក្នុង​ក្រុង ឲ្យ​ប្រតិបត្តិ​តាម​បញ្ញត្តិ​សម្រាប់​ក្រុង ។ ក្រុម​នគរ​បាល ឬ តម្រួត​នគរ​បាល រាជ​តម្រួត​ក្រុង (ចំពោះ​តែ​រាជ​ធានី​ភ្នំពេញ) ។ សម្រាប់​ខែត្រ​ស្រុក​ហៅ រាជ​តម្រួត​ខែត្រ, រាជ​តម្រួត​ស្រុក ។ សម្រាប់​មណ្ឌល​នីតិកម្ម​ក្នុង​តំបន់ ឬ​ក្នុង​សង្កាត់ ក៏​ហៅ រាជ​តម្រួត​ស្រុក ដែរ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៦</text:p>
          </table:table-cell>
          <table:table-cell table:style-name="តារាង1.A2" office:value-type="string">
            <text:p text:style-name="P10">នគរ​បុ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គ-បុរ៉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ាជ​ធានី​ចាស់​តូច​មួយ​ក្នុង​ស្រុក​ព្រៃ​កប្បាស​ខែត្រ​តាកែវ (ហៅ​ក្លាយ​មក​ជា អង្គរ​បុរី) : នគរ​បុរី ជា​រាជ​ធានី​ចាស់​ព្រេង​ព្រឹទ្ធ​របស់​ប្រទេស​កម្ពុជ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៧</text:p>
          </table:table-cell>
          <table:table-cell table:style-name="តារាង1.A2" office:value-type="string">
            <text:p text:style-name="P10">នគរ​រា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-រាច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ទ​ភ្លេង​ខ្មែរ​បុរាណ​មួយ​មេ : បទ​ភ្លេង​នគរ​រាជ​ជា​អនុស្សរណៈ​ដល់​ខែត្រ​ចាស់​របស់​ប្រទេស​កម្ពុជា ក្នុង​សម័យ​បុរាណ​ព្រេង​នាយ​ដែល​ឃ្លាត​ចេញ​ពី​ប្រទេស​ខ្មែរ​ទៅ​ដោយ​ខ្មែរ​បែក​សាមគ្គី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៨</text:p>
          </table:table-cell>
          <table:table-cell table:style-name="តារាង1.A2" office:value-type="string">
            <text:p text:style-name="P10">នគរ​រាជ​ជា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ទ​ភ្លេង​ជាតិ​របស់​ប្រទេស​កម្ពុជា សម្រាប់​បន្លឺ​សូរ​សព្ទ​ជា​ព័ស្ដុតាង​ឲ្យ​ឮ​ក្នុង​សម័យ​បច្ចុប្បន្ន​នេះ, សាកល​លោក​ស្គាល់​ច្បាស់​ថា​ជា​ភ្លេង​ជាតិ​របស់​ខ្មែរ : ឈរ​សម្រឹង​គោរព​ភ្លេង​ជាតិ ។ ភ្លេង​ជាតិ​ខ្មែរ​នេះ​មាន ៥ សង្កាត់​គឺ សង្កាត់​ទី ១ មាន ៩ ម៉ាត់, ទី ២ មាន ១១ ម៉ាត់, ទី ៣ មាន ១២ ម៉ាត់, ទី ៤ មាន ១៣ ម៉ាត់, ទី​៥ មាន ៨ ម៉ាត់, រួម​ទាំង ៥ សង្កាត់ មាន ៥៣ ម៉ាត់ ត្រូវ​ជា ១ បទ ភ្លេង មាន​បទ ឬ​ទំនុក​ចាប់​ចួន​គ្នា​រាល់​ថ្នាក់​ហៅ​ថា បទ​នគរ​រាជ​ជាតិ ជា​អនុស្សរណៈ​ដល់​ខែត្រ​នគរ​រាជ​ចាស់​របស់​ប្រទេស​កម្ពុជា​ក្នុង​សម័យ​បុរាណ ។</text:p>
          </table:table-cell>
          <table:table-cell table:style-name="តារាង1.D2" office:value-type="string">
            <text:p text:style-name="P3">នគរ​រាជ​ភ្លេង​ជាតិ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១៩</text:p>
          </table:table-cell>
          <table:table-cell table:style-name="តារាង1.A2" office:value-type="string">
            <text:p text:style-name="P10">នគរ​រាជ​ជើង​ព្រ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-រាច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ទ​ភ្លេង​ខ្មែរ​បុរាណ​មួយ​មេ ដែល​គេ​បង្កើត​ឲ្យ​មាន​ឡើង​ក្នុង​ខែត្រ​ជើង​ព្រៃ គឺ​នៅ​ស្រុក​ជើង​ព្រៃ​សម័យ​បច្ចុប្បន្ន ឲ្យ​ជា​អនុស្សរណៈ​ដល់​ខែត្រ​នគរ​រាជ​ដែល​ព្រាត់​ពី​ប្រទេស​កម្ពុជា​ទ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០</text:p>
          </table:table-cell>
          <table:table-cell table:style-name="តារាង1.A2" office:value-type="string">
            <text:p text:style-name="P10">នគរ​វត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គ-វ័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ាសាទ​បុរាណ​មួយ​កន្លែង​នៅ​ក្នុង​ខែត្រ​សៀមរាប ជា​មហា​មន្ទីរ​រុងរឿង​ដោយ​លម្អ​គ្មាន​ពីរ (ហៅ​ក្លាយ​មក​ជា អង្គរ​វត្ត) ។ ពាក្យ នគរ នេះ​ច្រើន​តែ​មាន​សំឡេង​ក្លាយ​ឃ្លាត​ជា អង្គរ <text:s/>ដូច្នេះ​ឯង, ដូច​ជា នគរ​បាល, នគរ​បុរី, នគរ​យមរាជ, នគរ​វត្ត​ <text:s/>ក្លាយ​ជា អង្គរ​បាល, អង្គរ​បុរី, អង្គរ​ជមរាជ, អង្គរ​វត្ត ជាដើម; សម្ដី​ត្រឹមត្រូវ​ខ្ពង់ខ្ពស់​ដែល​ក្លាយ​ឃ្លាត​ជា​សម្ដី​សាមញ្ញ គ្មាន​អត្ថន័យ​បែប​នេះ ពុំ​មែន​ត្រឹមតែ នគរ ជា អង្គរ ប៉ុណ្ណោះ​ទេ មាន​ពាក្យ​ឯ​ទៀត​ៗ​ខ្លះ ក៏​ក្លាយ​ឃ្លាត​ពី​រូប​ដើម​ពី​សំឡេង​ដើម​ដូច្នោះ​ដែរ ដូច​ជា នង្គ័ល បទុម, បព្វជិត, បព៌ត, បពិត្រ, មច្ឆា, សុខតម <text:s/>ក្លាយ​ជា <text:s/>អង្គ័ល, បូទុម, បុព្វជិត, បរិពត, បូពិត្រ, មេឆា, សុខដុម ជាដើម ក៏​សុទ្ធ​តែ​ក្លាយ​ឃ្លាត​ដូច​គ្នា​ដែរ; ការ​ក្លាយ​បែប​នេះ​មក​ពី​អ្នក​និយាយ​ប្រហែស​ធ្វេស ចេះ​តែ​ថា ចេះ​តែ​សរសេរ​ៗ ទៅ ពុំ​គិត​ដល់​ការ​រក្សា​ភាសា​ជាតិ, យូរ​ៗ​ត​ៗ​មក ក៏​ទៅ​ជា​សម្ដី​ឥត​ន័យ​ទៅ​អស់, នាំ​ឲ្យ​អ្នក​អក្សរ​សាស្រ្ត​មាន​ការ​លំបាក​នឹង​កែ​តម្រូវ ។ល។ (មើល​ក្នុង​ពាក្យ ប្រាក្រឹត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១</text:p>
          </table:table-cell>
          <table:table-cell table:style-name="តារាង1.A2" office:value-type="string">
            <text:p text:style-name="P10">នគរ​សោភិ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គៈរ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រី​អ្នក​ញ៉ាំង​នគរ​ឲ្យ​ល្អ ឬ​ស្រី​មាន​លំអ​ឆើត​ក្នុង​ក្រុង (ស្រី​ផ្កា​មាស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២</text:p>
          </table:table-cell>
          <table:table-cell table:style-name="តារាង1.A2" office:value-type="string">
            <text:p text:style-name="P10">នគ្គជ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ក់-គៈជន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ជន​អា​ក្រាត គឺ​មនុស្ស​ស្រាត​លែង​ខ្លួន​ទទេ មិន​ត្រូវ​ការ​ដោយ​សម្លៀក​បំពាក់ ។ នគ្គនិយម (នាក់-គៈនិយំ) ការ​រាប់​អាន ឬ​ការ​អនុលោម​ទៅ​តាម​លទ្ធិ​អាក្រាត ។ នគ្គភាព <text:s/>ភាព​នៃ​ជន​អាក្រាត, ការ​ស្រាត ។ នគ្គសមណៈ <text:s/>សមណៈ​អាក្រាត គឺ​អ្នក​បួស​មួយ​ពួក​ខាង​ក្រៅ​ពុទ្ធ​សាសនា បាន​ដល់​ពួក​អចេលកៈ​នៅ​ប្រទេស​ឥណ្ឌា (ម. ព. អចេលកៈ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គ្គនិយម</text:p>
            <text:p text:style-name="P2">នគ្គភាព</text:p>
            <text:p text:style-name="P2">នគ្គសមណៈ</text:p>
          </table:table-cell>
        </table:table-row>
        <table:table-row>
          <table:table-cell table:style-name="តារាង1.A2" office:value-type="string">
            <text:p text:style-name="P8">៥៧២៣</text:p>
          </table:table-cell>
          <table:table-cell table:style-name="តារាង1.A2" office:value-type="string">
            <text:p text:style-name="P10">នង្គ័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ងគ័ល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ង្គល; លាង្គល) ប្រដាប់​សម្រាប់​ភ្ជួរ​ផែន​ដី ។ កាព្យ​សម្រាប់​ពួក​កសិករ​ថា : យើង​ជា​កសិករ បាន​ភ្លៀង​មក​អរ រៀប​ចំ​នង្គ័ល​ រនាស់​រាល់​ប្រាណ ហើយ​បាន​ខ្វាយខ្វល់ សាប​ព្រោះ​រចល់ ឲ្យ​ទាន់​វេលា <text:s/>។ ពាក្យ នង្គ័ល <text:s/>នេះ​ខ្មែរ​យើង​ច្រើន​ហៅ​ក្លាយ​ថា <text:s/>អង្គ័ល; សម្ដី​និយាយ​ក្លាយ​ពី​សំស្ក្រឹត ឬ​ពី​បាលី​យ៉ាង​នេះ​ហៅ​ថា <text:s/>បាលី​ក្លាយ <text:s/>ឬ បាលី​បំប្លែង <text:s/>ដូច​គ្នា​នឹង​សម្ដី <text:s/>ប្រាក្រឹត <text:s/>របស់​អ្នក​ប្រទេស​ឥណ្ឌា​ដែរ ។ អ្នក​ស្រុក​ក្នុង​ខែត្រ​ខ្លះ​ហៅ​ផ្នៀង​នង្គ័ល​ថា ខុងម៉ូវ; <text:s/>ពាក្យ​បណ្ដៅ​ហៅ តុកតុល <text:s/>(មើល​ក្នុង​ពាក្យ ប្រាក្រិត <text:s text:c="2"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៤</text:p>
          </table:table-cell>
          <table:table-cell table:style-name="តារាង1.A2" office:value-type="string">
            <text:p text:style-name="P10">នត្ត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ត-តា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ត្តុ &gt; នត្តា; នប្ត្ឫ) កូន​របស់​កូន គឺ ចៅ ។ ពាក្យ នត្តា នេះ​ប្រើ​ហៅ​ចៅ​ទាំង​បុរស​ទាំង​ស្រ្តី, ពុំ​មែន​ចៅ​ប្រុស​ថា នត្តោ <text:s/>ចៅ​ស្រី​ថា <text:s/>នត្តា <text:s/>ទេ (រ. ស.) : ព្រះ​រាជ​នត្តា <text:s/>ឬ ព្រះ​នត្តា​ក្សត្រា <text:s/>(ចៅ​ប្រុស​នៃ​ព្រះ​រាជា), ព្រះ​រាជ​នត្តា​ក្សត្រី (ចៅ​ស្រី​នៃ​ព្រះ​រាជា), ឬ​ថា ព្រះ​នត្តា​បុរស, ព្រះ​នត្តា​ស្ត្រី <text:s/>ដូច្នេះ​វិញ​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៥</text:p>
          </table:table-cell>
          <table:table-cell table:style-name="តារាង1.A2" office:value-type="string">
            <text:p text:style-name="P10">នត្ថិ​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័ត-ថិ-ភាប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ត្ថិភាវ; នស្ដិភាវ) ភាវៈ​គ្មាន, ភាព​នៃ​អ្វី​ៗ​ដែល​មិនមាន, ការ​ឥត​មាន : ពី​ដើម​គាត់​គ្រាន់​រួច​ខ្លួន ប៉ុន្តែ​ឥឡូវ គាត់​ធ្លាក់​ចុះ​ក្នុង​នត្ថិភាព​សាប​រលាប​ណាស់​ទៅ​ហើយ ។ <text:s/>ព. ផ្ទ. អត្ថិភាព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៦</text:p>
          </table:table-cell>
          <table:table-cell table:style-name="តារាង1.A2" office:value-type="string">
            <text:p text:style-name="P10">នត្ថុ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ណាត់-ថុ-កាំ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បន្តក់​ថ្នាំ​តាម​ច្រមុះ, ការ​ឲ្យ​ហិត​ថ្នាំ​តាម​ច្រមុះ : អ្នក​ត្រូវ​ធ្វើ​នត្ថុកម្ម​ក្នុង​មួយ​ថ្ងៃ ៣ ដង នាសិក​រោគ​នឹង​បាន​ធូរ​ស្រាល​តាម​លំដ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៧</text:p>
          </table:table-cell>
          <table:table-cell table:style-name="តារាង1.A2" office:value-type="string">
            <text:p text:style-name="P10">នទ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ទី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ទឹង, ទន្លេ ។ កុន្នទី <text:s/>ស្ទឹង​ឬ​ទន្លេ​តូច; មហា​នទី <text:s text:c="2"/>ស្ទឹង​ឬ​ទន្លេ​ធ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២៨</text:p>
          </table:table-cell>
          <table:table-cell table:style-name="តារាង1.A2" office:value-type="string">
            <text:p text:style-name="P10">នន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ដែល​មាន​រាង​រល; ដែល​នៅ​កណ្ដាល​វាល​ឥត​អ្វី​បិទ​បាំង, ធ្លាំង : រាង​ននល; ស្រាត​ននល, លែង​ខ្លួន​ននល ។ ននល​គក <text:s/>ដែល​ននល​ស្រដៀង​នឹង​មាន់​គក ឬ​ននល​ជ្រងក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នលគក</text:p>
          </table:table-cell>
        </table:table-row>
        <table:table-row>
          <table:table-cell table:style-name="តារាង1.A2" office:value-type="string">
            <text:p text:style-name="P8">៥៧២៩</text:p>
          </table:table-cell>
          <table:table-cell table:style-name="តារាង1.A2" office:value-type="string">
            <text:p text:style-name="P10">ននៀ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ប្រមៀល​ខ្លួន​ឯង​នៅ​ទី​ផ្ទៃ : ក្មេង​ននៀល​ដី, ក្របី​ននៀល​ភក់ ។ <text:s/>ព. ប្រ. វា​ននៀល​នៅ​ហ្នឹង គឺ​ថា​ក្រាញ​នៅ​ហ្នឹង​មិន​ព្រម​ទ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០</text:p>
          </table:table-cell>
          <table:table-cell table:style-name="តារាង1.A2" office:value-type="string">
            <text:p text:style-name="P10">ននោ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វល្លិ​ដំណាំ​ឡើង​ទ្រើង មាន​ផ្លែ​ជា​អាហារ; មាន​ច្រើន​ប្រភេទ​គឺ ននោង​ជ្រុង, ននោង​ទេស, ននោង​សាញ <text:s/>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នោង​ជ្រុង, ននោង​ទេស ននោង​សាញ</text:p>
          </table:table-cell>
        </table:table-row>
        <table:table-row>
          <table:table-cell table:style-name="តារាង1.A2" office:value-type="string">
            <text:p text:style-name="P8">៥៧៣១</text:p>
          </table:table-cell>
          <table:table-cell table:style-name="តារាង1.A2" office:value-type="string">
            <text:p text:style-name="P10">ននោង​ព្រ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វល្លិ​មាន​ផ្លែ​ដូច​ជា​ននោង​ដែរ​សម្រាប់​យក​ផ្លែ​ធ្វើ​ថ្នាំ​កក់​ស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២</text:p>
          </table:table-cell>
          <table:table-cell table:style-name="តារាង1.A2" office:value-type="string">
            <text:p text:style-name="P10">នន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2">រលះ, រលះរលាំង ដោយ​អាការ​អង់អាច​ឥត​ក្រែង : ដើរ​ននះ, ដើរ​ននះ​ចុះ​ននះ​ឡើង; ដំណើរ​ននះ <text:s/>(សរសេរ​ក្លាយ​ជា រនះ ក៏​ម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៣</text:p>
          </table:table-cell>
          <table:table-cell table:style-name="តារាង1.A2" office:value-type="string">
            <text:p text:style-name="P10">ននះនរនា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នា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2">គគាត​គឃ្លើន, អង់អាច​កាត់​ជំនុំ​ចំណោម​ឥត​កោត​ក្រែង : ដើរ​ននះ​នរនាទ; ដំណើរ​ននះ​នរនាទ <text:s/>(សរសេរ​ក្លាយ​ជា<text:span text:style-name="T2"> រនះ​រនាទ <text:s/>ក៏​មាន ។ ម. ព. នរនាទ និង គគាត ផង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៤</text:p>
          </table:table-cell>
          <table:table-cell table:style-name="តារាង1.A2" office:value-type="string">
            <text:p text:style-name="P10">ន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នប​កន្ទេល​សម្រាប់​ចូល​ដេក​កណ្ដាល​វាល​បង្ការ​មិន​ឲ្យ​មូស​ខាំ មិន​ឲ្យ​ទឹក​សន្សើម​ធ្លាក់​មក​ត្រូវ​ខ្លួន : ដេក​នប <text:s/>គឺ ដេក​ក្នុង​ន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៥</text:p>
          </table:table-cell>
          <table:table-cell table:style-name="តារាង1.A2" office:value-type="string">
            <text:p text:style-name="P10">នប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កន្តុប, ត្រមុល : ស្នែង​ន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៦</text:p>
          </table:table-cell>
          <table:table-cell table:style-name="តារាង1.A2" office:value-type="string">
            <text:p text:style-name="P10">នបុំសក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ប៉ុង-សៈ ក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ខ្ទ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៧</text:p>
          </table:table-cell>
          <table:table-cell table:style-name="តារាង1.A2" office:value-type="string">
            <text:p text:style-name="P10">នបុំសកលិង្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ប៉ុង-សៈ កៈលិង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េទ​កណ្ដាល គឺ​មិន​មែន​ប្រុស​មិន​មែន​ស្រី (ពាក្យ​សម្រាប់​ប្រើ​ក្នុង​វេយ្យាករណ៍ សំ. ប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៣៨</text:p>
          </table:table-cell>
          <table:table-cell table:style-name="តារាង1.A2" office:value-type="string">
            <text:p text:style-name="P10">នព្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ប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ប. សំ.</text:p>
          </table:table-cell>
          <table:table-cell table:style-name="តារាង1.D2" office:value-type="string">
            <text:p text:style-name="P2">(នវ) ប្រាំ​បួន (៩) ។ គុ. ថ្មី (មិន​សូវ​ប្រើ) ។ នព្វគុណ (នប់ពៈគុន) ន. ឬ គុ. (សំ. បា. នវ + គុណ <text:s/>“គុណ​ដោយ​ចំណែក​ប្រាំ​បួន”) ឈ្មោះ​មាស​ទឹក ៩ : មាស​នព្វគុណ ។ នព្វគ្រោះ (នប់ពៈ--) ន. (សំ. នវ+គ្រហ) ឈ្មោះ​ផ្កាយ​គ្រោះ​ទាំង​ប្រាំ​បួន​គឺ​រាប់​ព្រះ​អាទិត្យ, ព្រះ​ចន្ទ បញ្ចូល​ផង​ជា​ពីរ, និង​ផ្កាយ អង្គារ, ពុធ, ព្រហស្បតិ៍, សុក្រ, សៅរ៍, រាហុ៍, កេតុ គ្រប់​ជា​៩ ។ នព្វន្ត (នប់-ពន់) ន. (បា. នវ + អន្ត &gt; នវន្ត <text:s/>“វិជ្ជា​លេខ​មាន ៩ ជា​ទី​បំផុត”) ឈ្មោះ​វិជ្ជា​បំបែក​លេខ​តាំង​ពី​មួយ​ដល់​ប្រាំ​បួន : ក្បួន​នព្វន្ត, លេខ​នព្វន្ត, រៀន​នព្វន្ត ។ នព្វរ័តន៍ ឬ នព្វរត្ន (នប់-ពៈរ័ត) ន. (បា. នវ+រតន; សំ. នវ + រត្ន) រតនៈ ៩ ប្រការ​គឺ មុក្តា, បទុមរាគ (ទទឹម), បុស្សរាគ (ប៊ុត), ពេជ្រ, មរកត, ពៃទូរ្យ, ប្រពាល, កណ្ដៀង, ផលិក ។ នព្វលោកុត្តរ (នប់ពៈលោកុត-តៈរ៉ៈ ឬ--កុត-ដ) ន. (សំ. បា. នវ--) ធម៌​ចម្លង​សត្វ​ឲ្យ​ឆ្លង​ផុត​ចាក​លោក គឺ​មគ្គ ៤ ផល ៤ និព្វាន ១; ហៅ​ឲ្យ​ពេញ​ថា នព្វលោកុត្តរ​ធម៌ ។ នព្វលោកុត្តរ​ធម៌ (នប់ពៈលោកុត-តៈរ៉ៈ ធ័រ) ន. (ដូច​គ្នា​នឹង (នព្វលោកុត្តរ ដែរ) ។ នព្វស័ក ន. ឬ គុ. ស័កទី ៩ ក្នុង​ចំនួន ១០ ឆ្នាំ (ម. ព. ស័ក ផង)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ព្វគុណ</text:p>
            <text:p text:style-name="P2">នព្វគ្រោះ</text:p>
            <text:p text:style-name="P2">នព្វន្ត </text:p>
            <text:p text:style-name="P2">នព្វរ័តន៍</text:p>
            <text:p text:style-name="P2">នព្វលោកុត្តរ</text:p>
            <text:p text:style-name="P2">នព្វលោកុត្តរ​ធម៌ </text:p>
            <text:p text:style-name="P2">នព្វស័ក </text:p>
          </table:table-cell>
        </table:table-row>
        <table:table-row>
          <table:table-cell table:style-name="តារាង1.A2" office:value-type="string">
            <text:p text:style-name="P8">៥៧៣៩</text:p>
          </table:table-cell>
          <table:table-cell table:style-name="តារាង1.A2" office:value-type="string">
            <text:p text:style-name="P10">នភ​កេត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ៈកែត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ភ <text:s/>“ពពក, មេឃ, អាកាស” + កេតន <text:s/>“ទង់” ទង់​អាកាស គឺ​ព្រះ​អាទិត្យ, ថ្ងៃ (សម្រាប់​ប្រើ​ក្នុង​កាព្យ បើ​កវី​ត្រូវ​ការ​ប្រ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០</text:p>
          </table:table-cell>
          <table:table-cell table:style-name="តារាង1.A2" office:value-type="string">
            <text:p text:style-name="P10">នភ​ប្រា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ៈប្រាណ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ង្ហើម​អាកាស គឺ​ខ្យល់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១</text:p>
          </table:table-cell>
          <table:table-cell table:style-name="តារាង1.A2" office:value-type="string">
            <text:p text:style-name="P10">នភ​មណ្ឌ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ៈមន់</text:p>
            <text:p text:style-name="P1">ឌល់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ភោមណ្ឌល) មណ្ឌល​ពពក គឺ​ពពក​ដែល​មើល​ទៅ​ឃើញ​ដុំ​ៗ ដោយ​សង្កាត់​ៗ; អាកាស​ទាំងមូ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២</text:p>
          </table:table-cell>
          <table:table-cell table:style-name="តារាង1.A2" office:value-type="string">
            <text:p text:style-name="P10">នភ​មណ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ៈមៈនី ឬ នប់-- 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ភ + មណិ) កែវ​មណី​ព្ធដ៏​អាកាស គឺ​ព្រះ​អាទិត្យ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៣</text:p>
          </table:table-cell>
          <table:table-cell table:style-name="តារាង1.A2" office:value-type="string">
            <text:p text:style-name="P10">នភ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ភ) ពពក, មេឃ, អាកាស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៤</text:p>
          </table:table-cell>
          <table:table-cell table:style-name="តារាង1.A2" office:value-type="string">
            <text:p text:style-name="P10">នភាល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ភាលៃ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 </text:p>
          </table:table-cell>
          <table:table-cell table:style-name="តារាង1.D2" office:value-type="string">
            <text:p text:style-name="P2">(នភ + អាលយ) លំនៅ​ពពក គឺ​មេឃ, អាកាស : អណ្ដែត​ត្រសែត​កណ្ដាល​នភាល័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៥</text:p>
          </table:table-cell>
          <table:table-cell table:style-name="តារាង1.A2" office:value-type="string">
            <text:p text:style-name="P10">នភោធូម 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-</text:p>
          </table:table-cell>
          <table:table-cell table:style-name="តារាង1.D2" office:value-type="string">
            <text:p text:style-name="P1"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ភ <text:s/>“មេឃ, អាកាស” + ធូម “ផ្សែង”, ភ &gt; ភោ) ពពក​ដែល​រសាត់​មើល​ទៅ​ឃើញ​ដូច​ជា​ផ្សែង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៦</text:p>
          </table:table-cell>
          <table:table-cell table:style-name="តារាង1.A2" office:value-type="string">
            <text:p text:style-name="P10">នមស្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ម៉័ស-ស្កា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មក្ការ) កិរិយា​ថ្វាយ​បង្គំ, ការ​បង្អោន​កាយ​ក្រាប​ប្រណិប័ត; គំនាប់ : សូម​នមស្ការ​ចំពោះ​ព្រះ​រត្នត្រ័យ គឺ​ព្រះ​ពុទ្ធ, ព្រះ​ធម៌, ព្រះ​សង្ឃ 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៧</text:p>
          </table:table-cell>
          <table:table-cell table:style-name="តារាង1.A2" office:value-type="string">
            <text:p text:style-name="P10">ន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យ) ការ​ណែនាំ; អធិប្បាយ, សេចក្ដី​ពន្យល់; ហេតុ, ទំនង, លំនាំ... : គួរ​អ្នក​យល់​តាម​ន័យ​នេះ​ចុះ ព្រោះ​ត្រឹមត្រូវ​គួរ​យល់​បាន​ហើយ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៨</text:p>
          </table:table-cell>
          <table:table-cell table:style-name="តារាង1.A2" office:value-type="string">
            <text:p text:style-name="P10">នយ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យៈន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យន) ភ្នែក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៤៩</text:p>
          </table:table-cell>
          <table:table-cell table:style-name="តារាង1.A2" office:value-type="string">
            <text:p text:style-name="P10">នយ​នេ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យៈនេត</text:p>
          </table:table-cell>
          <table:table-cell table:style-name="តារាង1.D2" office:value-type="string">
            <text:p text:style-name="P1">សំ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យ + នេត្រ) ភ្នែក​ជា​ផ្លូវ; មនុស្ស​ឬ​គំនិត​ដែល​ទុក​ជា​ភ្នែក, ដែល​ស្នង​ភ្នែក (ម. ព. ន័យ និង នេត្រ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០</text:p>
          </table:table-cell>
          <table:table-cell table:style-name="តារាង1.A2" office:value-type="string">
            <text:p text:style-name="P10">នយ​លក្ខណ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យៈល័ក</text:p>
            <text:p text:style-name="P1">ខ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យ + លក្ខណ) លក្ខណៈ​នៃ​សេចក្ដី​ពន្យល់ គឺ​ការ​យោង​លេខ​ត្រង់​ពាក្យ​ណា​មួយ​នៃ​ទំព័រ​សៀវភៅ ហើយ​សរសេរ​ដាក់​ខាង​ក្រោម ដើម្បី​ពន្យល់​ពាក្យ​នោះ​ៗ​ដែល​មាន​ន័យ​ផ្សេង​គ្នា​ជាដើម : ពាក្យ​នេះ គប្បី​ធ្វើ​នយលក្ខណៈ​ផង ទើប​គេ​អាច​យល់​បាន​ដោយ​ងាយ (បារ. <text:span text:style-name="T3">Renvoi រ៉ង្វ័រ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១</text:p>
          </table:table-cell>
          <table:table-cell table:style-name="តារាង1.A2" office:value-type="string">
            <text:p text:style-name="P10">នយោប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យ + ឧបាយ) ឧបាយ​ក្នុង​ការ​ណែនាំ, កល​ល្បិច​ឬ​មេ​គំនិត​ដែល​គេ​ផ្ដើម​ឡើង ដើម្បី​ដឹក​នាំ​ជន​ដទៃ​ឲ្យ​ប្រព្រឹត្ត​ទៅ​រក​ទី​ដៅ​យ៉ាង​នេះ ឬ​យ៉ាង​នោះ, កិច្ចការ​ដែល​ទាក់ទង​ដោយ​ការ​គ្រប់គ្រង​រដ្ឋ : គប្បី​ដើរ​តាម​មាគ៌ា​នយោបាយ​នៃ​រដ្ឋ​បុរ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២</text:p>
          </table:table-cell>
          <table:table-cell table:style-name="តារាង1.A2" office:value-type="string">
            <text:p text:style-name="P10">នរ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) មនុស្ស, ជន ។ ឥត្ថី. នារី ។ (ព. កា.) : នរៈ​នារី ត្រូវ​ខំ​សំភី​ រៀន​សូត្រ​រាល់​គ្នា ទាន់​ខ្លួន​នៅ​ក្មេង កុំ​លះ​វេលា ដល់​ចាស់​ជរា អ្នក​នឹង​ធូរ​ចិត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៣</text:p>
          </table:table-cell>
          <table:table-cell table:style-name="តារាង1.A2" office:value-type="string">
            <text:p text:style-name="P10">នរ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៏រក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ី​អបាយ​ភូមិ​ឬ​អធោលោក ដែល​មាន​រណ្ដៅ​ជា​លំនៅ​នៃ​សត្វ​មាន​បាប​នៅ​រង​ទុក្ខ​តាម​កម្លាំង​កម្ម​ដែល​ខ្លួន​ធ្វើ : ចុះ​នរក, ធ្លាក់​នរ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៤</text:p>
          </table:table-cell>
          <table:table-cell table:style-name="តារាង1.A2" office:value-type="string">
            <text:p text:style-name="P10">នរក​កុ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កៈកុន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ណ្ដៅ​នរ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៥</text:p>
          </table:table-cell>
          <table:table-cell table:style-name="តារាង1.A2" office:value-type="string">
            <text:p text:style-name="P10">នរ​ឃា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ំពើ​ពិឃាត​មនុស្ស ។ វេវចនៈ មនុស្ស​ឃា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៦</text:p>
          </table:table-cell>
          <table:table-cell table:style-name="តារាង1.A2" office:value-type="string">
            <text:p text:style-name="P10">នរ​ឃាត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ឃាតៈ</text:p>
            <text:p text:style-name="P1">កៈ ឬ--ដក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ឃាតក) អ្នក​ពិឃាត​មនុស្ស (ព. កា. ប្រើ​ជា នរឃាតក៍ <text:s/>អ. ថ. នៈរៈឃាត ក៏​បាន) ។ វេវ. មនុស្ស​ឃាត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៧</text:p>
          </table:table-cell>
          <table:table-cell table:style-name="តារាង1.A2" office:value-type="string">
            <text:p text:style-name="P10">នរ​ឃាត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ឃាតៈ ក័ម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ំពើ​ពិឃាត​មនុស្ស ។ វេវ. នរឃាត, មនុស្ស​ឃាត, មនុស្ស​ឃាត​កម្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៨</text:p>
          </table:table-cell>
          <table:table-cell table:style-name="តារាង1.A2" office:value-type="string">
            <text:p text:style-name="P10">នរ​ជា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ជា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ជាតិ​មនុស្ស, មនុស្ស, ជន (ពាក្យ​នេះ​មាន​ន័យ​ដូច​គ្នា​នឹង នរៈ <text:s/>ដែ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៥៩</text:p>
          </table:table-cell>
          <table:table-cell table:style-name="តារាង1.A2" office:value-type="string">
            <text:p text:style-name="P10">នរ​ជេដ្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ជេត</text:p>
          </table:table-cell>
          <table:table-cell table:style-name="តារាង1.D2" office:value-type="string">
            <text:p text:style-name="P1">បា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នុស្ស​ដែល​ជា​ធំ, ជា​ចម្បង​ជាង​ពួក​មនុស្ស​លោក (ព្រះ​រាជា)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០</text:p>
          </table:table-cell>
          <table:table-cell table:style-name="តារាង1.A2" office:value-type="string">
            <text:p text:style-name="P10">នរណ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-ណា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ើ​ជា​បុច្ឆា​សព្វនាម​ថា មនុស្ស​ណា ? អ្នក​ណា ?; នរណា​ដើរ​នុ៎ះ ?; ឯង​ទៅ​ជាមួយ​នឹង​នរណា ? (ប្រើ​បាន​ចំពោះ​តែ​ជាមួយ​នឹង ណា <text:s/>ប៉ុណ្ណោះ​ឯង, ពុំ​ដែល​ប្រើ​ជា​មួយ​នឹង​ពាក្យ នុះ ឬ នោះ ថា នរ​នុះ ឬ នរ​នោះ <text:s/>ផង​ទេ, បើ នរៈ ឬ អ្នក <text:s/>ប្រើ​បាន : នរៈ​នុះ, អ្នក​នោះ) ។ ម. ព. <text:s/>នរៈ និង នរូ ទៀត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១</text:p>
          </table:table-cell>
          <table:table-cell table:style-name="តារាង1.A2" office:value-type="string">
            <text:p text:style-name="P10">នរ​ទេ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ទេប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 + ទេវ) ទេវតា​របស់​មនុស្ស (ក្សត្រ​ទ្រង់​រាជ្យ); ពិទ្យាធ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២</text:p>
          </table:table-cell>
          <table:table-cell table:style-name="តារាង1.A2" office:value-type="string">
            <text:p text:style-name="P10">នរ​នាថ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នាត ឬ ន-រៈនា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នុស្ស​ដែល​ជា​ទី​ពំនាក់​របស់​ពួក​មនុស្ស, ម្ចាស់​នៃ​ពួក​មនុស្ស (ព្រះ​រាជា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៣</text:p>
          </table:table-cell>
          <table:table-cell table:style-name="តារាង1.A2" office:value-type="string">
            <text:p text:style-name="P10">នរ​នាថ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ត្រី​ដែល​ជា​ទី​ពំនាក់​របស់​ពួក​មនុស្ស, ស្ត្រី​ជា​ម្ចាស់​នៃ​ពួក​មនុស្ស (ព្រះ​អគ្គ​មហេសី, សម្ដេច​ព្រះ​មហា​ក្សត្រិយានី ឬ​សម្ដេច​ព្រះ​វរ​រាជ​ជននី​នៃ​ក្សត្រ​ទ្រង់​រាជ្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៤</text:p>
          </table:table-cell>
          <table:table-cell table:style-name="តារាង1.A2" office:value-type="string">
            <text:p text:style-name="P10">នរ​នា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នា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បន្លឺ​ឬ​កម្ទរ​សំដី​របស់​នរ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៥</text:p>
          </table:table-cell>
          <table:table-cell table:style-name="តារាង1.A2" office:value-type="string">
            <text:p text:style-name="P10">នរ​ប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ប៉ដី ឬ ន៏រប់ប៉ដី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បតិ; ន្ឫបតិ) ម្ចាស់​នៃ​ពួក​មនុស្ស (ក្សត្រ​ទ្រង់​រាជ្យ) ។ ព្រះ​បាទ​កុវេរៈ គឺ​ព្រះ​បាទ​វេស្សវ័ណ ។ ប្រើ​ឃ្លាត​ក្លាយ​ជា ន្របតី ត្រូវ​ឈប់​លែង​ប្រើ​ត​ទៅ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៦</text:p>
          </table:table-cell>
          <table:table-cell table:style-name="តារាង1.A2" office:value-type="string">
            <text:p text:style-name="P10">នរ​ពិស្វ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-ពិស ឬ នៈរៈ-ពឹស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វិស្វណ) អ្នក​ស៊ី​មនុស្ស (ភូត, បិសាច, អារក្ស​ទឹក, អាប, ព្រាយ..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៧</text:p>
          </table:table-cell>
          <table:table-cell table:style-name="តារាង1.A2" office:value-type="string">
            <text:p text:style-name="P10">នរ​សីហ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សីហៈ ឬ -សី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សីហ; ន្ឫសឹហ) មនុស្ស​អ្នក​ប្រសើរ, មនុស្ស​ជា​ចម្បង, សិង្ហ​របស់​មនុស្ស (ព្រះ​សម្មាសម្ពុទ្ធ) ។ នាម​របស់​វិស្ណុ​ក្នុង​កំណើត​ទី ៤ គឺ​កាល​ដែល​វិស្ណុ​មក​កើត​ដោយ​ជាតិ​មាន​ខ្លួន​ជា​មនុស្ស មាន​ក្បាល​ជា​សិង្ហ ហៅ​ថា នរ​សីហៈ, នរ​សីហ៍ ឬ នរ​សិង្ហ (លទ្ធិ​ព្រាហ្មណ៍) ។</text:p>
          </table:table-cell>
          <table:table-cell table:style-name="តារាង1.D2" office:value-type="string">
            <text:p text:style-name="P3">នរ​សីហ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៨</text:p>
          </table:table-cell>
          <table:table-cell table:style-name="តារាង1.A2" office:value-type="string">
            <text:p text:style-name="P10">នរ​សឹហ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ៈសឹងហៈឬ --សឹង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្ឫសឹហ) ដូច​គ្នា​នឹង នរ​សីហៈ (ម. ព. នោះ) ។</text:p>
          </table:table-cell>
          <table:table-cell table:style-name="តារាង1.D2" office:value-type="string">
            <text:p text:style-name="P3">នរ​សិង្ហ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៦៩</text:p>
          </table:table-cell>
          <table:table-cell table:style-name="តារាង1.A2" office:value-type="string">
            <text:p text:style-name="P10">នរាធិបតិន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ាធិប៉ៈដិន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 + អធិបតិ + ឥន្ទ; នរាធិបតេន្រ្ទ) ដូច​គ្នា​នឹង នរាធិបតី ដែរ សម្រាប់​ប្រើ​ក្នុង​កាព្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០</text:p>
          </table:table-cell>
          <table:table-cell table:style-name="តារាង1.A2" office:value-type="string">
            <text:p text:style-name="P10">នរាធិ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ធិប ឬ --ប៉ៈដី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ាធិប, នរាធិបតិ) អ្នក​ដែល​ជា​ធំ, ជា​ម្ចាស់​លើ​អស់​ជន (ក្សត្រ​ទ្រង់​រាជ្យ) ។</text:p>
          </table:table-cell>
          <table:table-cell table:style-name="តារាង1.D2" office:value-type="string">
            <text:p text:style-name="P3">នរាធិបត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១</text:p>
          </table:table-cell>
          <table:table-cell table:style-name="តារាង1.A2" office:value-type="string">
            <text:p text:style-name="P10">នរាស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ាសៈភៈ ឬ នៈរាសប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នុស្ស​អ្នក​ប្រសើរ, ឧសភ​របស់​មនុស្ស (ព្រះ​សម្មាសម្ពុទ្ធ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២</text:p>
          </table:table-cell>
          <table:table-cell table:style-name="តារាង1.A2" office:value-type="string">
            <text:p text:style-name="P10">នរិន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ិន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េន្ទ្រ) អ្នក​ដែល​ជា​ធំ​លើ​អស់​ជន, ដែល​ជា​ម្ចាស់​នៃ​មនុស្ស (ក្សត្រ​ទ្រង់​រាជ្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៣</text:p>
          </table:table-cell>
          <table:table-cell table:style-name="តារាង1.A2" office:value-type="string">
            <text:p text:style-name="P10">នរូ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ូ ឬ ន-រូ</text:p>
          </table:table-cell>
          <table:table-cell table:style-name="តារាង1.D2" office:value-type="string">
            <text:p text:style-name="P1">សំ. បា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គឺ​ក្លាយ​មក​ពី នរោ; នរ &gt; នរោ) មនុស្ស, ជន : នរូ​បុរស​ស្រ្តី​ណា​មួយ...។ នរូ​អ្នក​ណា <text:s/>ទោះ​យក​អាត្មា ចូល​សាសន៍​ពុទ្ធ​រត្ន ចូរ​ធ្វើ​ឲ្យ​ត្រង់ ដោយ​នូវ​បន្ទាត់ ហៅ​ស្វែង​សម្បត្តិ យក​ផ្លូវ​និព្វាន (សាស្ត្រា​ច្បាប់​ក្រ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៤</text:p>
          </table:table-cell>
          <table:table-cell table:style-name="តារាង1.A2" office:value-type="string">
            <text:p text:style-name="P10">នរេន្រ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េន</text:p>
          </table:table-cell>
          <table:table-cell table:style-name="តារាង1.D2" office:value-type="string">
            <text:p text:style-name="P1"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ូច​គ្នា​នឹង នរិន្ទ (ម. ព. នេ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៥</text:p>
          </table:table-cell>
          <table:table-cell table:style-name="តារាង1.A2" office:value-type="string">
            <text:p text:style-name="P10">នរេសូ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េសូ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េស្វរៈ; នរិស្សរ) អ្នក​ដែល​ជា​ធំ​ជាង​អស់​ជន (ក្សត្រ​ទ្រង់​រាជ្យ) ។ ផ្លាស់ ស្វរ ជា សូ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៦</text:p>
          </table:table-cell>
          <table:table-cell table:style-name="តារាង1.A2" office:value-type="string">
            <text:p text:style-name="P10">នរោត្ត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រោត-តៈ ម៉ៈ ឬ នៈរោត-ដំ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រ + ឧត្តម &gt; នរោត្តម) ដែល​ឧត្តម​ជាង​អស់​មនុស្ស ។ ន. ព្រះ​បរម​នាម​នៃ​ព្រះ​រាជា​មួយ​អង្គ​ក្នុង​កម្ពុជ​រដ្ឋ ដែល​ទ្រង់​រាជ្យ​មុន​ព្រះ​បាទ​សម្ដេច​សិរី​សុវត្ថិ (ស៊ីសុវត្ថិ); ព្រះ​នាម​ដើម​ជា ព្រះ​អង្គ​ម្ចាស់​រាជាវតី, ជា​ព្រះ​រាជ​បុត្រ​នៃ​ព្រះ​បាទ​សម្ដេច​ព្រះ​ហរិរក្សរាមា... (ព្រះ​បរម​កោដ្ឋ); ព្រះ​នាម​ក្នុង​រាជ្យ​ជា ព្រះ​បាទ​សម្ដេច​ព្រះ​នរោត្ដម​បរម​រាម​ទេវាវតារ...ព្រះ​ចៅ​ក្រុង​កម្ពុជាធិបតី; ព្រះ​មរណ​នាម​ជា <text:s/>ព្រះ​សុវណ្ណ​កោដ្ឋ, <text:s/>គេ​តែង​និយាយ​ថា កាល​ពី​ក្នុង​រាជ​ព្រះ​ករុណា​ព្រះ​បាទ​សម្ដេច​ព្រះ​នរោត្តម...ឬ​ថា...ព្រះ​ករុណា​ព្រះ​នរោត្តម...ឬ​ក៏...ហ្លួង​នរោត្តម...ពុំនោះ​ថា<text:span text:style-name="T2">...ព្រះ​ករុណា​ព្រះ​សុវណ្ណ​កោដ្ឋ ឬ​ក៏​ថា...ហ្លួង​សុវណ្ណ​កោដ្ឋ...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៧</text:p>
          </table:table-cell>
          <table:table-cell table:style-name="តារាង1.A2" office:value-type="string">
            <text:p text:style-name="P10">នលាដ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លាដៈ ឬ នៈលាត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លាដ <text:s/>ឬ លលាដ; លលាដ) ថ្ងាស; (រ. ស.) ព្រះ​នលាដ (ថ្ងាស​ក្សត្រ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៨</text:p>
          </table:table-cell>
          <table:table-cell table:style-name="តារាង1.A2" office:value-type="string">
            <text:p text:style-name="P10">នវនី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វ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ឹក​ដោះ​សាប, ទឹក​ដោះ​ខាប់ : នវនីត​ជា​ភេសជ្ជៈ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៧៩</text:p>
          </table:table-cell>
          <table:table-cell table:style-name="តារាង1.A2" office:value-type="string">
            <text:p text:style-name="P10">នវ​មាលិ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វ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្លិះ​រួត ៩ ស្រទាប់ ។ សម្រាប់​ប្រើ​ក្នុង​កាព្យ : នវមាលិកា បញ្ចេញ​បុប្ផា ក្រអូប​សាយ​សព្វ ពិដោរ​គន្ធា ដូច​ជា​ទឹក​អប់ គួរ​ជន​ផង គាប់​ចិត្ត​ដាំ​ក្បែរ​ផ្ទះ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០</text:p>
          </table:table-cell>
          <table:table-cell table:style-name="តារាង1.A2" office:value-type="string">
            <text:p text:style-name="P10">នវាគ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វាគៈតៈ ឬ​នៈវាគត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(នវ <text:s/>“ថ្មី”+ អាគត “មក, ដែល​មក, ដែល​ទើប​មក”) ដែល​ទើប​មក​ថ្មី; មនុស្ស​ឬ​អ្វី​ៗ​ដែល​ទើប​មក​ដល់​ថ្មី​ៗ : មនុស្ស​ទាំងអស់​ហ្នឹង សុទ្ធ​តែ​ជា​ជន​នវាគត គេ​មក​ជួយ​បុណ្យ​កឋិន​យើង ។ <text:s/>(ព. កា.) : មិត្រ​ហ្នឹង​ជា​ជន​នវាគត មក​មាន​កំណត់​កាល​វេលា គួរ​យើង​ទាំង​អស់​ស្រុះ​ចិត្ត​គ្នា នាំ​ពា​គួរ​សម​រក​គេ​ផង ។ <text:s/>វេវ. អាគន្ដុ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១</text:p>
          </table:table-cell>
          <table:table-cell table:style-name="តារាង1.A2" office:value-type="string">
            <text:p text:style-name="P10">នវាគត​ភណ្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វាគៈតៈភ័ន</text:p>
          </table:table-cell>
          <table:table-cell table:style-name="តារាង1.D2" office:value-type="string">
            <text:p text:style-name="P1">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វ <text:s/>“ថ្មី” + អាគត <text:s/>“ដែល​ទើប​មក” + ភណ្ឌ <text:s/>“របស់...”) របស់​ដែល​ទើប​មក​ដល់​ថ្មី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២</text:p>
          </table:table-cell>
          <table:table-cell table:style-name="តារាង1.A2" office:value-type="string">
            <text:p text:style-name="P10">នវុ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ប. សំ.</text:p>
          </table:table-cell>
          <table:table-cell table:style-name="តារាង1.D2" office:value-type="string">
            <text:p text:style-name="P2">កៅសិប (៩០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៣</text:p>
          </table:table-cell>
          <table:table-cell table:style-name="តារាង1.A2" office:value-type="string">
            <text:p text:style-name="P10">នវោត្បន្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វោត-ត្ប័ន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(នវ <text:s/>“ថ្មី” + ឧត្បន្ន “ដែល​ទើប​កើត”, ឧ &gt; ឱ = នវោត្បន្ន; នវុប្បន្ន) ដែល​ទើប​កើត​ថ្មី; អ្វី​ៗ​ដែល​ទើប​កើត​ថ្មី, របស់​ទំនើប : របស់​នវោត្បន្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៤</text:p>
          </table:table-cell>
          <table:table-cell table:style-name="តារាង1.A2" office:value-type="string">
            <text:p text:style-name="P10">នហានោទ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ហានោ</text:p>
            <text:p text:style-name="P1">ទក់ ឬ នៈហានោទៈ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ហាន “ការ​ងូត, សម្រាប់​ងូត” + ឧទក “ទឹក”, ឧ &gt; ឱ = នហានោ​ទក) ទឹក​សម្រាប់​ងូត, ទឹក​ងូត; (រ. ស.) ព្រះ​នហោនោ​ទក (ទឹក​ស្រង់ សម្រាប់​ក្សត្រ​ទ្រង់​រាជ្យ) : ថ្វាយ​ព្រះ​នហានោ​ទក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៥</text:p>
          </table:table-cell>
          <table:table-cell table:style-name="តារាង1.A2" office:value-type="string">
            <text:p text:style-name="P10">នហារ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ស្នាយុ) សរសៃ (ក្នុង​កាយ​មនុស្ស-សត្វ), សរសៃ​ឈាម; (រ. ស.) ព្រះ​នហារុ (ម. ព. ធមនី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៦</text:p>
          </table:table-cell>
          <table:table-cell table:style-name="តារាង1.A2" office:value-type="string">
            <text:p text:style-name="P10">នហុ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ប. សំ.</text:p>
          </table:table-cell>
          <table:table-cell table:style-name="តារាង1.D2" office:value-type="string">
            <text:p text:style-name="P2">ម៉ឺន (១០.០០០) ។ ចំនួន​មួយ​រយ​សែន​កោដិ​បកោដិ ក៏​ហៅ នហុត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៧</text:p>
          </table:table-cell>
          <table:table-cell table:style-name="តារាង1.A2" office:value-type="string">
            <text:p text:style-name="P10">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ព្ធដ៏, ឯ, ត្រង់ : នា​អាកាស, នា​ទ្រូង​ផ្លូវ, នា​ដង​ព្រ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៨</text:p>
          </table:table-cell>
          <table:table-cell table:style-name="តារាង1.A2" office:value-type="string">
            <text:p text:style-name="P10">នា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សំខ្យា​នុគ្រោះ) ពាក្យ​សម្រាប់​ប្រើ​ដាក់​ខាង​ចុង​សំខ្យា ដើម្បី​ឲ្យ​ដឹង​ចំនួន​មនុស្ស : ប្រុស​មួយ​នាក់, ស្រី​ពីរ​នាក់, ក្នុង​ផ្ទះ​នេះ​មាន​មនុស្ស​ប៉ុន្មាន​នាក់ ?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៨៩</text:p>
          </table:table-cell>
          <table:table-cell table:style-name="តារាង1.A2" office:value-type="string">
            <text:p text:style-name="P10">នាក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កាល, កាល​ដែល, កាល​បើ : នា​កាល​ព្រះ​អាទិត្យ​អស្ដង្គត​ទៅ​ហើយ ព្រះ​ចន្ទ្រ​ក៏​រះ​ឡើង (ក្នុង សុក្កប័ក្ខ គឺ​ខាង​ខ្នើត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០</text:p>
          </table:table-cell>
          <table:table-cell table:style-name="តារាង1.A2" office:value-type="string">
            <text:p text:style-name="P10">នា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ប្រសើរ, ចម្បង, បរិសុទ្ធ ។ ព្រះ​សព្វញ្ញុពុទ្ធ, ព្រះ​បច្ចេកពុទ្ធ, ព្រះ​អរហន្ត​ទាំងអស់​ហៅ​ថា នាគ ព្រោះ​លោក​លះលែង​ធ្វើ​បាប​ដោយ​ដាច់​ខាត​ហើយ ។ អនាគាមិ​បុគ្គល ក៏​ហៅ​ថា នាគ <text:s/>ព្រោះ​លោក​លែង​អន្ទោល​វិល​ត្រឡប់​មក​កើត​ក្នុង​លោក​នេះ​ទៀត​ហើយ ។ អរិយ​បុគ្គល​ដែល​បាន​សម្រេច​ស្រោតា​និង​សកិទាគា ក៏​ហៅ​ថា នាគ <text:s/>ព្រោះ​លោក​ខ្ពើម​ខ្លាច​រអា​ចំពោះ​អំពើ​អាក្រក់​ពិត​ប្រាកដ​ហើយ ។ បុគ្គល​ជា​បុថុជ្ជន​ណា​មួយ ដែល​កើត​មាន​សេចក្ដី​អៀន​ខ្មាស ខ្លាច​បាប​ខំ​ប្រឹង​ប្រព្រឹត្ត​ចៀស​ចាក​ទុច្ចរិត ក៏​ហៅ​ថា នាគ <text:s text:c="2"/>។ កុលបុត្រ​ដែល​មាន​សេចក្ដី​ធុញ​ទ្រាន់​ចំពោះ​ការ​នៅ​គ្រប់គ្រង​ផ្ទះ មាន​ចិត្ត​ជ្រះថ្លា​ចូល​ទៅ​សូម​ផ្នួស​បួស​សំណាក់​ក្នុង​ព្រះ​ពុទ្ធ​សាសនា ក៏​ហៅ​ថា នាគ ព្រោះ​អ្នក​នោះ​ផ្គង​គំនិត​បម្រុង​នឹង​ប្រព្រឹត្ត​ព្រហ្មចរិយ​ធម៌​សម្រាប់​បព្វជិត ។ ដំរី​ដែល​មាន​រូប​រាង​ស័ក្តិសម​ប្រសើរ​ក៏​ហៅ​ថា នាគ ។ ពស់​ដែល​មាន​អានុភាព​ចម្បង ក៏​ហៅ​ថា នាគ ។ ដើម​ខ្ទឹង, សំណ ក៏​ហៅ​ថា នាគ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១</text:p>
          </table:table-cell>
          <table:table-cell table:style-name="តារាង1.A2" office:value-type="string">
            <text:p text:style-name="P10">នាគ​ទ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គៈទ័ន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្លុក​ដំរី ។ ដៃ​កែវ (សម្រាប់​ពាក់, ព្យួរ​អ្វី​ៗ) : ព្យួរ​អាវ​នឹង​នាគ​ទន្ត <text:s text:c="2"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២</text:p>
          </table:table-cell>
          <table:table-cell table:style-name="តារាង1.A2" office:value-type="string">
            <text:p text:style-name="P10">នាគ​ប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គៈបាស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គបាឝ) អន្ទាក់​ជា​នាគ​ឬ​នាគ​ដែល​ជា​អន្ទាក់, ជា​ចំណង (នាគ​ដែល​កើត​ដោយ​អំណាច​ឫទ្ធិ​ផ្លែង​សរ​របស់​ឥន្ទ្រជិត; មាន​និយាយ​ក្នុង​រឿង​ចម្បាំង​រាមកេរ្តិ៍); ចំណង​ដែល​គេ​ចង​ទាក់​ឆ្វាក់​បែប​ដូច​ជា​ពស់​ថ្លាន់​រួតរួប​ព័ទ្ធ​រឹត ក៏​អាច​ហៅ​ថា នាគបាស <text:s/>បាន​ដែរ (ដោយ​ប្រៀបធៀប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៣</text:p>
          </table:table-cell>
          <table:table-cell table:style-name="តារាង1.A2" office:value-type="string">
            <text:p text:style-name="P10">នាគ​ប្រ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ក--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្រះ​ពុទ្ធ​រូប​មួយ​បែប មាន​រូប​នាគ​រាជ​មួយ​ពេន​ព័ទ្ធ​បើក​ពពារ​គ្រប​ប្រក់​ពី​លើ​ព្រះ​អង្គ; ធ្វើ​តាម​រឿង​តំណាល​កាល​ដែល​នាគ​រាជ​ឈ្មោះ​មុចលិន្ទ មក​សម្ដែង​អាការ​គោរព​ព្រះ​អង្គ​ពេញ ៧ ថ្ងៃ ក្នុង​ខាង​ក្រោយ​បន្ទាប់​ពេល​ដែល​ទ្រង់​បាន​ត្រាស់​អស់ ៣៥ ថ្ងៃ​រួច​មក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៤</text:p>
          </table:table-cell>
          <table:table-cell table:style-name="តារាង1.A2" office:value-type="string">
            <text:p text:style-name="P10">នាគ​ព័ន្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កព័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គ + ពន្ធ) ឈ្មោះ​សិលា​ប្រាសាទ​បុរាណ​មួយ ក្នុង​ពួក​ប្រាសាទ​ថ្ម នៅ​មហា​នគរ (នគរ​ធំ = អង្គរ​ធំ) ក្នុង​ខែត្រ​សៀមរាប មាន​លទ្ធិ​ពុទ្ធ​សាសនិក​អាចរិយវាទ (លទ្ធិ​មហា​យាន) ជា​ព័ស្ដុតាង ដោយ​មាន​រូប អវលោកិតេស្វរៈ <text:s/>និម្មិត​ខ្លួន​ជា​សេះ​វលាហក ស្រង់​មនុស្ស​ដែល​លង់​ទឹក​ក្នុង​មហា​សាគរ (ភព​វដ្ត​សំសារ) ឲ្យ​រួច​រស់​មាន​ជីវិត : ប្រាសាទ​នាគ​ព័ន្ធ ។ ឈ្មោះ​បទ​ភ្លេង​បុរាណ​របស់​ខ្មែរ​មួយ​មេ : ភ្លេង​នាគ​ព័ន្ធ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ភ្លេង​នាគ​ព័ន្ធ </text:p>
          </table:table-cell>
        </table:table-row>
        <table:table-row>
          <table:table-cell table:style-name="តារាង1.A2" office:value-type="string">
            <text:p text:style-name="P8">៥៧៩៥</text:p>
          </table:table-cell>
          <table:table-cell table:style-name="តារាង1.A2" office:value-type="string">
            <text:p text:style-name="P10">នាគ​មាណវ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គៈមាណៈវីឬ-ណៈវិក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នាង​នាគ​ដែល​និម្មិត​ខ្លួន​ជា​ស្រី​ក្រមុំ​មនុស្ស (មាន​និយាយ​តែ​ក្នុង​រឿង​រ៉ាវ​បុរាណ​និង​រឿង​ក្នុង​ពុទ្ធ​កាល) ។</text:p>
          </table:table-cell>
          <table:table-cell table:style-name="តារាង1.D2" office:value-type="string">
            <text:p text:style-name="P3">នាគ​មាណវិក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៦</text:p>
          </table:table-cell>
          <table:table-cell table:style-name="តារាង1.A2" office:value-type="string">
            <text:p text:style-name="P10">នាគ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នគរ​ទាំងឡាយ, ពួក​អ្នក​ក្រុង, បណ្ដា​ជន​អ្នក​នៅ​ទី​ក្នុង​ក្រ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៧</text:p>
          </table:table-cell>
          <table:table-cell table:style-name="តារាង1.A2" office:value-type="string">
            <text:p text:style-name="P10">នាគ​រា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ដេច​នា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៨</text:p>
          </table:table-cell>
          <table:table-cell table:style-name="តារាង1.A2" office:value-type="string">
            <text:p text:style-name="P10">នាគរ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គៈរិក ឬ -រិ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អ្នក​នៅ​ក្នុង​ក្រុង​ឬ​ដែល​នៅ​ក្នុង​ក្រុង ។ បើ​ស្រ្តី​ជា នាគ​រិក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៧៩៩</text:p>
          </table:table-cell>
          <table:table-cell table:style-name="តារាង1.A2" office:value-type="string">
            <text:p text:style-name="P10">នាគ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គៈ-</text:p>
          </table:table-cell>
          <table:table-cell table:style-name="តារាង1.D2" office:value-type="string">
            <text:p text:style-name="P1"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រី​អ្នក​ក្រុង; ស្រី​អ្នក​លេង​ឫកពា<text:span text:style-name="T1">​</text:span><text:span text:style-name="T5">ហ៊‌ឺហា </text:span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០</text:p>
          </table:table-cell>
          <table:table-cell table:style-name="តារាង1.A2" office:value-type="string">
            <text:p text:style-name="P10">នាគ​លោ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ៈ--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លោក​ជា​ទី​នៅ​នៃ​ពួក​នាគ, បាត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១</text:p>
          </table:table-cell>
          <table:table-cell table:style-name="តារាង1.A2" office:value-type="string">
            <text:p text:style-name="P10">នាគ​វិថ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ៈ--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វីថិ; នាគ​វីថិ <text:span text:style-name="T6">ឬ ព្ធរាវត​វីថិ) ផ្លូវ​ដំរី គឺ​ផ្លូវ​ដែល​ព្រះ​ចន្ទ្រ​ចរ​ត្រង់​ចន្លោះ​នៃ​ផ្កាយ​ភរណី គឺ​ផ្កាយ​យាម​នង្គ័ល និង​ផ្កាយ​ក្រឹត្តិកា គឺ​ផ្កាយ​កូន​មាន់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២</text:p>
          </table:table-cell>
          <table:table-cell table:style-name="តារាង1.A2" office:value-type="string">
            <text:p text:style-name="P10">នាគា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7">(នាគ &gt; នាគា) នាគ​ទាំងឡាយ, ពួក​នាគ (ព. ក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ម្រៀក​ឈើ​ទាម​ដែល​គេ​បោះ​ដែក​គោល​ភ្ជាប់​នឹង​ក្ដារ​ច្រើន​បន្ទះ​ឲ្យ​ជាប់​គ្នា : បោះ​នាគា​ក្ដារ​មឈូស ។ នាគា <text:s/>នេះ <text:s/>បា. មាន​អត្ថ​ន័យ​ថា <text:s/>“នាគ​ទាំងឡាយ”, ដោយ​ស្មាន​ទៅ, ប្រហែល​ជា​ចាស់​ទុំ​ក្នុង​សម័យ​បុរាណ​ព្រេង​នាយ​ប្រៀប​ចម្រៀក​ឈើ​វែង​ៗ នេះ​ថា​ដូច​ជា​ពស់​សន្ធឹង​ខ្លួន​ស្ដូក​ៗ​នោះ​ទេ​ដឹង ? ដ្បិត​មាន​ពាក្យ​ដែល​ប្រៀប​ប្រដូច​ទៅ​នឹង​នាគ​ឬ​ពស់​នោះ​ក៏​ក្រែល​ដែរ ដូច​ជា <text:s/>ផ្សិត​ពពារ​នាគ​រាជ, ដើម​ឆ្អឹង​ពស់ <text:s/>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៣</text:p>
          </table:table-cell>
          <table:table-cell table:style-name="តារាង1.A2" office:value-type="string">
            <text:p text:style-name="P10">នាគាធិប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ដី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បតិ) ព្រះ​នាម​លោក​បាល​មហា​រាជ​មួយ​អង្គ គឺ​ព្រះ​បាទ​វិរូបក្ខ ជា​អ្នក​ត្រួតត្រា​ខាង​ទិស​បស្ចិម ជា​អធិបតី​លើ​អស់​ពួក​នាគ (ម. ព. មហា​រាជ <text:s/>និង លោក​បាល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៤</text:p>
          </table:table-cell>
          <table:table-cell table:style-name="តារាង1.A2" office:value-type="string">
            <text:p text:style-name="P10">នា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ង្កូវ​សូត្រ គឺ​ដង្កូវ​ដែល​កើត​អំពី​ពង​មេ​អំបៅ​ជា​ដង្កូវ​បញ្ចេញ​សូត្រ​ព័ទ្ធ​សំបុក​បាំង​ខ្លួន​បាត់, សំបុក​នោះ​ឯង​ហៅ​ថា សំបុក​នាង ដែល​គេ​សម្រេច​ឲ្យ​កើត​បាន​មក​ជា​សរសៃ​សូត្រ : ដង្កូវ​នាង, ចិញ្ចឹម​នាង, ឲ្យ​ចំណី​ន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កូន​ចត្រង្គ​មួយ​ប្រភេទ (មាន​ពីរ) សម្រាប់​ដាក់​តម្រៀប​ក្បែរ​ខុន​ទាំង​ពីរ​ខាង (ទុក​ជា​ព្រះ​អគ្គ​មហេសី) ។ ម. ព. ចត្រង្គ <text:s/>ទៀត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ុ. ស.</text:p>
          </table:table-cell>
          <table:table-cell table:style-name="តារាង1.D2" office:value-type="string">
            <text:p text:style-name="P2">ពាក្យ​សម្រាប់​និយាយ​ទៅ​រក​មនុស្ស​ស្រី ឬ ប្រុស ដែល​មាន​ចំណាស់​ថយ​ជាង​ខ្លួន​ច្រើន ដោយ​ដំណើរ​លំអុត​លំឱន : សុខ​សប្បាយ​ទេ​នាង ?; ទៅ​ណា​នាង ? សម្រាប់​ហៅ​កូន​ប្រុស​បង្កើត, កូន​ស្រី​បង្កើត ដោយ​លំអុត : អា​នាង, អា​នាង​កូន​ខ្ញុំ; មេ​នាង, មេ​នាង​កូន​ខ្ញុំ ។ សម្រាប់​ហៅ​មនុស្ស​ស្រី ដែល​មាន​អាយុ​តិច​ក្ដី ច្រើន​ក្ដី សូម្បី​មាន​យស​ស័ក្តិ​ខ្ពស់​ក្ដី, ជា​ពាក្យ​តំណាល​ក្នុង​រឿងរ៉ាវ​ណា​មួយ : ព្រះ​នាង​ពិម្ពា​យសោធរា; នាង​ទេវី; នាង​សាមាវតី; នាង​វិសាខា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៥</text:p>
          </table:table-cell>
          <table:table-cell table:style-name="តារាង1.A2" office:value-type="string">
            <text:p text:style-name="P10">នាង​ច្រ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4">បង្គោល​ឈើ​ខ្លឹម​​ឬ​ថ្ម​មាន​សណ្ឋាន​ច្រើន​តែ​មូល​ៗ ប្រើ​ជា​គ្រឿង​លំអ​សម្រាប់​ដាក់​រាយ​បញ្ឈរ​ដង្ហែ​រកឹង​លើ​ខ្នង​ព្រំ​ដំបូល​ប្រាសាទ, វិហារ​ជាដើម ជា​គ្រឿង​រចនា​មួយ​ប្រភេទ​របស់​ខ្មែរ​ក្នុង​បុរាណ​សម័យ, សព្វ​ថ្ងៃ​នេះ ក៏​នៅ​មាន​ប្រើ​ខ្លះ​ដែរ : ប្រាសាទ​ស្អាង​ស្អាត​ត្រកាល <text:s/>លំហ​នាង​ច្រាល <text:s/>បញ្ចេញ​លំអ​ថ្លៃថ្លា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៦</text:p>
          </table:table-cell>
          <table:table-cell table:style-name="តារាង1.A2" office:value-type="string">
            <text:p text:style-name="P10">នាង​ដែ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ធំ​មួយ​ប្រភេទ ពួក​ឈើ​ទាល​មាន​សាច់​ក្រហម​ចាស់​ ស្រដៀង​នឹង​ឈើ​ទាល​ដែរ ប៉ុន្តែ​សាច់​រឹង​ជាង​ឈើ​ទាល មិន​មាន​ជ័រ​ដូច​ឈើ​ទាល​ទេ សម្រាប់​ប្រើ​ជា​គ្រឿង​ទព្វ​សម្ភារៈ​ដូច​ឈើ​ទាល​ដែរ ។ នាង​ដែង​នេះ ច្រើន​មាន​ក្នុង​ខែត្រ​កំពត​ប៉ែក​ខាង​លិច និង​ក្នុង​ស្រុក​កំពង់សោម, នៅ​បរិវេណ​ក្រុង​ព្រះ​សីហនុ ក៏​សម្បូរ​ឈើ​នេះ​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៧</text:p>
          </table:table-cell>
          <table:table-cell table:style-name="តារាង1.A2" office:value-type="string">
            <text:p text:style-name="P10">នាង​ដ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្រាម​ដៃ​ទី ៤ គឺ​ម្រាម​បន្ទាប់​កូន​ដ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០៨</text:p>
          </table:table-cell>
          <table:table-cell table:style-name="តារាង1.A2" office:value-type="string">
            <text:p text:style-name="P10">នាង​នក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ដំឡូង​ព្រៃ​មួយ​ប្រភេទ មើម​ស្រដៀង​នឹង​ដំឡូង​ត្រែង, ដំឡូង​ជ្រូក : ដំឡូង​នាង​នក់ ។ កម្អួត​សត្វ​ត្រចៀកកាំ ដែល​វា​ក្អួត​ក្នុង​វេលា​វា​ខំ​ប្រឹង​រមាត់​ពង; ប្រើ​ជា​ថ្នាំ​ត្រជាក់​បំបាត់​ក្រវល់​ក្រវាយ, ជា​របស់​មាន​តម្លៃ​ណាស់; ពាក្យ​សៀម​ហៅ​ថា រ៉័ងណុក <text:s text:c="2"/>“សំបុក​សត្វ​ស្លាប”, ខ្មែរ​ខ្លះ​ហៅ​ក្លាយ​មក​ជា នាង​នក់ <text:s/>ខ្លះ​ក៏​ហៅ រ៉័ងណុក <text:s/>តាម​សៀម​ដែរ ច្រើន​មាន​នៅ​ក្បែរ​ឈូង​សមុទ្ទ ឬ​នៅ​កោះ​ក្នុង​សមុទ្ទ (ម. ព. ត្រចៀកកាំ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ដំឡូង​នាង​នក់ </text:p>
            <text:p text:style-name="P2"/>
          </table:table-cell>
        </table:table-row>
        <table:table-row>
          <table:table-cell table:style-name="តារាង1.A2" office:value-type="string">
            <text:p text:style-name="P8">៥៨០៩</text:p>
          </table:table-cell>
          <table:table-cell table:style-name="តារាង1.A2" office:value-type="string">
            <text:p text:style-name="P10">នាង​នា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ាក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ទ​ភ្លេង​ខ្មែរ​បុរាណ​មួយ​មេ ជា​បទ​ភ្លេង​ធំ សម្រាប់​លេង​ក្នុង​ពិធី​មង្គល​ការ​អាពាហ៍ពិពាហ៍ តាម​ថ្នាក់​ដែល​ត្រូវ​លេង​បន្ទាប់​បទ​ភ្លេង​ព្រះ​ថ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០</text:p>
          </table:table-cell>
          <table:table-cell table:style-name="តារាង1.A2" office:value-type="string">
            <text:p text:style-name="P10">នាង​នួ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សាច់​រឹង​មាន​ខ្លឹម​ធំ ពួក​គ្រញូង, ជា​ឈើ​មាន​តម្ល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១</text:p>
          </table:table-cell>
          <table:table-cell table:style-name="តារាង1.A2" office:value-type="string">
            <text:p text:style-name="P10">នាង​ផ្អែ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ធំ ពួក​គគី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២</text:p>
          </table:table-cell>
          <table:table-cell table:style-name="តារាង1.A2" office:value-type="string">
            <text:p text:style-name="P10">នាង​រ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ស្រុក​ធំ​មួយ ក្នុង​អាណា​ខេត្ត​កម្ពុជា​ពី​ដើម នៅ​ខាង​ទិស​ឧត្តរ, បាន​ទៅ​សៀម​ជា​យូរ​អង្វែង​ណាស់​ហើយ ។ ឈ្មោះ​ឈើ​ធំ​មួយ​ប្រភេ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៣</text:p>
          </table:table-cell>
          <table:table-cell table:style-name="តារាង1.A2" office:value-type="string">
            <text:p text:style-name="P10">នាង​វ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ជីរ ១ ប្រភេទ ស្លឹក​ជម​ស្រួច ក្លិន​ប្រហើរ : ជីរ​នាង​វ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ជីរ​នាង​វង </text:p>
          </table:table-cell>
        </table:table-row>
        <table:table-row>
          <table:table-cell table:style-name="តារាង1.A2" office:value-type="string">
            <text:p text:style-name="P8">៥៨១៤</text:p>
          </table:table-cell>
          <table:table-cell table:style-name="តារាង1.A2" office:value-type="string">
            <text:p text:style-name="P10">នាង​ស្វ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ទាល​មួយ​ប្រភេទ ស្លឹក​និង​ដើម​សម្បុរ​ស្វា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៥</text:p>
          </table:table-cell>
          <table:table-cell table:style-name="តារាង1.A2" office:value-type="string">
            <text:p text:style-name="P10">នា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ស្រក, ថយ​ចុះ​ហើយ​និង​មាន​ជោរ​ឡើង​វិញ (ទឹក) ទឹក​នាច ។ ព. ផ្ទ. ជោរ ។ ព. ប្រ. មាន​ជោរ​មាន​នាច <text:s/>គឺ​ជួន​កាល​មាន​លាភ​សក្ការៈ​សម្បូរ ចួន​កាល​ក៏​អត្តខាត់ ដូច​ជា​ទឹក​ជោរ​នា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៦</text:p>
          </table:table-cell>
          <table:table-cell table:style-name="តារាង1.A2" office:value-type="string">
            <text:p text:style-name="P10">នាដ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បាំ, ការ​រាំ​ចាក់​ក្បាច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៧</text:p>
          </table:table-cell>
          <table:table-cell table:style-name="តារាង1.A2" office:value-type="string">
            <text:p text:style-name="P10">នាដ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ដៈកៈ ឬ </text:p>
            <text:p text:style-name="P1">--ដៈ-ក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របាំ, អ្នក​រាំ​ចាក់​ក្បាច់ ។ បើ​ស្ត្រី​ជា នាដក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៨</text:p>
          </table:table-cell>
          <table:table-cell table:style-name="តារាង1.A2" office:value-type="string">
            <text:p text:style-name="P10">នាដ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ដ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ូច​គ្នា​នឹង នាដ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១៩</text:p>
          </table:table-cell>
          <table:table-cell table:style-name="តារាង1.A2" office:value-type="string">
            <text:p text:style-name="P10">នាដ​កស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ដៈ ក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ាល​នៃ​អ្នក​របាំ, រោង​រាំ, រោង​ល្ខោ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០</text:p>
          </table:table-cell>
          <table:table-cell table:style-name="តារាង1.A2" office:value-type="string">
            <text:p text:style-name="P10">នាដ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ដៈក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រី​រប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១</text:p>
          </table:table-cell>
          <table:table-cell table:style-name="តារាង1.A2" office:value-type="string">
            <text:p text:style-name="P10">នាថ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អធិបតី, ម្ចាស់, ចៅហ្វាយ, នាយ; ដែល​ជា​ទី​ពឹង, ជា​ពំនាក់ (ច្រើន​ប្រើ​តែ​ក្នុង​កាព្យ) <text:s/>: នាង​នាថ​បី​បុត្រ បំពេ​លំអុត ដោយ​ពាក្យ​ផ្អែម​ថា ឱ​កូន​មាស​ម្ដាយ ចូរ​ដេក​ឆាប់​រ៉ា ម្ដាយ​នឹង​យាត្រា ទៅ​រក​ភោជ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២</text:p>
          </table:table-cell>
          <table:table-cell table:style-name="តារាង1.A2" office:value-type="string">
            <text:p text:style-name="P10">នាទ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ឌិ) នាឡិ ។ ឈ្មោះ​តម្រា​រាប់​ពេល​វេលា​ក្នុង​ចំនួន ៦០ នាឡិកា (៦០ មីនុត) : ម៉ោង ១២ និង ១០ នាទី គឺ​ម៉ោង ១២ និង ១០ មីនុត ។ <text:s/>កន្លែង​នីមួយ​ៗ​មាន ព្រំ​ចារឹក​ដែល​គេ​បាន​កំណត់​ស្រេច​ហើយ : នាទី​ដី, នាទី​ចម្ការ ។ <text:s/>មុខ​ក្រសួង, មុខ​ងារ, មុខ​ការ : ធ្វើ​ការ​តាម​នាទី​របស់​ខ្លួន, ធ្វើ​តាម​នាទី​ដែល​គេ​ដាក់​ឲ្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៣</text:p>
          </table:table-cell>
          <table:table-cell table:style-name="តារាង1.A2" office:value-type="string">
            <text:p text:style-name="P10">នា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ផ្សេង​ៗ, ទីទៃ​ៗ (ច្រើន​ប្រើ​តែ​ក្នុង​កាព្យ) : ស្ដេច​ទ្រង់​យាត្រា​តាម​ដង​ព្រៃ ព្រះ​នេត្រ​រំពៃ​ទត​ព្រឹក្សា នូវ​អស់​បក្សី​ផង​នានា ក្សត្រា​ភ្នក​នឹក​ដល់​ក្សត្រី <text:s/>។ (កុំ​សរសេរ នា​ៗ <text:s/>ព្រោះ​ពាក្យ​នេះ​ជា សំ. បា. ឥត​ប្រើ​ជា​អាមេណ្ឌិត​សញ្ញា​ទេ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៤</text:p>
          </table:table-cell>
          <table:table-cell table:style-name="តារាង1.A2" office:value-type="string">
            <text:p text:style-name="P10">នានា​ជា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ជា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ជាតិ​ផ្សេង​ៗ, ទីទៃ​ពី​គ្នា; ដែល​មាន​ជាតិ​ផ្សេង​ៗ, ទីទៃ​ពី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៥</text:p>
          </table:table-cell>
          <table:table-cell table:style-name="តារាង1.A2" office:value-type="string">
            <text:p text:style-name="P10">នានា​នុក្រ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ក្រំ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លំដាប់, របៀប​ផ្សេង​គ្នា, ដែល​មាន​លំដាប់, របៀប​ផ្សេង​ពី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៦</text:p>
          </table:table-cell>
          <table:table-cell table:style-name="តារាង1.A2" office:value-type="string">
            <text:p text:style-name="P10">នានា​នុភាព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(នានា​នុភាវ) អានុភាព​ផ្សេង​គ្នា; ដែល​មាន​អានុភាព​ទីទៃ​ពី​គ្នា (ម. ព. អានុភាព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៧</text:p>
          </table:table-cell>
          <table:table-cell table:style-name="តារាង1.A2" office:value-type="string">
            <text:p text:style-name="P10">នានា​ប្រទេ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(--ប្រទេឝ) ប្រទេស​ផ្សេង; ដែល​កើត, ដែល​នៅ​ក្នុង​ប្រទេស​ផ្សេង​គ្នា ឬ​ដែល​មក​អំពី​ប្រទេស​ផ្សេង​គ្នា : ពួក​នានា​ប្រទេស, មនុស្ស​នានា​ប្រទេស (ម. ព. ប្រទេស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៨</text:p>
          </table:table-cell>
          <table:table-cell table:style-name="តារាង1.A2" office:value-type="string">
            <text:p text:style-name="P10">នានា​សំវ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ង់វ៉ាស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លំនៅ​ផ្សេង​គ្នា; ដែល​មាន​លំនៅ​ទីទៃ​ពី​គ្នា : មនុស្ស​នានា​សំវាស <text:s/>។ ដែល​មាន​សំវាស​ផ្សេង​ពី​គ្នា : ភិក្ខុ​នានា​សំវាស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២៩</text:p>
          </table:table-cell>
          <table:table-cell table:style-name="តារាង1.A2" office:value-type="string">
            <text:p text:style-name="P10">នាប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រី​ឯ, ធម្មតា​ឯ, ដែល​ហៅ​ថា (សម្រាប់​ប្រើ​តែ​ក្នុង​កាព្យ) : នាបី​ហៅ​គ្រូ ដូច​អ្នក​នាំ​ផ្លូវ ដើរ​ដោយ​គន្លង ទោះ​នឹង​ឆ្ពោះ​ទៅ ស្រុក​តូច​ធំ​ផង សឹង​ដូច​បំណង នៃ​ចិត្ត​ចិន្តា <text:s/>(សាស្ត្រា​ច្បាប់​ក្រ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០</text:p>
          </table:table-cell>
          <table:table-cell table:style-name="តារាង1.A2" office:value-type="string">
            <text:p text:style-name="P10">នាភ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ភិ <text:s/>ឬ នាភី) ផ្ចិត; (រ. ស.) ព្រះ​នាភ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១</text:p>
          </table:table-cell>
          <table:table-cell table:style-name="តារាង1.A2" office:value-type="string">
            <text:p text:style-name="P10">នាម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ឈ្មោះ​ថា, ហៅ​ថា : ឱ​អ្នក​អើយ, ខ្ញុំ​នាម​តែ​ថា <text:s/>“ដង្ខៅ​ៗ” ទេ សព្វ​ថ្ងៃ​នេះ​នៅ​ល្បី​តែ​ឈ្មោះ​ប៉ុណ្ណោះ រី​ឯ​ទ្រព្យ​សម្បត្តិ​វិនាស​អស់​ហើយ​គ្មាន​ទេ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មន៑ &gt; នាម) ឈ្មោះ : នាម​ខ្លួន, នាម​ត្រកូល ។ រ. ស. ព្រះ​នាម, ទ្រង់​ព្រះ​នាម...។ សម្ដី​សម្ដែង​នូវ​ឈ្មោះ​ជា​គ្រឿង កំណត់​សម្គាល់​ឲ្យ​ហៅ​បាន, ដូច​ពាក្យ​ថា មនុស្ស, សត្វ, ដី, ទឹក, ភ្លើង, ខ្យល់, ស្រែ, ចម្ការ ជាដើម ហៅ​ថា នាម (ព. វ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មូល​កច្ចាយន​និទ្ទេស​ទី ២ (បែប​វេយ្យាករណ៍​សម្រាប់​រៀន​ភាសា​បាលី) : មូល​នាម, មេ​សូត្រ​នាម, រៀន​បំបែក​វិធី​ន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៤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ដាប់​នេសាទ​មច្ឆាជាតិ ធ្វើ​ដោយ​ខ្សែ​ធ្មៃ​មាន​ក្រឡា​បួន​ជ្រុង​ស្មើ មាន​ខ្សែ​ដៃ​ពីរ មាន​ថ្ម​សណ្ដូន​ជើង មាន​ក្រវិល​រូត​មាត់ សម្រាប់​មនុស្ស​ពីរ​នាក់​ជិះ​លើ​ទូក​ក្បាល​កន្សៃ​កាន់​ចុង​ប្រដាប់​នោះ​ម្ខាង​ម្នាក់ អុំ​វាត​ទូក​បញ្ឆៀង​ទទឹង​ខ្សែ​ទឹក​បណ្ដែត​សំរៀម​តាម​ខ្សែ​ទឹក, កាល​បើ​មាន​ត្រី​ជាប់ ក៏​អាច​ដឹង​ភ្លាម : នាំ​គ្នា​ទៅ​រក​វាត​ន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២</text:p>
          </table:table-cell>
          <table:table-cell table:style-name="តារាង1.A2" office:value-type="string">
            <text:p text:style-name="P10">នាម​កិរិយ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មៈកិរ៉ិយ៉ា ឬ នាមៈក្រិយ៉ា</text:p>
          </table:table-cell>
          <table:table-cell table:style-name="តារាង1.D2" office:value-type="string">
            <text:p text:style-name="P1">បា. ឬ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ិរិយា​សព្ទ​ដែល​ជា​នាម​សព្ទ​ឬ​នាម​សព្ទ​ដែល​ប្រើ​ជា​កិរិយា​សព្ទ​ផង​ក៏​បាន, ផ្កា <text:s/>ន., ផ្កា កិ.; ផ្លែ ន., ផ្លែ កិ.; ភ្លៀង ន., ភ្លៀង កិ. ឧ : ស្វាយ​មួយ​ដើម​នេះ​ផ្កា​ច្រើន​ណាស់, មួយ​ដើម​ឯណោះ​ក៏​កំពុង​តែ​ផ្កា​ច្រើន​ណាស់​ដែរ <text:s/>(កិ.); ឆ្នាំ​នេះ ស្វាយ​មាន​ផ្លែ​ច្រើន​ជាង​ឆ្នាំ​ទៅ​មិញ (ន.); មេឃ​ងងឹត​រក​កល់​ភ្លៀង, ភ្លៀង​មក​ហើយ (កិ.); ឆ្នាំ​នេះ​មាន​ភ្លៀង​ច្រើន​ជាង​ឆ្នាំ​មុន (ន.) ។ បើ​កុំ​ប្រើ​ជា​នាម​កិរិយា <text:s/>ត្រូវ​ប្រើ​ជា ​កិរិយា​សព្ទ​សុទ្ធ ថា បញ្ចេញ​ផ្កា, បញ្ចេញ​ផ្លែ; មេឃ​បង្អុរ​ភ្លៀង ឬ ភ្លៀង​ធ្លាក់ <text:s/>ដូច្នេះ​វិញ ។ ពាក្យ​ថា នាម​កិរិយា <text:s/>នេះ​ខ្មែរ​មាន​តិច​ដែរ​ទេ ។ ភាសា​បាលី​ក៏​មាន​ខ្លះ​ដែរ, ដូច​ជា បុប្ផំ ផ្កា (ន.), បុប្ផតិ បញ្ចេញ​ផ្កា (កិ.); ផលំ ផ្លែ (ន.), ផលតិ បញ្ចេញ​ផ្លែ (កិ.) ។ល។ </text:p>
          </table:table-cell>
          <table:table-cell table:style-name="តារាង1.D2" office:value-type="string">
            <text:p text:style-name="P3">នាម​ក្រិយ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៣</text:p>
          </table:table-cell>
          <table:table-cell table:style-name="តារាង1.A2" office:value-type="string">
            <text:p text:style-name="P10">នាមគ្គហណ​មង្គ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ម័កគៈហៈណៈមង់គល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 </text:p>
          </table:table-cell>
          <table:table-cell table:style-name="តារាង1.D2" office:value-type="string">
            <text:p text:style-name="P2">មង្គល​ឲ្យ​នាម គឺ​មង្គល​បង្កក់​ឬ​បង្កក់​ឆ្មប​ឲ្យ​ឈ្មោះ​កូន​ដែល​កើត​ហើយ​បាន ៣ ថ្ងៃ ឬ ៧​ថ្ង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៤</text:p>
          </table:table-cell>
          <table:table-cell table:style-name="តារាង1.A2" office:value-type="string">
            <text:p text:style-name="P10">នាមប្បញ្ញត្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ម័ប-ប័ញ-ញ៉ាត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កំណត់​ឈ្មោះ, ការ​ឲ្យ​ឈ្មោះ ។ ខ្មែរ​ក្នុង​សម័យ​បុរាណ ច្រើន​តែ​ជ្រើស​រើស​ឈ្មោះ​តាម​បង្គាប់​ក្នុង​ក្បួន​មហា​ទក្សា, ឯ​តាម​ការណ៍​ពិត, ឈ្មោះ​នោះ​ឥត​មាន​គុណ​ទោស​ឬ​សុខ​ទុក្ខ​ល្អ​អាក្រក់​អ្វី​ទេ គឺ​តាម​តែ​ឲ្យ​ឈ្មោះ​ថា​អ្វី​ក៏​បាន, ដូច​ជា​ឈ្មោះ ក, កើត, កែវ, គង់, គាំ, ចម្រុង, ចម្រើន, ចាប, ព្រាប, នៅ, រស់, សុខ ជាដើម ពុំ​មែន​សុទ្ធ​តែ​ពិត​ដូច​ឈ្មោះ​ទាំង​នោះ​ទេ ប៉ុន្តែ​ទោះ​បី​ពុំ​ពិត​ដូច្នោះ​ក៏​ដោយ មនុស្ស​ក្នុង​សកល​លោក ក៏​ច្រើន​តែ​ជ្រើសរើស​យក​ឈ្មោះ​ល្បី​ៗ​ឬ​ពីរោះ​ៗ​មក​ប្រើ​ដែរ ពីព្រោះ​ចង់​ឲ្យ​កូន​ចៅ​បាន​សម​ប្រកប​ដូច​ឈ្មោះ​នោះ​ៗ, នេះ​គឺ​ជា​ការ​ចាំបាច់​របស់​មនុស្ស​ស្ទើរ​តែ​រាល់​រូប​ក្នុង​លោក នឹង​បដិសេធ​ចោល​ក៏​ពុំ​កើ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៥</text:p>
          </table:table-cell>
          <table:table-cell table:style-name="តារាង1.A2" office:value-type="string">
            <text:p text:style-name="P10">នាម​ប័ណ្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ៈប័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ម + បណ្ណ) ក្រដាស​រឹង​ជា​សន្លឹក​តូច​ៗ មាន​សរសេរ​នាម​បុគ្គល​ម្នាក់​ៗ (បារ. <text:span text:style-name="T3">Cart de visite</text:span>)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៦</text:p>
          </table:table-cell>
          <table:table-cell table:style-name="តារាង1.A2" office:value-type="string">
            <text:p text:style-name="P10">នាម​សព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មៈស័ប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មសទ្ទ) សព្ទ​សម្ដែង​នូវ​ឈ្មោះ​មនុស្ស, សត្វ, ទ្រព្យ​របស់​នឹង​អ្វី​ៗ​ទាំងពួង : ពាក្យ​ថា ឈើ ធំ រលំ, ឈើ <text:s/>ជា​នាម​សព្ទ, <text:s/>ធំ ជា​គុណ​សព្ទ, រលំ ជា​កិរិយា​សព្ទ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៧</text:p>
          </table:table-cell>
          <table:table-cell table:style-name="តារាង1.A2" office:value-type="string">
            <text:p text:style-name="P10">នាម៉ឺ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ន្ត្រី​មាន​បណ្ដា​ស័ក្តិ ១០ ហ៊ូពាន់ គឺ​ស័ក្តិ​មួយ​ម៉ឺន; ពាក្យ​នេះ​ជាប់​មក​ពី​សម្ដី​សៀម​ថា <text:span text:style-name="T1">ន៉ាហ្មឺ់ន</text:span> <text:s/>“ស្រែ​មួយ​ម៉ឺន”, ន៉ាសែន “ស្រែ​មួយ​សែន”; បណ្ដា​ស័ក្តិ​មន្រ្តី​ធំ​ក្នុង​សម័យ​ព្រេង​នាយ​យូរ​មក​ហើយ​ ដែល​មាន​មុខងារ​ត្រូវ​ស្ដី​ត្រួតត្រា ឬ​ត្រូវ​បាន​ស្រែ​មួយ​ហ្មឺន, មួយ​សែន ជា​មុខ​អាការ; ព្រោះ​ហេតុ​នោះ ទើប​មាន​ពាក្យ​និយាយ​ថា​ នាហ្មឺន​នាសែន ឬ ន៉ាហ្មឺន​ន៉ាសែន ជាប់​មក​ដល់​សព្វ​ថ្ងៃ : ធ្វើ​ជា​នាហ្មឺន ។ ព. ផ្ទ. រាស្ត្រ ។ ម. ព. ក្សត្រ ឬ ក្សត្រិយ៍ ទៀត​ផង ។</text:p>
          </table:table-cell>
          <table:table-cell table:style-name="តារាង1.D2" office:value-type="string">
            <text:p text:style-name="P3">នាហ្មឺ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៨</text:p>
          </table:table-cell>
          <table:table-cell table:style-name="តារាង1.A2" office:value-type="string">
            <text:p text:style-name="P10">នាយ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ី &gt; នាយ “នាំ, ដឹក​នាំ; អ្នក​ដឹក​នាំ”) អ្នក​ដឹក​នាំ, អ្នក​ត្រួតត្រា, ចៅហ្វាយ​បន្ទាប់, ចៅហ្វាយ​រង : លោក​នាយ, នាយ​វេន, នាយ​គយ, នាយ​ភូ​ឃុំ, នាយ​ទាហាន, នាយ​ឧទ្យាន, នាយ​ត្រួត...។ សម្រាប់​ហៅ​ដោយ​ដំណើរ​គួរ​សម ឬ​លើក​តម្កើង​ចំពោះ​មនុស្ស​ប្រុស​ឥត​បណ្ដា​ស័ក្តិ, ឥត​មាន​មុខ​ការ​ត្រួតត្រា​លើ​គេ​ទេ​ក៏​បាន : នាយ​ទេព, នាយ​ព្រហ្ម, នាយ​យស, នាយ​សុខ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ព្វ.</text:p>
          </table:table-cell>
          <table:table-cell table:style-name="តារាង1.D2" office:value-type="string">
            <text:p text:style-name="P2">ខាង​ម្ខាង​ទីទៃ​ពី​ខាង​អាយ, ឯណោះ : ខាង​នាយ, ត្រើយ​នាយ, ស្រុក​នាយ, ខ្ញុំ​នៅ​ឯនាយ... ។ ព. ផ្ទ. អា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៣៩</text:p>
          </table:table-cell>
          <table:table-cell table:style-name="តារាង1.A2" office:value-type="string">
            <text:p text:style-name="P10">នាយ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យក់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នាំ, អ្នក​ដឹក​នាំ, អ្នក​ត្រួតត្រា : អ្នក​នាយក, ឥត​មាន​អ្នក​នាយក​លើ ។ បើ​ស្ត្រី​ជា នាយិកា ។ ប្រើ​ក្លាយ​មក​ជា កិ. ថា. ត្រួតត្រា ក៏​មាន : កុំ​មក​នាយក​លើ​ខ្ញុំ...។ ប្រើ​ជា កិ. បែប​នេះ​តាម​ទម្លាប់​មាត់​ដែល​និយាយ​ខុស​ទេ, គួរ​លែង​ប្រើ ត្រូវ​ប្រើ​ថា កុំ​មក​ធ្វើ​ជា​នាយក​លើ​ខ្ញុំ...ដូច្នេះ​វ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០</text:p>
          </table:table-cell>
          <table:table-cell table:style-name="តារាង1.A2" office:value-type="string">
            <text:p text:style-name="P10">នាយក​ធម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យៈកៈធ័រ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ធម៌​របស់​នាយក, ធម៌​សម្រាប់​ជន​អ្នក​ដឹក​នាំ​ឬ​អ្នក​ត្រួតត្រា​អ្នក​ដទៃ : បុគ្គល​ជា​បព្វជិត​ក្ដី គ្រហស្ថ​ក្ដី ដែល​ធ្វើ​ជា​ប្រធាន​ត្រួតត្រា​លើ​អ្នក​ដទៃ គប្បី​មាន​នាយក​ធម៌ ៦ យ៉ាង ប្រចាំ​នៅ​ក្នុង​សន្ដាន​ជា​និច្ច គឺ ១-ខមា សេចក្ដី​អត់ធន់; ២-ជា​គរិយៈ សេចក្ដី​ភ្ញាក់​រលឹក​រឿយ​ៗ; ៣-ឧដ្ឋានៈ សេចក្ដី​ឧស្សាហ៍​ខ្នះខ្នែង; ៤-សំវិភាគៈ ការ​ចែក​រលែក​ឬ​ការ​រំលែក​ឲ្យ​នូវ​វត្ថុ​ផ្សេង​ៗ; ៥-ទយា សេចក្ដី​អាណិត​អាសូរ​ត្រា​ប្រណី​គេ; ៦-ឥក្ខណា ការ​រំពៃ​មើល​ខុស​ត្រូវ ។ (ព. កា.) រី​នាយក​ធម៌ ដ៏​បវរ​ទាំង​ប្រាំ​មួយ នេះ​ឯង​តែង​លើក​ស្ទួយ ឲ្យ​នាយក​មាន​តម្ល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១</text:p>
          </table:table-cell>
          <table:table-cell table:style-name="តារាង1.A2" office:value-type="string">
            <text:p text:style-name="P10">នាយ​ចំណង់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នាយ​ទាហាន​ដែល​មាន​ចិត្ត​ចង់​បម្រុង​នឹង​ឡើង​ទៅ​កាន់​ឋានន្តរ​ជា​អនុសេនីយ៍​ត្រី គឺ​ឋានន្តរ​របស់​នាយ​ទាហាន​ដែល​នៅ​ក្នុង​ចន្លោះ​ព្រឹន្ទបាល​ឯក​និង​អនុសេនីយ៍​ត្រី <text:span text:style-name="T3">(បារ. Aspirant)</text:span><text:span text:style-name="T10"> </text:span><text:span text:style-name="T3">ហៅ​ថា បេក្ខសេនីយ៍ <text:s/>ក៏​បាន (មើល​ក្នុង​ពាក្យ បេក្ខជន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២</text:p>
          </table:table-cell>
          <table:table-cell table:style-name="តារាង1.A2" office:value-type="string">
            <text:p text:style-name="P10">នាយ​ទ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យ​ទី ២) ឋានន្តរ​របស់​ពល​ទាហាន​ខ្ពស់​ជាង​ពល​ឯក, ទាប​ជាង​នាយ​ឯក (បារ. <text:span text:style-name="T3">Caporal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៣</text:p>
          </table:table-cell>
          <table:table-cell table:style-name="តារាង1.A2" office:value-type="string">
            <text:p text:style-name="P10">នាយ​ឯ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យ​ទី ១) ឋានន្តរ​នៃ​ពល​ទាហាន​ខ្ពស់​ជាង​នាយ​ទោ, ទាប​ជាង​ពល​បាល​ត្រី (បារ. <text:span text:style-name="T3">Caporal-Chef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៤</text:p>
          </table:table-cell>
          <table:table-cell table:style-name="តារាង1.A2" office:value-type="string">
            <text:p text:style-name="P10">ន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 ឬ គុ.</text:p>
          </table:table-cell>
          <table:table-cell table:style-name="តារាង1.D2" office:value-type="string">
            <text:p text:style-name="P2">ដែល​មាន​អាការ​ទេរ​ដោយ​ដំណើរ​រត់​ឬ​ដោយ​ជ្រាល​ស្រួល​មិន ចោត : រត់​នារ ឬ រត់​ខ្នង​នារ គឺ​រត់​បន្ទេរ​ខ្នង​បន្ដិច ។ ដី​នារ <text:s/>គឺ​ដី​ដែល​មាន​សណ្ឋាន​ជ្រាល​ស្រួ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ដី​នារ </text:p>
          </table:table-cell>
        </table:table-row>
        <table:table-row>
          <table:table-cell table:style-name="តារាង1.A2" office:value-type="string">
            <text:p text:style-name="P9">៥៨៤៥</text:p>
          </table:table-cell>
          <table:table-cell table:style-name="តារាង1.A2" office:value-type="string">
            <text:p text:style-name="P12">នារទ​ជាតក</text:p>
          </table:table-cell>
          <table:table-cell table:style-name="តារាង1.A2" office:value-type="string">
            <text:p text:style-name="P13"/>
          </table:table-cell>
          <table:table-cell table:style-name="តារាង1.D2" office:value-type="string">
            <text:p text:style-name="P13">នារៈទៈជា</text:p>
            <text:p text:style-name="P13">ដក់</text:p>
          </table:table-cell>
          <table:table-cell table:style-name="តារាង1.D2" office:value-type="string">
            <text:p text:style-name="P13">សំ. បា.</text:p>
          </table:table-cell>
          <table:table-cell table:style-name="តារាង1.D2" office:value-type="string">
            <text:p text:style-name="P13">ន.</text:p>
          </table:table-cell>
          <table:table-cell table:style-name="តារាង1.D2" office:value-type="string">
            <text:p text:style-name="P21">ឈ្មោះ​ជាតក​មួយ​មាន​ក្នុង​រឿង​ទស​ជាតក៍ ។</text:p>
          </table:table-cell>
          <table:table-cell table:style-name="តារាង1.D2" office:value-type="string">
            <text:p text:style-name="P5"/>
          </table:table-cell>
          <table:table-cell table:style-name="តារាង1.I2" office:value-type="string">
            <text:p text:style-name="P6"/>
          </table:table-cell>
        </table:table-row>
        <table:table-row>
          <table:table-cell table:style-name="តារាង1.A2" office:value-type="string">
            <text:p text:style-name="P8">៥៨៤៦</text:p>
          </table:table-cell>
          <table:table-cell table:style-name="តារាង1.A2" office:value-type="string">
            <text:p text:style-name="P10">នារាយ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រាយណ) នាម​ម្យ៉ាង​របស់​វិស្ណុ; នាម​នេះ​ហៅ​ដោយ​អានុភាព​ដែល​វិស្ណុ​ចេះ​បែង​ភាគ​ឲ្យ​កើត​ជា​រូប​ផ្សេង​ៗ មាន​រូប​មនុស្ស​ជាដើម : ព្រះ​នារាយណ៍​បែង​ភាគ (មាន​និយាយ​ក្នុង​រឿង​រាមាយណៈ) ។ ច្រើន​ប្រើ​ឃ្លាត​ក្លាយ​ជា ន្រាយ ឬ ន្រាយណ៍ <text:s/>ត្រូវ​លែង​ប្រើ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៧</text:p>
          </table:table-cell>
          <table:table-cell table:style-name="តារាង1.A2" office:value-type="string">
            <text:p text:style-name="P10">នា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ត្រី, មនុស្ស​ស្រី, នាង ។ ម. ព. នរៈ ទៀត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៨</text:p>
          </table:table-cell>
          <table:table-cell table:style-name="តារាង1.A2" office:value-type="string">
            <text:p text:style-name="P10">នារី​ក្លាហ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្ត្រី​ក្លាហាន គឺ​ស្រ្តី​ជា​ពលរដ្ឋ​ធម្មតា ដែល​ស្លៀក​ពាក់​ឯក​សណ្ឋាន​ជា​ទាហាន ក្នុង​គ្រា​ស្រុក​ទេស​មាន​ភ័យ​អាសន្ន ជា​ជំនួយ​ដល់​ក្រុម​ទាហាន​ក្នុង​ក្រប​ខ័ណ្ឌ (ជា​គូ​ដៃ​នឹង​ជីវពល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៤៩</text:p>
          </table:table-cell>
          <table:table-cell table:style-name="តារាង1.A2" office:value-type="string">
            <text:p text:style-name="P10">នារី​ផ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ផល់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រី “ស្រី” + ផល “ផ្លែ”) ឈ្មោះ​ឈើ​មាន​ផ្លែ​រូប​ដូច​ជា​ស្រី​ក្រមុំ មាន​តែ​ក្នុង​ព្រៃ​ហិមពាន្ត; មាន​តំណាល​ក្នុង​រឿង​បុរាណ​ថា វេលា​ដែល​ឈើ​នេះ​មាន​ផ្កា​ផ្លែ, ពួក​ពិទ្យាធរ​ជ្រួលជ្រើម​ដណ្ដើម​គ្នា​បេះ​ផ្កា និង​ផ្លែ​ឈើ​នោះ ដោយ​សេចក្ដី​ស្នេហា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០</text:p>
          </table:table-cell>
          <table:table-cell table:style-name="តារាង1.A2" office:value-type="string">
            <text:p text:style-name="P10">នារី​រត្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រ័ត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រី​រត្ន; នារី​រតន) ស្ត្រី​ដែល​មាន​លំអ​និង​ចរិយា​ដ៏​ប្រសើរ​ទុក​ស្មើ​កែវ​វិសេស (ស្រី្ត​កែវ)</text:p>
          </table:table-cell>
          <table:table-cell table:style-name="តារាង1.D2" office:value-type="string">
            <text:p text:style-name="P3">នារី​រ័ត្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១</text:p>
          </table:table-cell>
          <table:table-cell table:style-name="តារាង1.A2" office:value-type="string">
            <text:p text:style-name="P10">នា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ទាល​ទឹក​មួយ​ប្រភេទ​ដុះ​លើ​ត្រឹប : ប្រទាល​ន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ប្រទាល​នាល</text:p>
          </table:table-cell>
        </table:table-row>
        <table:table-row>
          <table:table-cell table:style-name="តារាង1.A2" office:value-type="string">
            <text:p text:style-name="P8">៥៨៥២</text:p>
          </table:table-cell>
          <table:table-cell table:style-name="តារាង1.A2" office:value-type="string">
            <text:p text:style-name="P10">នាល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ល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ឌិ “ទង; ឡត; ឈ្មោះ​ទម្ងន់​ម្យ៉ាង​ដែល​ថ្លឹង...”) ទម្ងន់ ១៦ តម្លឹង ។ រង្វាល់​តូច​មួយ​ប្រភេទ​សម្រាប់​វាល់​អង្ករ ឬ​វាល់​គ្រាប់​អ្វី​ៗ​មាន​គ្រាប់​សណ្ដែក​បាយ​ជាដើម : អង្ករ​មួយ​នាឡិ (សរសេរ​ជា នាល ឬ នាឡ ក៏​មាន) ។</text:p>
          </table:table-cell>
          <table:table-cell table:style-name="តារាង1.D2" office:value-type="string">
            <text:p text:style-name="P3">នាឡិ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៣</text:p>
          </table:table-cell>
          <table:table-cell table:style-name="តារាង1.A2" office:value-type="string">
            <text:p text:style-name="P10">នា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ម៉ៅ​យក, ប្រកាន់​ទុក : ទំនិញ​នេះ ខ្ញុំ​បាន​នាវ​ទុក​ទាំងអស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៤</text:p>
          </table:table-cell>
          <table:table-cell table:style-name="តារាង1.A2" office:value-type="string">
            <text:p text:style-name="P10">នាវ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ៅ) ទូក, សំពៅ, កប៉ាល់...; (រ. ស.) : ព្រះ​ទីនាំង​នាវា (ម. ព. ទីន័ង ឬ ទីនាំង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៥</text:p>
          </table:table-cell>
          <table:table-cell table:style-name="តារាង1.A2" office:value-type="string">
            <text:p text:style-name="P10">នាវ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វិកៈ ឬ --វិក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អ្នក​ដើរ​ទូក...។ បើ​ស្រ្តី​ជា នាវិក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៦</text:p>
          </table:table-cell>
          <table:table-cell table:style-name="តារាង1.A2" office:value-type="string">
            <text:p text:style-name="P10">នាវិក​នាយ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វិកៈនាយក់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នាយ​ទូក, ដង្ខៅ​ទូក...។ បើ​ស្រ្តី​ជា នាវិក​នាយិក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៧</text:p>
          </table:table-cell>
          <table:table-cell table:style-name="តារាង1.A2" office:value-type="string">
            <text:p text:style-name="P10">នាវិក​ប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វិកៈប៉ៈដី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បតិ) ដូច​គ្នា​នឹង នាវិក​នាយក ដែរ ។ បើ​ស្រ្តី​ជា នាវិក​បតាន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៨</text:p>
          </table:table-cell>
          <table:table-cell table:style-name="តារាង1.A2" office:value-type="string">
            <text:p text:style-name="P10">នាវិ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នាវិ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៥៩</text:p>
          </table:table-cell>
          <table:table-cell table:style-name="តារាង1.A2" office:value-type="string">
            <text:p text:style-name="P10">នាវិកាធិប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ដី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វិក + អធិបតិ) ចៅហ្វាយ​ទូ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០</text:p>
          </table:table-cell>
          <table:table-cell table:style-name="តារាង1.A2" office:value-type="string">
            <text:p text:style-name="P10">នាវូបករ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វូប៉ៈក</text:p>
          </table:table-cell>
          <table:table-cell table:style-name="តារាង1.D2" office:value-type="string">
            <text:p text:style-name="P1">សំ.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វា + ឧបករណ) គ្រឿង​ប្រដាប់​សម្រាប់​ប្រើប្រាស់​ក្នុង​នាវា​ធំ​តូច​ទាំងពួង : ដង​ក្ដោង, ស្លាប​ក្ដោង, យុថ្កា...ជា​នាវូករណ៍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១</text:p>
          </table:table-cell>
          <table:table-cell table:style-name="តារាង1.A2" office:value-type="string">
            <text:p text:style-name="P10">នាស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សៈន៉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សន) សេចក្ដី​វិនាស, ដំណើរ​ខូច​ខាត; ការ​ធ្វើ​ឲ្យ​វិនាស, ឲ្យ​ខូច​ខាត ។</text:p>
          </table:table-cell>
          <table:table-cell table:style-name="តារាង1.D2" office:value-type="string">
            <text:p text:style-name="P3">នាសន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២</text:p>
          </table:table-cell>
          <table:table-cell table:style-name="តារាង1.A2" office:value-type="string">
            <text:p text:style-name="P10">នាសនង្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សៈ ន៉័ង-គៈ ឬ នាសៈ ន៉័ង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សនា + អង្គ &gt; នាសនង្គ) អង្គ​នៃ​សេចក្ដី​វិនាស គឺ​ការ​ប្រព្រឹត្ត​កន្លង​សិក្ខាបទ ដែល​ជា​ហេតុ​ឲ្យ​សាមណេរ​មាន​ទោស​ត្រូវ​ ទណ្ឌកម្ម <text:s/>មាន​ការ​បង្គាប់​ឲ្យ​បោស​សម្អាត​វត្ត​និង​ការ​ប្រើ​ឲ្យ​ដង​ទឹក​សម្រាប់​ប្រើប្រាស់​និង​ទឹក​ឆាន់​ជាដើម ហៅ​ថា ទណ្ឌកម្ម​សាសនា; ដាក់​ទណ្ឌកម្ម​មិន​ឲ្យ​ចេញ​ចូល​ត្រង់​ទី​នេះ​ឬ​ទី​នោះ​ជាដើម ហៅ​ថា សំវាសនាសនា, បើ​ភិក្ខុ​វិញ ហាម​មិន​ឲ្យ​រួម​សំវាស​ជា​មួយ​នឹង​សង្ឃ ក៏​ហៅ​ថា សំវាសនាសនា; សង្ឃ​ត្រូវ​ផ្សឹក​ចេញ​ឲ្យ​ទៅ​ជា​គ្រហស្ថ ហៅ​ថា លិង្គ​នាសនា; ទណ្ឌកម្ម​ទាំង​ ៣ យ៉ាង​នេះ ហៅ​ថា នាសនង្គ <text:s/><text:span text:style-name="T4">“អង្គ​នៃ​នាសនា” </text:span>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៣</text:p>
          </table:table-cell>
          <table:table-cell table:style-name="តារាង1.A2" office:value-type="string">
            <text:p text:style-name="P10">នាសន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សៈន៉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ើល​ក្នុង​ពាក្យ នាសនង្គ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៤</text:p>
          </table:table-cell>
          <table:table-cell table:style-name="តារាង1.A2" office:value-type="string">
            <text:p text:style-name="P10">នា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ាសា, នាសិកា) ច្រមុះ; (រ. ស.) : ព្រះ​នាសា ឬ ព្រះ​នាសិក ។</text:p>
          </table:table-cell>
          <table:table-cell table:style-name="តារាង1.D2" office:value-type="string">
            <text:p text:style-name="P3">នាសិក</text:p>
            <text:p text:style-name="P3"><text:s/>នាសិកា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៥</text:p>
          </table:table-cell>
          <table:table-cell table:style-name="តារាង1.A2" office:value-type="string">
            <text:p text:style-name="P10">នាសិកដ្ឋានជ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សិក័ត-ឋានៈជ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ដែល​មាន​ទី​កើត​សំឡេង​ត្រង់​ច្រមុះ (ម. ព. សកដ្ឋាននាសិកជៈ <text:s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៦</text:p>
          </table:table-cell>
          <table:table-cell table:style-name="តារាង1.A2" office:value-type="string">
            <text:p text:style-name="P10">នាសិក​រោគ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ាសិកៈរោក ឬ នាសិការោក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ោគ​ដែល​កើត​ក្នុង​ច្រមុះ គឺ​រោគ​ផ្ដាសាយ, រោគ​ឫស​ដូង​ហៀរ​សំបោរ, រោគ​ឫស​ដូង​ច្រមុះ​ជាដើម (រ. ស.) : ព្រះ​នាសិក​រោគ ។</text:p>
          </table:table-cell>
          <table:table-cell table:style-name="តារាង1.D2" office:value-type="string">
            <text:p text:style-name="P3">នាសិការោគ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៧</text:p>
          </table:table-cell>
          <table:table-cell table:style-name="តារាង1.A2" office:value-type="string">
            <text:p text:style-name="P10">នាឡ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នាលិ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៦៨</text:p>
          </table:table-cell>
          <table:table-cell table:style-name="តារាង1.A2" office:value-type="string">
            <text:p text:style-name="P10">នាឡិក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19">(បា.; សំ. នាឌិកា) ឈ្មោះ​មាត្រា​សម្រាប់​វេលា​ចំនួន ៦០ នាទី គឺ ៦០ មីនុត (ហៅ​ថា មួយ​នាឡិកា គឺ​មួយ​ម៉ោង) ។ ប្រដាប់​សម្រាប់​ប្រើ​រាប់​ម៉ោង​នុ៎ះ​ឯង ក៏​ហៅ នាឡិកា ដែរ : នាឡិកា​ចង​ដៃ, នាឡិកា​ដក់, នាឡិកា​ព្យួរ, នាឡិកា​រោទ៍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9">នាឡិកា​ចង​ដៃ</text:p>
            <text:p text:style-name="P19">នាឡិកា​ដក់ នាឡិកា​ព្យួរ នាឡិកា​រោទ៍ <text:s/></text:p>
          </table:table-cell>
        </table:table-row>
        <table:table-row>
          <table:table-cell table:style-name="តារាង1.A2" office:value-type="string">
            <text:p text:style-name="P8">៥៨៦៩</text:p>
          </table:table-cell>
          <table:table-cell table:style-name="តារាង1.A2" office:value-type="string">
            <text:p text:style-name="P10">និក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ួក, ហ្វូង ។ សត្តនិករ <text:s/>ពួក​សត្វ, ពួក​សត្វ​លោ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សត្ត​និករ</text:p>
          </table:table-cell>
        </table:table-row>
        <table:table-row>
          <table:table-cell table:style-name="តារាង1.A2" office:value-type="string">
            <text:p text:style-name="P8">៥៨៧០</text:p>
          </table:table-cell>
          <table:table-cell table:style-name="តារាង1.A2" office:value-type="string">
            <text:p text:style-name="P10">និក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ួក, ក្រុម, ហ្វូង, ប្រជុំ ។ ឈ្មោះ​គម្ពីរ​សុត្តន្ត​បិដក​ដែល​ចែក​ចេញ​ជា ៥ ពួក គឺ ទីឃ​និកាយ, មជ្ឈិម​និកាយ, សំយុត្ត​និកាយ, អង្គុត្តរ​និកាយ, ខុទ្ទក​និកាយ ។ ពួក​នីមួយ​ៗ​ដែល​មាន​លទ្ធិ​ផ្សេង​គ្នា ឬ​ដែល​មាន​បែប​បទ, កិច្ចការ​ផ្សេង​គ្នា ក៏​ហៅ​ថា និកាយ <text:s/>ដូច​ពាក្យ​ថា ទក្ខិណ​និកាយ, ឧត្តរ​និកាយ, ធម្មយុត្តិក​និកាយ, មហា​និកាយ, ពល​និកាយ, សត្ត​និកាយ ជាដើម (ម. ព. ទាំង​នោះ) : ការ​ប្រកាន់​និកាយ​ហួស​ហេតុ​ពេក​ជា​ប្រភព​នៃ​សាមគ្គី​ភេទ ទាំង​ជា​មូលដ្ឋាន​ឲ្យ​កើត​មាន​មានះ​ក្រាស់​កម្រ​នឹង​ទម្រុឌទម្រោម​ផង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១</text:p>
          </table:table-cell>
          <table:table-cell table:style-name="តារាង1.A2" office:value-type="string">
            <text:p text:style-name="P10">និក្កង្ខ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ក-ក័ងខ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គ្មាន​សេចក្ដី​សង្ស័យ, ការ​អស់​សេចក្ដី​ងឿង​ឆ្ងល់ : និក្កង្ខា​រមែង​មិន​មាន​នៅ​ក្នុង​សន្ដាន​បុថុជ្ជ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២</text:p>
          </table:table-cell>
          <table:table-cell table:style-name="តារាង1.A2" office:value-type="string">
            <text:p text:style-name="P10">និក្ខេបប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ក-ខេប៉ៈ-បត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ទ​ឬ​មាតិកា​រឿង​ដែល​លើក​យក​មក​ដាក់​ជា​គោល ដើម្បី​អធិប្បាយ​ពង្រីក​សេចក្ដី​ឲ្យ​ល្មម​ស្ដាប់​បាន ។ ពាក្យ​នេះ សព្វ​ថ្ងៃ​ប្រើ​សំដៅ​យក​សៀវភៅ​ដែល​បេក្ខជន​តែង​ឡើង​ហើយ​ដាក់​ជូន​ឲ្យ​គណៈ​មេ​ប្រយោគ​ពិនិត្យ​ក្នុង​ការ​ប្រឡង​យក​ថ្នាក់​បណ្ឌិត​ផ្នែក​វិជ្ជា​ណា​មួយ : និក្ខេប​បទ​ផ្នែក​ខាង​ទស្សន​វិជ្ជា; ខ្ញុំ​បាន​ជូន​និក្ខេប​បទ​ដល់​គណៈ​មេ​ប្រយោគ​រួច​ហើយ (បារ. Thèse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៣</text:p>
          </table:table-cell>
          <table:table-cell table:style-name="តារាង1.A2" office:value-type="string">
            <text:p text:style-name="P10">និគ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ំ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ជុំ​ភូមិ​ច្រើន គឺ​តំបន់​ដែល​មាន​មេ​ភូមិ​ម្នាក់​ជា​អ្នក​ត្រួតត្រា; ទី​ផ្សារ​នីមួយ​ៗ​ក្នុង​ខែត្រ​ក្រៅ (ពាក្យ​នេះ​មាន​ប្រើ​តែ​ពី​ក្នុង​សម័យ​បុរាណ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៤</text:p>
          </table:table-cell>
          <table:table-cell table:style-name="តារាង1.A2" office:value-type="string">
            <text:p text:style-name="P10">និគម​វច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ៈមៈវៈចៈ ន៉ៈ ឬ--គំ- ម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ាក្យ​បន្ថែម គឺ​សេចក្ដី​បញ្ជាក់​សង្ខេប​ខ្លី​ៗ ត្រួត​ថែម​លើ​ពាក្យ​ដែល​បាន​និយាយ​យ៉ាង​ពិស្ដារ​ពី​ខាង​ដើម​ម្ដង​រួច​មក​ហើយ គឺ​ពាក្យ​ពន្យល់​ដោយ​រួបរួម​សេចក្ដី​ចុង​ក្រោយ​បង្អស់ : ធម្ម​កថិក មុន​នឹង​បញ្ចប់​ធម៌​ទេសនា តែងតែ​សម្ដែង​នូវ​និគម​វចនៈ​ដើម្បី​ញ៉ាំង​អ្នក​ស្ដាប់​ឲ្យ​ចងចាំ​នូវ​គោល​ធម៌​ដែល​លោក​បាន​សម្ដែង​មក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៥</text:p>
          </table:table-cell>
          <table:table-cell table:style-name="តារាង1.A2" office:value-type="string">
            <text:p text:style-name="P10">និគ្គហ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ក-គៈហិ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គ្គហិត ឬ និគ្គហីត) ឈ្មោះ​គ្រឿង​សម្គាល់​មាន​រូប​សណ្ឋាន​ជា​សូន្យ​មួយ​យ៉ាង​នេះ <text:s/>“០” រាប់​ចូល​ជា​ព្យញ្ជនៈ​ដែរ, មាន​សំឡេង​ដូច​តួ “ង” ប្រកប​ក៏​មាន ដូច​តួ “ម” <text:s/>ប្រកប​ក៏​មាន ។ សំ. និង បា. រាប់​និគ្គហិត​នេះ​ចូល​ក្នុង​ពួក​ព្យញ្ជនៈ​សេស​វគ្គ​ផង​ដែរ អាន​ថា <text:s/>អ័ង <text:s/>ឬ អ័ម <text:s/>។ ឯ​ទម្លាប់​នៃ​ជន​បរទេស​ខ្លះ គេ​អាន​ថា <text:span text:style-name="T5">អ៊្ហ‌ិង ឬ អ៊្ហ‌ិម</text:span> ឲ្យ​គ្រាន់​តែ​ឮ​សំឡេង​ដូច​គេ​គ្រហឹម​ងំ​ក្នុង​ច្រមុះ​ប៉ុណ្ណោះ ដោយ​គេ​យល់​ថា​អាន​កុំ​ឲ្យ​ឮ​ច្បាស់​ថា អ័ង <text:s/>ឬ អ័ម ដើម្បី​ឲ្យ​និគ្គហិត​នេះ​​អាច​រលាស់​សំឡេង​ផ្សំ​នឹង​ស្រៈ ឥ, ឧ <text:s/>ហើយ​និង​ស្រះ​ឯ​ទៀត​ខ្លះ​បាន​ដោយ​ងាយ សម្រាប់​ភាសា​របស់​គេ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៦</text:p>
          </table:table-cell>
          <table:table-cell table:style-name="តារាង1.A2" office:value-type="string">
            <text:p text:style-name="P10">និគ្រន្ថ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្រន់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គ៌្រន្ថ; និគ្គណ្ឋ <text:s/>“អ្នក​ដែល​ប្រាស​ចាក​កិលេស​ជា​គ្រឿង​ដោត​ក្រង​ឬ​កិលេស​ជា​គ្រឿង​ចាក់​ស្រេះ​ហើយ...”) បព្វជិត​ពួក​មួយ​បួស​ក្រៅ​សាសនា​ប្រកាន់​លទ្ធិ​ថា ខ្លួន​ជា​មនុស្ស​កម្ចាត់​កិលេស​ដែល​ចាក់​ស្រេះ​នៅ​ក្នុង​សន្តាន​ឲ្យ​ជ្រះ​អស់​ហើយ (អចេលកៈ <text:s/>ឬ អាជីវ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៧</text:p>
          </table:table-cell>
          <table:table-cell table:style-name="តារាង1.A2" office:value-type="string">
            <text:p text:style-name="P10">និគ្រោ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គ្រោត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្យគ្រោធ) ជ្រៃ, មើម​ជ្រៃ : ជ្រក​ក្រោម​ម្លប់​និគ្រោធ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៨</text:p>
          </table:table-cell>
          <table:table-cell table:style-name="តារាង1.A2" office:value-type="string">
            <text:p text:style-name="P10">និគ្រោធ​ព្រឹក្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គ្រោធៈ ព្រឹក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គ្រោធរុក្ខ; ន្យគ្រោធវ្ឫក្ស) ដើម​ជ្រ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៧៩</text:p>
          </table:table-cell>
          <table:table-cell table:style-name="តារាង1.A2" office:value-type="string">
            <text:p text:style-name="P10">និគ្រោធារា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វត្ត​មួយ​នៅ​ក្បែរ​ស្ទឹង​រោហិណី​ជិត​ក្រុង​កបិលវត្ថុ ដែល​ពួក​ព្រះ​ញាតិ​នៃ​ព្រះ​សម្មាសម្ពុទ្ធ​ព្រម​ព្រៀង​គ្នា​សាង​ថ្វាយ​ព្រះ​អង្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០</text:p>
          </table:table-cell>
          <table:table-cell table:style-name="តារាង1.A2" office:value-type="string">
            <text:p text:style-name="P10">និ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ង ឬ នឹង</text:p>
          </table:table-cell>
          <table:table-cell table:style-name="តារាង1.D2" office:value-type="string">
            <text:p text:style-name="P1">បារ.</text:p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(et) <text:s/>សព្ទ​ជា​សន្ធាន ជា​ទ្វន្ទ្វ​សម្រាប់​និយាយ​ត​ពាក្យ​ឬ​ត​ឃ្លា​របះ​ពី​មួយ​ទៅ​មួយ ដែល​មាន​ដំណើរ​សេចក្ដី​ថា ទាំង, ព្រម​ទាំង, ផង, នេះ​ផង, នុះ​ផង : អ្នក​និង​ខ្ញុំ; គោ​និង​ក្របី : ផ្ទះ​នេះ​ផ្ទះ​នុ៎ះ​និង​ផ្ទះ​ឯ​ណោះ; សុខ​និង​ទុក្ខ; ទៅ​និង​មិន​ទៅ; ឲ្យ​និង​មិន​ឲ្យ; យក​ចាន​និង​ផ្តិល​មក​ផង <text:s/>។ល។ (ម. ព. នឹង ១ កិ. នុ., នឹង ២ គុ. ឬ កិ. វិ., នឹង ៣ <text:s/>អា. និ., នឹង ៤ អា. និ., ហ្នឹង វិ. ស.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១</text:p>
          </table:table-cell>
          <table:table-cell table:style-name="តារាង1.A2" office:value-type="string">
            <text:p text:style-name="P10">និច្ច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ច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(និត្យ) ទៀង, ពិត, មែន; រឿយ​ៗ, មិន​ដែល​ដាច់ : នៅ​ជានិច្ច ។ និច្ចកាល <text:s/>(និច-ចៈ--) កិ. វិ. (បា.; សំ. និត្យ + កាល) រាល់​កាល, រាល់​វេលា : ធ្វើ​ការ​ជា​និច្ចកាល, ទៅ​មក​ជា​និច្ចកាល ។ និច្ចភត្ត (--ភាត់) ន. ភត្ត​ដែល​មាន​បម្រុង​ជា​និច្ច, ភោជនាហារ​ដែល​បម្រុង​ទុក​រាល់​ពេល​វេលា ។ ពាក្យ​នេះ សព្វ​ថ្ងៃ​ប្រើ​សំដៅ​យក​ប្រាក់​ប្រចាំ​ខែ​ជា​តម្លៃ​បច្ច័យ ៤ មាន​ចីវរប្បច្ច័យ​ជាដើម ដែល​គេ​បាន​ <text:s/>បវារណា​ចំពោះ​បព្វជិត​ក្នុង​ពុទ្ធ​សាសនា ។ និច្ចសម័យ <text:s/>(ម. ព. និច្ចកាល) ។ និច្ចសីល <text:s/>ន. សីល​ដែល​រក្សា​បាន​រៀង​រាល់​ថ្ងៃ ឥត​មាន​កំណត់​ថ្ងៃ​នេះ​ឬ​ថ្ងៃ​នោះ ឬ​សីល​ដែល​ទទួល​សមាទាន​តែ​ម្ដង​ក្នុង​ថ្ងៃ​ណា​មួយ ក៏​អាច​តាំង​នៅ​បាន​ជា​និច្ច​ត​ទៅ វៀរ​លែង​តែ​អ្នក​សមាទាន​នោះ​ប្រព្រឹត្ត​កន្លង​អង្គ​របស់​សីល (បាន​ដល់​សីល ៥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ិច្ចកាល</text:p>
            <text:p text:style-name="P2">និច្ចភត្ត </text:p>
            <text:p text:style-name="P2">និច្ចសម័យ </text:p>
            <text:p text:style-name="P2">និច្ចសីល</text:p>
          </table:table-cell>
        </table:table-row>
        <table:table-row>
          <table:table-cell table:style-name="តារាង1.A2" office:value-type="string">
            <text:p text:style-name="P8">៥៨៨២</text:p>
          </table:table-cell>
          <table:table-cell table:style-name="តារាង1.A2" office:value-type="string">
            <text:p text:style-name="P10">និត្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ត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(និច្ច) ទៀង, ពិត, មែន, រឿយ​ៗ, មិន​ដែល​ដាច់; ច្រើន​ប្រើ​ជា និត្យ​នៅ ឬ នៅ​និត្យ <text:s/>គឺ​នៅ​មិន​ដាច់ (ព. កា.) : ...អនិច្ចំ​ពុំ​ឋិត ពុំ​ថេរ​នៅ​និត្យ យឺន​យូរ​ឡើយ​នៃ ស្លាប់​ទៅ​ជា​ខ្មោច​អសោច​ពេក​ក្រៃ ឆ្អឹង​សាច់​សរសៃ ជា​ព្រះ​ធរណី ។...(ព្រះ​ត្រៃ​លក្ខណ៍​បុរាណ) ។ នែបនិត្យ គឺ​អែប​ជិត​រឿយ​ៗ ឬ​អែប​ជិត​មិន​ដាច់ (ព. កា.) : ... នែបនិត្យ​ក្រសោប ជួញ​ជិត​អង្គ​ឱប អង្អែល​ឥន្ទ្រិយ ថើប​ថែ​កាយា ភក្ដ្រា​កាកី កួច​កើត​មេត្រី រាគ​រស​តណ្ហា ។...(សាស្ត្រា​កាកី) ។ និត្យ​សមាជិក (និត-ត្យៈ--) ន. (សំ. បា.) សមាជិក​ដែល​នៅ​ប្រចាំ​ការ​ជា​និច្ច​នៃ​សមាគម​ឬ​ការិយាល័យ​ណា​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ិត្យ​នៅ នៅ​និត្យ </text:p>
            <text:p text:style-name="P2">នែបនិត្យ</text:p>
            <text:p text:style-name="P2">និត្យ​សមាជិក</text:p>
          </table:table-cell>
        </table:table-row>
        <table:table-row>
          <table:table-cell table:style-name="តារាង1.A2" office:value-type="string">
            <text:p text:style-name="P8">៥៨៨៣</text:p>
          </table:table-cell>
          <table:table-cell table:style-name="តារាង1.A2" office:value-type="string">
            <text:p text:style-name="P10">និទស្ស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ទស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ទស្សន) ការ​ពន្យល់​ឲ្យ​ឃើញ​ហេតុ​ផល, គ្រឿង​អាង, ឧទាហរណ៍; ព័ស្ដុតាង, តឹតតាង : រឿង​នេះ​ឥត​មាន​អ្វី​ជា​និទស្សន៍​ទេ, សូម​ជ្រាប​តាម​និទស្សន៍​នេះ​ចុ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៤</text:p>
          </table:table-cell>
          <table:table-cell table:style-name="តារាង1.A2" office:value-type="string">
            <text:p text:style-name="P10">និទាឃ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ឃ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រដូវ​មួយ​ប្រើ​តាម​សុរិយគតិ ជា​រដូវ​ក្ដៅ មាន៩២ ថ្ងៃ រាប់​ពី​ត្រឹម​ថ្ងៃ​ទី ២១ ខែ​មីនា (ម៉ារ្ស) ដល់​ថ្ងៃ​ទី ២១ ខែ​មិថុនា (យូវ៉ាំង)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៥</text:p>
          </table:table-cell>
          <table:table-cell table:style-name="តារាង1.A2" office:value-type="string">
            <text:p text:style-name="P10">និទ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ហេតុ, ដើម​ហេតុ, ដើម​ទង​គន្លង; រឿង, រឿង​តំណាល : នាំ​និទាន, ទាញ​យក​និទាន​មក​សម្ដែង ។ ខ្មែរ​យើង​ប្រើ​ជា កិ. ក៏​មាន : ស្ដាប់​គេ​និទាន​រឿង <text:s/>គឺ​ស្ដាប់​គេ​សម្ដែង​ឬ​និយាយ​រឿ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៦</text:p>
          </table:table-cell>
          <table:table-cell table:style-name="តារាង1.A2" office:value-type="string">
            <text:p text:style-name="P10">និទាន​កថ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ៈកៈថា ឬ --នៈវៈចៈន៉ៈ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... ឬ--វចន) សម្ដី​សម្ដែង​រឿង, ពាក្យ​ថ្លែង​រឿង (ព. ទេ.) ។</text:p>
          </table:table-cell>
          <table:table-cell table:style-name="តារាង1.D2" office:value-type="string">
            <text:p text:style-name="P3">និទាន​វចនៈ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៧</text:p>
          </table:table-cell>
          <table:table-cell table:style-name="តារាង1.A2" office:value-type="string">
            <text:p text:style-name="P10">និទ្ទេ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ត-ទេសៈ ឬ--ទេស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សម្ដែង​ចែក​ញែក​សេចក្ដី, សេចក្ដី​ដែល​សម្ដែង​ចែក​ញែក​ជា​សង្កាត់​ៗ : ធម៌​ក្នុង​គម្ពីរ​វិសុទ្ធិមគ្គ ចែក​ចេញ​ជា ៣ និទ្ទេស គឺ​សីល​និទ្ទេស, សមាធិ​និទ្ទេស, បញ្ញា​និទ្ទេស ។ (ម. ព. វិសុទ្ធិមគ្គ <text:s/>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៨</text:p>
          </table:table-cell>
          <table:table-cell table:style-name="តារាង1.A2" office:value-type="string">
            <text:p text:style-name="P11">និទ្ទេស​ប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ត-ទេសៈ បត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ទ​ដែល​សម្ដែង​ចែក​ញែក, បទ​ដែល​ញែក​ចេញ​ជា​សង្កាត់​ឬ​ជា​វគ្គ​មួយ​ៗ : ពន្យល់​និទ្ទេស​បទ, សិក្សា​និទ្ទេស​ប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៨៩</text:p>
          </table:table-cell>
          <table:table-cell table:style-name="តារាង1.A2" office:value-type="string">
            <text:p text:style-name="P10">និទ្ទេស​វារ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ត-ទេសៈ វារ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វារ) វារៈ​ឬ​សង្កាត់​សេចក្ដី​ដែល​សម្ដែង​ចែក​ញែ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០</text:p>
          </table:table-cell>
          <table:table-cell table:style-name="តារាង1.A2" office:value-type="string">
            <text:p text:style-name="P10">និទ្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ត-ទ្រា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ទ្ទា) ដំណើរ​ដេក​លក់ ។ ខ្មែរ​យើង​ប្រើ​ជា <text:s/>កិ. <text:s/>ក៏​មាន : កំពុង​និទ្រា <text:s/>កឺ​កំពុង​ដេក​លក់; ច្រើន​ប្រើ​ក្លាយ​ជា និន្ទ្រា <text:s/>គួរ​កុំ​ប្រើ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១</text:p>
          </table:table-cell>
          <table:table-cell table:style-name="តារាង1.A2" office:value-type="string">
            <text:p text:style-name="P10">និន្ទ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ន-ទា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ំណើរ​តិះដៀល, ការ​រិះ​គន់, ដំណៀល : មនុស្ស​ក្នុង​លោក ពុំ​អាច​ចៀស​ផុត​អំពី​និន្ទា​បាន​ឡើយ ។ ឈ្មោះ​លោក​ធម៌​ទី ៥ ក្នុង​ពួក​លោក​ធម៌​ទាំង ៨ (ម. ព. លោក​ធម៌ ក្នុង​កាព្យ លោក ទៀត​ផង) ។ ខ្មែរ​យើង​ប្រើ​ជា កិ. ក៏​មាន : កុំ​និន្ទា​គេ <text:s/>គឺ​កុំ​តិះដៀល​គេ ។ និន្ទា​ឈ្នានីស <text:s/>និន្ទា​ផង​ច្រណែន​ឈ្នានីស​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ិន្ទា​ឈ្នានីស</text:p>
          </table:table-cell>
        </table:table-row>
        <table:table-row>
          <table:table-cell table:style-name="តារាង1.A2" office:value-type="string">
            <text:p text:style-name="P8">៥៨៩២</text:p>
          </table:table-cell>
          <table:table-cell table:style-name="តារាង1.A2" office:value-type="string">
            <text:p text:style-name="P10">និន្នា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ន-នាក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ន្ន + អាការ) អាការ​ដែល​ទ្រេត​ទេរ​ទៅ ឬ​ដែល​លម្អៀង​ទៅ​ម្ខាង​ៗ : ប្រទេស​នេះ​មាន​និន្នាការ​ទៅ​ខាង​ឆ្វេង, ប្រទេស​នោះ​មាន​និន្នាការ​ទៅ​ខាង​ស្ដាំ, ប្រទេស​អព្យាក្រឹត​ឋិត​នៅ​ត្រង់​កណ្ដាល ឥត​មាន​និន្នាការ​ទៅ​ខាង​ឆ្វេង​ឬ​ទៅ​ខាង​ស្ដាំ​ឡ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៣</text:p>
          </table:table-cell>
          <table:table-cell table:style-name="តារាង1.A2" office:value-type="string">
            <text:p text:style-name="P10">និន្នា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ន-នា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ំឡេង​គឹកកង, សូរ​សព្ទ​កង​រំពង ។ គុ. ដែល​កង​រំពង : សំឡេង​និន្នា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៤</text:p>
          </table:table-cell>
          <table:table-cell table:style-name="តារាង1.A2" office:value-type="string">
            <text:p text:style-name="P10">និប្បរិយ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ប-ប៉ៈរ៉ិ យ៉ាយ ឬ​និប-ប-រ៉ិ--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រ៑ + បយ៌ាយ &gt; និស្បយ៌ាយ <text:s/>ឬ និះបយ៌ាយ) សេចក្ដី​អធិប្បាយ​ដោយ​ត្រង់​មិន​ផ្សែផ្សំ, សេចក្ដី​ពន្យល់​ត្រឹមត្រូវ​គ្រប់​គ្រាន់ ។ ព. ផ្ទ. បរិយាយ 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៥</text:p>
          </table:table-cell>
          <table:table-cell table:style-name="តារាង1.A2" office:value-type="string">
            <text:p text:style-name="P10">និបា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ូច​គ្នា​នឹង និបាត​សព្ទ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៦</text:p>
          </table:table-cell>
          <table:table-cell table:style-name="តារាង1.A2" office:value-type="string">
            <text:p text:style-name="P10">និបា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ពួក​គម្ពីរ​សម្ដែង​រឿង​និទាន​របស់​ព្រះ​ពុទ្ធ កាល​កើត​ក្នុង​ជាតិ​មុន​ៗ ជា​គម្ពីរ​រាប់​បញ្ចូល​ក្នុង​ព្រះ​ត្រៃ​បិដក​ប៉ែក​ព្រះ​សូត្រ​ ខាង​ខុទ្ទក​និកាយ : គម្ពីរ​និបាត, គម្ពីរ​និបាត​ជាតក ។</text:p>
          </table:table-cell>
          <table:table-cell table:style-name="តារាង1.D2" office:value-type="string">
            <text:p text:style-name="P3">និបាត​ជាតក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៧</text:p>
          </table:table-cell>
          <table:table-cell table:style-name="តារាង1.A2" office:value-type="string">
            <text:p text:style-name="P10">និបាត​សព្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តៈស័ប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បាត​សទ្ទ) សព្ទ​សម្រាប់​ផ្សំ​សម្ដី​ត្រង់​ឃ្លា​របះ​នីមួយ​ៗ ជា​ជំនួយ​នាម​សព្ទ​និង​កិរិយា​សព្ទ ឲ្យ​មាន​សេចក្ដី​ស្រឡះ, ច្បាស់​លាស់, ពីរោះ​ស្រួល​ស្ដាប់ ។ល។ ដូច​ពាក្យ​ថា ក៏​, ក៏​ដោយ, ក៏​ដែរ, ក្ដី, ផង, ឯ, បើ, ទោះ, ទោះបី, បើ​ទុក​ជា, ទើប, ពុំនោះ​សោត, ដែរ <text:s/>ជាដើម (ព. វ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៨</text:p>
          </table:table-cell>
          <table:table-cell table:style-name="តារាង1.A2" office:value-type="string">
            <text:p text:style-name="P10">និពទ្ធ​កុស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ព័ត-ធៈ កុសល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ុសល​ដែល​គេ​ធ្វើ​ជាប់​ហូរហែ​មិន​ដាច់, កុសល​ជានិច្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៨៩៩</text:p>
          </table:table-cell>
          <table:table-cell table:style-name="តារាង1.A2" office:value-type="string">
            <text:p text:style-name="P10">និពន្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ពន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ឬ គុ.</text:p>
          </table:table-cell>
          <table:table-cell table:style-name="តារាង1.D2" office:value-type="string">
            <text:p text:style-name="P2">តែង​ឡើង, ចង​ក្រង, រៀបរៀង : និពន្ធ​ពង្សាវតារ, និពន្ធ​រឿង​ប្រលោម​លោក; ដែល​ចង​ហើយ; ដែល​តែង​ហើយ, ដែល​សម្រេច​ឲ្យ​មាន​កម្រិត​ហើយ,...រឿង​និពន្ធ ។ ន. ចំណង (សេចក្ដី), សេចក្ដី​តែង, ពំនោល ។ល។ (រ. ស.) : ព្រះ​និពន្ធ, ព្រះ​រាជ​និពន្ធ គឺ​សេចក្ដី​ដែល​ស្ដេច​ទ្រង់​តែង, ទ្រង់​រៀបរៀង (ម. ព. <text:s/>រាជ​និពន្ធ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០</text:p>
          </table:table-cell>
          <table:table-cell table:style-name="តារាង1.A2" office:value-type="string">
            <text:p text:style-name="P10">និព្វ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ប-ពាន</text:p>
          </table:table-cell>
          <table:table-cell table:style-name="តារាង1.D2" office:value-type="string">
            <text:p text:style-name="P1">សំ.;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ក​ពី សំ. ថា និស៑ “ចេញ, ចេញ​ផុត, ចេញ​ផុត​ស្រឡះ; អស់, ឥត” + វាន “ជា​ឈ្មោះ​តណ្ហា​ដែល​ចាក់​ស្រេះ, ទាក់​ឆ្វាក់, រួបរឹត​ក្នុង​សន្តាន​ចិត្ត​សត្វ”, និស៑ &gt; និរ៑ + វាន &gt; វាណ = និរ៌ាណ; បា. និ + វាន, ដោយ​អនុលោម​តាម សំ. <text:s/>គឺ​ឲ្យ​មាន​សំឡេង​ធ្ងន់​ដូច សំ. ដែរ <text:s/>និ + វាន, វ &gt; ព <text:s/>តម្រួត ព &gt; ព្វ = និព្វាន មាន​អត្ថន័យ​ដូច​ សំ. ដែរ គឺ​ជា​ឈ្មោះ​ធម្មជាត​ឬ​ចិត្ត​ដែល​ចេញ​ផុត​​ស្រឡះ​ចាក វានៈ គឺ​ឥត​មាន​តណ្ហា​ដែល​ចាក់​ស្រេះ​ទាក់​ឆ្វាក់​រួបរឹត, ដោយ​បរិយាយ​ថា អស់​មាន​កម្ម​ដដែល​ៗ ត​ទៅ​ទៀត​ហើយ សំដៅ​ចំពោះ ខន្ធ​និព្វាន របស់​ព្រះ​ពុទ្ធ, ព្រះ​បច្ចេក​ពុទ្ធ, ព្រះ​អរហន្ត​ខីណាស្រព, ប៉ុន្តែ​ពាក្យ និព្វាន ឬ និវ៌ាណ នេះ​មាន​មគ្គ ៤ ផល ៤ ជា​សមុទ័យ​ឬ​ជា​ប្រភព​ឲ្យ​កើត​បាន​ជា កិលេស​និព្វាន ឬ ក្លេសនិវ៌ាណ <text:s/>ក៏​ពុំ​ទាន់​ចេញ​ផុត​ស្រឡះ​ចាក​កម្ម​ដដែល​ៗ នៅ​ឡើយ លុះ​ដល់​បញ្ចក្ខន្ធ​រលត់​ហើយ ទើប​មាន​ឈ្មោះ​ថា ខន្ធ​និព្វាន ឬ ស្កន្ធនិវ៌ាណ អស់​មាន​កម្ម​ដដែល​ៗ​ត​ទៅ​ទៀត នៅ​មាន​សុទ្ធ​តែ បរម​សុខ ហៅ​ថា ឯកន្ត​បរម​សុខ តែ​មួយ​យ៉ាង​ប៉ុណ្ណោះ​ឯង : និព្វាន​ជា​បរមត្ថ​ធម៌ មាន​អត្ថន័យ​សុខុម​ល្អិត​ហួស​វិស័យ​នៃ​សាធារណ​សត្វ​បុថុជ្ជន បើ​លុះ​តែ​បុថុជ្ជន​អ្នក​ធុញ​ទ្រាន់​នឿយ​ណាយ​រសាយ​ចិត្ត ឃ្លាត​ចាក​បុនប្បុនក្កម្ម គឺ​កម្ម​ដដែល​ៗ ទើប​យល់​ឃើញ​ព្រឹល​ៗ ថា​មាន​និព្វាន​ពិត​មែន ...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១</text:p>
          </table:table-cell>
          <table:table-cell table:style-name="តារាង1.A2" office:value-type="string">
            <text:p text:style-name="P10">និព្វាន​នរ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ប-ពាន-នរក់</text:p>
          </table:table-cell>
          <table:table-cell table:style-name="តារាង1.D2" office:value-type="string">
            <text:p text:style-name="P1">ព.បុ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ព. បុ.) មើល​ក្នុង​ពាក្យ លោកន្តរ​នរ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២</text:p>
          </table:table-cell>
          <table:table-cell table:style-name="តារាង1.A2" office:value-type="string">
            <text:p text:style-name="P10">និមន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មន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អញ្ជើញ, សូម​ឲ្យ​ទៅ ឬ​សូម​ឲ្យ​មក (ស. ស.) : និមន្ត​លោក​ទេស្នា, និមន្ត​លោក​ទៅ​បិណ្ឌបាត, និមន្ត​លោក​មក​ឆា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៣</text:p>
          </table:table-cell>
          <table:table-cell table:style-name="តារាង1.A2" office:value-type="string">
            <text:p text:style-name="P10">និមន្ត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មន់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មន្តន; និមន្ត្រណ) ដំណើរ​អញ្ជើញ, ដំណើរ​សូម​ឲ្យ​ទៅ​ឬ​សូម​ឲ្យ​មក (ស. ស.) : លោក​ទទួល​និមន្តន៍​ទាយក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៤</text:p>
          </table:table-cell>
          <table:table-cell table:style-name="តារាង1.A2" office:value-type="string">
            <text:p text:style-name="P10">និម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មល់ ឬ និម-មល់</text:p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ម្មល; និម៌ល) ដែល​ឥត​មន្ទិល, ឥត​សៅហ្មង (ព. កា.) : តាំង​ពី​ឃ្លាត​ចាក​នួន​និម្មល រៀម​រឹង​ទុក្ខ​ទល់​ខ្វល់​ក្នុង​ប្រាណ កិច្ចការ​សារពើ​ធ្វើ​ពុំ​បាន នឹក​តែ​កល្យាណ​សព្វ​វេលា ។ (ប្រើ​ជា និម្មល <text:s/>ត្រឹម​ត្រូវ​ជាង និមល) ។</text:p>
          </table:table-cell>
          <table:table-cell table:style-name="តារាង1.D2" office:value-type="string">
            <text:p text:style-name="P3">និម្មល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៥</text:p>
          </table:table-cell>
          <table:table-cell table:style-name="តារាង1.A2" office:value-type="string">
            <text:p text:style-name="P10">និម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; សំ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(និម្មិត; និរិ្មត) បង្កើត​ដោយ​ឫទ្ធិ, កាឡា​ខ្លួន, ដំណែង​ខ្លួន ។ (ប្រើ​ជា និម្មិត ត្រឹមត្រូវ​ជាង និមិត) ។</text:p>
          </table:table-cell>
          <table:table-cell table:style-name="តារាង1.D2" office:value-type="string">
            <text:p text:style-name="P3">និម្មិត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៦</text:p>
          </table:table-cell>
          <table:table-cell table:style-name="តារាង1.A2" office:value-type="string">
            <text:p text:style-name="P10">និមិត្ត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>--មិ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ើម​ហេតុ, លក្ខណៈ, គោល, ចារឹក, គ្រឿង​សម្គាល់ : និមិត្ត​សីមា ជា​គ្រឿង​ដែល​ភិក្ខុ​សង្ឃ​បាន​កំណត់​យក​ជា​គោល​ចារឹក​សីមា ។ ខ្មាស​របស់​បុរស​ស្រ្តី : និមិត្ត​បុរស, និមិត្ត​ស្រ្ត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ព្រោះ, ព្រោះ​តែ : ដំរី​បាន​ជា​ព្រាន​ស្វែង​តាម​បាញ់ និមិត្ត​ភ្លុក​វា (មិន​សូវ​ប្រើ, ច្រើន​ប្រើ​ពាក្យ ព្រោះ, ព្រោះ​តែ ជា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៧</text:p>
          </table:table-cell>
          <table:table-cell table:style-name="តារាង1.A2" office:value-type="string">
            <text:p text:style-name="P10">និមិត្ត​រូ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ិត-ត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ូប​ជា​គ្រឿង​កំណត់​សម្គាល់ គឺ​វត្ថុ​ជា​តំណាង​អ្វី​មួយ​ដែល​គ្មាន​រូប ដូច​ជា​ជញ្ជីង​ទុក​ជា​តំណាង​នៃ​សុចរិត​យុត្តិធម៌​ជាដើម : ជញ្ជីង​ជា​និមិត្ត​រូប​នៃ​យុត្តិធម៌, អំបោះ​ចង​ដៃ​គូ​ស្វាមី​ភរិយា​ថ្មី ទុក​ជា​និមិត្ត​រូប​នៃ​ពរ ៤ ប្រការ​គឺ អាយុ វណ្ណៈ សុខៈ ពលៈ (បារ. <text:span text:style-name="T3">Symbole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៨</text:p>
          </table:table-cell>
          <table:table-cell table:style-name="តារាង1.A2" office:value-type="string">
            <text:p text:style-name="P10">និមិត្ត​ហេតុ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មិត-តៈ ហែ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ហេតុ​ជា​គ្រឿង​ចំណាំ​ឬ​សម្គាល់ ។ សព្វ​ថ្ងៃ​ប្រើ​ពាក្យ​នេះ​សំដៅ​យក​អាការ​នៃ​រោគ​ឬ​ប្រភេទ​នៃ​ជំងឺ ដែល​នាំ​ឲ្យ​ដឹង​បាន​ដោយ​គ្រឿង​សម្គាល់​ផ្សេង​ៗ : និមិត្ត​ហេតុ​នៃ​រោគ​គ្រុន​ចាញ់ (បារ. <text:span text:style-name="T3">Symblôme</text:span><text:span text:style-name="T10"> </text:span><text:span text:style-name="T3">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០៩</text:p>
          </table:table-cell>
          <table:table-cell table:style-name="តារាង1.A2" office:value-type="string">
            <text:p text:style-name="P10">និម្មាបន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ម-មា-ប៉ៈ ន៉ៈកាំ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ំពើ​ឬ​ការ​បង្កើត​អ្វី​ៗ​ដោយ​ឫទ្ធិ ។ សិល្បៈ​ផ្នែក​ខាង​ការ​សាង ឬ​តាក់តែង​នូវ​វត្ថុ​ផ្សេង​ៗ​ឲ្យ​បាន​ល្អ​ឆើតឆាយ​ដូច​ជា​និមិ្មត : គួរ​ស្ងើច​សរសើរ​នូវ​និម្មាបន​កម្ម​នៃ​ប្រាសាទ​នគរ​វត្ត (បារ. <text:span text:style-name="T3">Architecture)</text:span><text:span text:style-name="T3">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០</text:p>
          </table:table-cell>
          <table:table-cell table:style-name="តារាង1.A2" office:value-type="string">
            <text:p text:style-name="P10">និម្មាបន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និក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ធ្វើ​ឬ​បង្កើត​អ្វី​ៗ​ដោយ​ឫទ្ធិ ។ អ្នក​កាន់​កាប់​មុខ​ការ​ខាង​កសាង​លំអ​តាក់តែង...(ម. ព. និម្មាបន​កម្ម ទៀត​ផង; បារ. <text:span text:style-name="T3">Architecte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១</text:p>
          </table:table-cell>
          <table:table-cell table:style-name="តារាង1.A2" office:value-type="string">
            <text:p text:style-name="P10">និម្មានរ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ម-មានៈរៈ តី ឬ-ដី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ស្ថាន​សួគ៌​ក្នុង​ឆកាមាវចរ​ជាន់​ទី​ប្រា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២</text:p>
          </table:table-cell>
          <table:table-cell table:style-name="តារាង1.A2" office:value-type="string">
            <text:p text:style-name="P10">និយត​មិច្ឆា​ទិដ្ឋ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យៈតៈមិច-ឆាទិតឋិ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េចក្ដី​ប្រកាន់​ខុស​ថា​ទៀង គឺ​យល់​ឃើញ​ខុស​ថា​មនុស្ស​សត្វ​ទាំងអស់ កាល​បើ​ស្លាប់​ទៅ, ធ្លាប់​កើត​ជា​ជាតិ​អ្វី ក៏​មក​កើត​ជា​ជាតិ​នោះ​ទៀត (ទិដ្ឋិ​នេះ​តាម​ពុទ្ធ​សាសនា​ថា​មាន​ទោស​ធ្ងន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៣</text:p>
          </table:table-cell>
          <table:table-cell table:style-name="តារាង1.A2" office:value-type="string">
            <text:p text:style-name="P10">និយ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យំ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េចក្ដី​កំណត់, ធម្មតា, ធម្មជាតិ ។ កិ. កំណត់, អនុលោម​ត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៤</text:p>
          </table:table-cell>
          <table:table-cell table:style-name="តារាង1.A2" office:value-type="string">
            <text:p text:style-name="P10">និយ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<text:span text:style-name="T6">(ន្យាយ ន. “សេចក្ដី​សម​គួរ, លំអ​ដ៏​សម​គួរ; ការ​បញ្ចេញ​</text:span>ឧទាហរ-ណ៍”) នាំ​សម្ដី​ចេញ គឺ​ពោល​ពាក្យ, ស្ដី, ថា : មាតា​បិតា​គួរ​ប្រដៅ​កូន​ឲ្យ​រៀន​និយាយ​ស្ដី​ឲ្យ​ត្រឹមត្រូវ​តាំង​ពី​ក្មេង​តូច​មក កុំ​បណ្ដោយ​ឲ្យ​វា​ធ្លាប់​និយាយ​ខុ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៥</text:p>
          </table:table-cell>
          <table:table-cell table:style-name="តារាង1.A2" office:value-type="string">
            <text:p text:style-name="P10">និយោជ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ជក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ដឹក​នាំ, អ្នក​បង្គាប់​ឬ​ប្រើ​ឲ្យ​គេ​ធ្វើ​ការ​ផ្សេង​ៗ (បារ. <text:span text:style-name="T3">Employe-ur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៦</text:p>
          </table:table-cell>
          <table:table-cell table:style-name="តារាង1.A2" office:value-type="string">
            <text:p text:style-name="P10">និយោជ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ជិ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ដែល​គេ​ប្រើ​ឲ្យ​ធ្វើ​ការ; កូន​ឈ្នួល; ភ្នាក់ងារ​ដែល​ធ្វើ​ការ​ក្រោម​បង្គាប់​ចៅហ្វាយ​នាយ​ក្នុង​គ្រឹះស្ថាន​ឯកជន​ឬ​ក្នុង​ក្រសួង​រាជការ : ក្នុង​រោង​ចក្រ​ធ្វើ​ក្រដាស​នេះ មាន​និយោជិត​ចំនួន ៤០០ នាក់ (បារ. <text:span text:style-name="T3">Employé 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៧</text:p>
          </table:table-cell>
          <table:table-cell table:style-name="តារាង1.A2" office:value-type="string">
            <text:p text:style-name="P10">និយ្យានិក​ធម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យ-យា និកៈធ័រ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--ធម្ម) ធម៌​សម្រាប់​ដឹក​នាំ ឬ​យឹតយោង​ស្រោចស្រង់​សត្វ​ឲ្យ​រួច​ចាក​ទុក្ខ : ពុទ្ធ​សាសនា ជា​និយ្យានិក​ធម៌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៨</text:p>
          </table:table-cell>
          <table:table-cell table:style-name="តារាង1.A2" office:value-type="string">
            <text:p text:style-name="P10">និរ​គុ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ៈគុន</text:p>
          </table:table-cell>
          <table:table-cell table:style-name="តារាង1.D2" office:value-type="string">
            <text:p text:style-name="P1">សំ.; បា. 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ិគ៌ុណ; និគ្គុណ) ដែល​ឥត​គុណ​ឥត​ប្រយោជន៍ : មនុស្ស​និរ​គុណ, របស់​និរ​គុណ ។ ដែល​រមឹល​គុណ​គេ : មនុស្ស​និរ​គុណ​គេ ។ សរសេរ​ក្លាយ​ជា នេរ​គុណ <text:s/>ក៏​មាន ។</text:p>
          </table:table-cell>
          <table:table-cell table:style-name="តារាង1.D2" office:value-type="string">
            <text:p text:style-name="P3">និគ៌ុណ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១៩</text:p>
          </table:table-cell>
          <table:table-cell table:style-name="តារាង1.A2" office:value-type="string">
            <text:p text:style-name="P10">និរ​ណេ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ៈនេត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ណ៌េត្ឫ) អ្នក​ពិភាក្សា​ក្ដី, អ្នក​ជំនុំ​ក្ដី (ចៅក្រម) ។</text:p>
          </table:table-cell>
          <table:table-cell table:style-name="តារាង1.D2" office:value-type="string">
            <text:p text:style-name="P3">និណ៌េត្រ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០</text:p>
          </table:table-cell>
          <table:table-cell table:style-name="តារាង1.A2" office:value-type="string">
            <text:p text:style-name="P10">និរ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ៈដី ឬ ត. ទ. និដី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ហរតិយ) ឈ្មោះ​អនុ​ទិស​មួយ​ជា​ចន្លោះ​ទិស​ទក្សិណ​និង​ទិស​បស្ចិម : ទិស​និរតី (ម. ព. ទិស និង ទិសានុទិស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ទិស​និរតី</text:p>
          </table:table-cell>
        </table:table-row>
        <table:table-row>
          <table:table-cell table:style-name="តារាង1.A2" office:value-type="string">
            <text:p text:style-name="P8">៥៩២១</text:p>
          </table:table-cell>
          <table:table-cell table:style-name="តារាង1.A2" office:value-type="string">
            <text:p text:style-name="P10">និរ​ទុក្ខ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ិទ៌ុះខ; និទ្ទុក្ខ) ដែល​ឥត​ទុក្ខ, ឥត​ព្រួយ ។ សរសេរ​ក្លាយ​ជា នេរ​ទុក្ខ ក៏​មាន ។ </text:p>
          </table:table-cell>
          <table:table-cell table:style-name="តារាង1.D2" office:value-type="string">
            <text:p text:style-name="P3">និទ៌ុក្ខ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២</text:p>
          </table:table-cell>
          <table:table-cell table:style-name="តារាង1.A2" office:value-type="string">
            <text:p text:style-name="P10">និរ​ទេ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ទ៌េឝ) ដំណើរ​បំបរបង់​ឲ្យ​ចេញ​ពី​ស្រុក, ពី​នគរ​ខ្លួន​ទៅ​នៅ​ស្រុក, នគរ​ឯ​ទៀត ។ ច្រើន​ប្រើ​ជា កិ. ត្រូវ​និរ​ទេស​វា​ទៅ !</text:p>
          </table:table-cell>
          <table:table-cell table:style-name="តារាង1.D2" office:value-type="string">
            <text:p text:style-name="P3">និទ៌េស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៣</text:p>
          </table:table-cell>
          <table:table-cell table:style-name="តារាង1.A2" office:value-type="string">
            <text:p text:style-name="P10">និរ​ទោ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ិទ៌ោស; និទ្ទោស) ដែល​ឥត​ទោស, ដែល​គ្មាន​កំហុស : តាម​ពិត​បុរស​ដែល​ជាប់​ឃុំ​នេះ​ជា​មនុស្ស​និរ​ទោស​សោះ​ទេ ។</text:p>
          </table:table-cell>
          <table:table-cell table:style-name="តារាង1.D2" office:value-type="string">
            <text:p text:style-name="P3">និទ៌ោស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៤</text:p>
          </table:table-cell>
          <table:table-cell table:style-name="តារាង1.A2" office:value-type="string">
            <text:p text:style-name="P10">និរន្ត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៉ន់-ដ ឬ និរ៉ន់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ឥត​មាន​ចន្លោះ, ជានិច្ច, ឥត​ស្រាក, ឥត​ឈប់, ឥត​ល្ហែ : សូម​លោក​បាន​ប្រកប​ដោយ​សេចក្ដី​សុខ​ជា​និច្ច​និរន្តរ៍ !</text:p>
          </table:table-cell>
          <table:table-cell table:style-name="តារាង1.D2" office:value-type="string">
            <text:p text:style-name="P3">និរន្តរ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៥</text:p>
          </table:table-cell>
          <table:table-cell table:style-name="តារាង1.A2" office:value-type="string">
            <text:p text:style-name="P10">និរន្តរ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ន់-តៈរ៉ាយ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មិន​មាន​អន្តរាយ, ដំណើរ​ដែល​គ្មាន​គ្រោះ​ថ្នាក់ : សូម​ឲ្យ​អ្នក​បាន​ប្រកប​ដោយ​និរន្តរាយ 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៦</text:p>
          </table:table-cell>
          <table:table-cell table:style-name="តារាង1.A2" office:value-type="string">
            <text:p text:style-name="P10">និរ​ភ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; 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ិភ៌យ; និព្ភយ) ដែល​ឥត​ភ័យ, ឥត​ខ្លាច ។ សរសេរ​ក្លាយ​ជា នេរ​ភ័យ ក៏​មាន ។</text:p>
          </table:table-cell>
          <table:table-cell table:style-name="តារាង1.D2" office:value-type="string">
            <text:p text:style-name="P3">និរ្ភ័យ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៧</text:p>
          </table:table-cell>
          <table:table-cell table:style-name="តារាង1.A2" office:value-type="string">
            <text:p text:style-name="P10">និរ​ម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ក្ល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មើល​ពាក្យ និមិត ឬ និម្មិ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៨</text:p>
          </table:table-cell>
          <table:table-cell table:style-name="តារាង1.A2" office:value-type="string">
            <text:p text:style-name="P10">និរ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 ឬ គុ.</text:p>
          </table:table-cell>
          <table:table-cell table:style-name="តារាង1.D2" office:value-type="string">
            <text:p text:style-name="P2">ដំណើរ​អស់​បំណង, អស់​សង្ឃឹម; ដែល​អស់​បំណង ។ កិ. ប្រាស, ឃ្លាត​ឆ្ងា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២៩</text:p>
          </table:table-cell>
          <table:table-cell table:style-name="តារាង1.A2" office:value-type="string">
            <text:p text:style-name="P10">និរុត្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ុត-តិ</text:p>
          </table:table-cell>
          <table:table-cell table:style-name="តារាង1.D2" office:value-type="string">
            <text:p text:style-name="P1">បា. 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រុក្តិ) ការ​បញ្ចេញ​សូរ​សព្ទ​តាម​ទម្លាប់​នៃ​ការ​រលាស់​អណ្តាត​ថា​កើត ទោះ​បី​សរសេរ​ត្រូវ​គ្នា ទាំង​អត្ថន័យ​របស់​ពាក្យ​ទោះ​ត្រូវ​គ្នា​តែ​មួយ​ក៏​គង់​ឮ​សូរ​សព្ទ​ផ្សេង​ពី​គ្នា​ដែរ : ពាក្យ​ថា មង្គល ពីរ​ព្យាង្គ​នេះ អ្នក​ពុទ្ធ​សាសនិក​ក្នុង​នានា​ប្រទេស បញ្ចេញ​និរុត្តិ​ឮ​ផ្សេង​ៗ​គ្នា តាម​ទម្លាប់​រាល់​ជាតិ ព្រោះ​មាន​ការ​រលាស់​អណ្តាត​ថា​ខុស​គ្នា​ ។ ឈ្មោះ​គម្ពីរ​មួយ​និយាយ​ពី​វេទាង្គ​ទាំង ៦ (ម. ព. វេទាង្គ ផង) ។ និរុត្តិប្បដិ​សម្ភិទា (--ប៉ៈដិសាំភិ--) ការ​បែក​ប្រាជ្ញា​យល់​ធ្លុះ​ធ្លាយ​ខា​ង​ភាសា, ការ​ចេះ​ច្បាប់​ប្រាដក​ឥត​ទើស​ទាក់​ខាង​ភាសា​ផ្សេង​ៗ ។ និរុត្តិ​សាស្ត្រ <text:s/>(--សាស) គម្ពីរ​ឬ​ក្បួន​ខ្នាត​ចែង​អំពី​ភាសា, ភាសា​សាស្ត្រ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ិរុត្តិប្បដិ-</text:p>
            <text:p text:style-name="P2">សម្ភិទា</text:p>
            <text:p text:style-name="P2"><text:s/>និរុត្តិ​សាស្ត្រ</text:p>
          </table:table-cell>
        </table:table-row>
        <table:table-row>
          <table:table-cell table:style-name="តារាង1.A2" office:value-type="string">
            <text:p text:style-name="P8">៥៩៣០</text:p>
          </table:table-cell>
          <table:table-cell table:style-name="តារាង1.A2" office:value-type="string">
            <text:p text:style-name="P10">និរុទក​បាយាស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ុទៈកៈបា</text:p>
            <text:p text:style-name="P1">យ៉ាស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ើល​ក្នុង​ពាក្យ បាយ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១</text:p>
          </table:table-cell>
          <table:table-cell table:style-name="តារាង1.A2" office:value-type="string">
            <text:p text:style-name="P10">និរោធ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រោ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្រះ​ធម៌​សម្រាប់​លត់​សង្ខារ គឺ​ធ្វើ​ឲ្យ​បាត់​ខ្យល់​បាត់​ដង្ហើម​តែ​ជីវិត​ឲ្យ​គង់​នៅ ។ សេចក្ដី​រលត់; ព្រះ​និព្វ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២</text:p>
          </table:table-cell>
          <table:table-cell table:style-name="តារាង1.A2" office:value-type="string">
            <text:p text:style-name="P10">និ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(នីល) ខៀវ ។ ពាក្យ​សម្រាប់​និយាយ​ផ្សំ​ជា​មួយ​នឹង​ពាក្យ ខ្មៅ ឲ្យ​មាន​ដំណើរ​ប្លែក : ខ្មៅ​និល គឺ​ខ្មៅ​ខៀវ (ច្រើន​និយាយ​ក្លាយ​ថា នឹល) ។ ន. ឈ្មោះ​ត្បូង​ព័ណ៌​ខៀវ (ត្បូង​កណ្ដៀ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3">ខ្មៅ​និល</text:p>
          </table:table-cell>
        </table:table-row>
        <table:table-row>
          <table:table-cell table:style-name="តារាង1.A2" office:value-type="string">
            <text:p text:style-name="P8">៥៩៣៣</text:p>
          </table:table-cell>
          <table:table-cell table:style-name="តារាង1.A2" office:value-type="string">
            <text:p text:style-name="P10">និល​ពិស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ប្រទាល​សម្រាប់​ប្រើ​ជា​ថ្នាំ (អ្នក​ខ្លះ​ហៅ​ថា នឹល​ពិស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៤</text:p>
          </table:table-cell>
          <table:table-cell table:style-name="តារាង1.A2" office:value-type="string">
            <text:p text:style-name="P10">និល​រ័ត្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លៈរ័ត</text:p>
          </table:table-cell>
          <table:table-cell table:style-name="តារាង1.D2" office:value-type="string">
            <text:p text:style-name="P1">សំ.; 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ីល​រត្ន; នីល​រតន) កែវ​មាន​ព័ណ៌​ខៀវ (ត្បូង​កណ្ដៀង) ។</text:p>
          </table:table-cell>
          <table:table-cell table:style-name="តារាង1.D2" office:value-type="string">
            <text:p text:style-name="P3">និល​រ័តន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៥</text:p>
          </table:table-cell>
          <table:table-cell table:style-name="តារាង1.A2" office:value-type="string">
            <text:p text:style-name="P10">និវត្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វ័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វិល​វិញ, ត្រឡប់​វិញ : ព្រះ​រាជា​ទ្រង់​និវត្ត​មក​កាន់​ព្រះ​រាជ​ធានី​វិញ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៦</text:p>
          </table:table-cell>
          <table:table-cell table:style-name="តារាង1.A2" office:value-type="string">
            <text:p text:style-name="P10">និវត្ត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វ័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ំណើរ​វិល​ត្រឡប់, ការ​វិល​មក​វិញ : រង់​ចាំ​ដំណើរ​និវត្តន៍​នៃ​គណៈ​ប្រតិភូ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៧</text:p>
          </table:table-cell>
          <table:table-cell table:style-name="តារាង1.A2" office:value-type="string">
            <text:p text:style-name="P10">និវត្តនា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វ័ត-តៈន៉ា កា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វត្តន + អាការ) អាការ​ដែល​វិល​ត្រឡប់​វិញ, ដំណើរ​ប្រុង​នឹង​វិល​ត្រឡប់​វិញ : ធ្វើ​និវត្តនាការ​ទៅ​វិ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៨</text:p>
          </table:table-cell>
          <table:table-cell table:style-name="តារាង1.A2" office:value-type="string">
            <text:p text:style-name="P10">និវារណដ្ឋ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រៈណ័ត-ឋា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ី​កន្លែង​ដែល​គេ​ហាម​ឃាត់ : <text:span text:style-name="T2">ទី​នោះ​ទៅ​មិន​បាន​ទេ ព្រោះ​ជា​និវារណដ្ឋាន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៣៩</text:p>
          </table:table-cell>
          <table:table-cell table:style-name="តារាង1.A2" office:value-type="string">
            <text:p text:style-name="P10">និវាសដ្ឋ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វាស័ត-ឋាន ឬ​--វាសៈន៉ាត់-ឋា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ី​សម្រាប់​នៅ​អាស្រ័យ​ជានិច្ច, ទី​ដែល​តាំង​នៅ​ជា​ប្រក្រតី : ខ្ញុំ​មិន​ទាន់​មាន​និវាសដ្ឋាន​នៅ​ឡើយ, កំពុង​សង់​និវាសនដ្ឋាន ។</text:p>
          </table:table-cell>
          <table:table-cell table:style-name="តារាង1.D2" office:value-type="string">
            <text:p text:style-name="P3">និវាសនដ្ឋាន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០</text:p>
          </table:table-cell>
          <table:table-cell table:style-name="តារាង1.A2" office:value-type="string">
            <text:p text:style-name="P10">និវេទន​កថ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ទៈនៈក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ាក្យ​ជូន​ដំណឹង, ឲ្យ​ដំណឹង, ប្រាប់​ដំណឹង​ពី​កិច្ចការ​ឬ​ពី​ស្ថាន​ការណ៍​ផ្សេង​ៗ​ដែល​គួរ​ឲ្យ​ដឹង​ឲ្យ​យល់ : និវេទន​កថា​ក្នុង​ខាង​ដើម​សៀវភៅ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១</text:p>
          </table:table-cell>
          <table:table-cell table:style-name="តារាង1.A2" office:value-type="string">
            <text:p text:style-name="P10">និវេសន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វេសន) ទី​សម្រាប់​នៅ​អាស្រ័យ​ជានិច្ច; ច្រើន​ប្រើ​ជា (រ. ស.) : ព្រះ​រាជ​និវេសន៍ គឺ​ព្រះ​រាជ​ដំណា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២</text:p>
          </table:table-cell>
          <table:table-cell table:style-name="តារាង1.A2" office:value-type="string">
            <text:p text:style-name="P10">និវេសនដ្ឋា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ៈន៉័ត-ឋាន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ដូច​គ្នា​នឹង និវាសដ្ឋាន, និវាសនដ្ឋាន, និវេសន៍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៣</text:p>
          </table:table-cell>
          <table:table-cell table:style-name="តារាង1.A2" office:value-type="string">
            <text:p text:style-name="P10">និស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ាត្រី, (យប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៤</text:p>
          </table:table-cell>
          <table:table-cell table:style-name="តារាង1.A2" office:value-type="string">
            <text:p text:style-name="P10">និសាក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្រះ​ចន្ទ្រ ។ ព. ផ្ទ. ទិវាករ <text:s/>“ព្រះ​អាទិត្យ”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៥</text:p>
          </table:table-cell>
          <table:table-cell table:style-name="តារាង1.A2" office:value-type="string">
            <text:p text:style-name="P10">និសាច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ត្រាច់​ទៅ​មក​ក្នុង​វេលា​យប់ ។ ព្រាយ​អាកាស, បិសាច​ដើរ​យប់,...។ គុ. ដែល​ត្រាច់​ទៅ​មក, រក​ស៊ី​ក្នុង​វេលា​យប់ : មៀម, ទីទុយ, ខ្លែង​ស្រាក, ពព្លាក់ ។ល។ ជា​ពួក​សត្វ​និសាចរ ។ <text:s/>ព. ផ្ទ. ទិវាច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៦</text:p>
          </table:table-cell>
          <table:table-cell table:style-name="តារាង1.A2" office:value-type="string">
            <text:p text:style-name="P10">និស្ស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ស-សៃ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ស្សយ) ការ​នៅ​អាស្រ័យ​ក្រោម​ឱវាទ​និង​ក្រោម​ការ​គ្រប់គ្រង​នៃ​អ្នក​ដទៃ : សូម​និស្ស័យ <text:s/>គឺ​សូម​នៅ​អាស្រ័យ​ក្រោម​ឱវាទ និង​ក្នុង​ការ​ឧបត្ថម្ភ, ការ​សង្គ្រោះ​ដោយ​ពុំ​បណ្ដែត​បណ្ដោយ, ពុំ​មើល​បំណាំ : មាន​ព្រះ​ពុទ្ធប្បញ្ញត្តិ​ថា សាមណេរ​ត្រូវ​សូម​និស្ស័យ​នឹង​ភិក្ខុ​អ្នក​ចេះ​វិន័យ ហើយ​នៅ​ក្នុង​ការ​គ្រប់គ្រង​របស់​លោក​ជានិច្ច​ ។ល។ (ព. វិ. ពុ.) ។ ឲ្យ​និស្ស័យ គឺ​ទទួល​ឲ្យ​នៅ​ជ្រក​អាស្រ័យ ។ គ្មាន​និស្ស័យ​នឹង​គ្នា គឺ​គ្មាន​ការ​នៅ​ជ្រក​អាស្រ័យ​អ្វី​នឹង​គ្នា​ឡើយ​ ។ អស់​និស្ស័យ​នឹង​គ្នា គឺ​អស់​មាន​ការ​ប្រាស្រ័យ​គ្នា​ត​ទៅ​ទៀត ។ ជន​ជា​ពំនាក់, ជា​អ្នក​ទំនុក​បម្រុង : ខ្ញុំ​ប្រកប​ជំនួញ​ធំ​ពុំ​កើត ព្រោះ​គ្មាន​និស្ស័យ <text:s/>គឺ​គ្មាន​អ្នក​ទំនុក​បម្រ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ឲ្យ​និស្ស័យ</text:p>
            <text:p text:style-name="P2"/>
          </table:table-cell>
        </table:table-row>
        <table:table-row>
          <table:table-cell table:style-name="តារាង1.A2" office:value-type="string">
            <text:p text:style-name="P8">៥៩៤៧</text:p>
          </table:table-cell>
          <table:table-cell table:style-name="តារាង1.A2" office:value-type="string">
            <text:p text:style-name="P10">និស្សយ​ជ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ើល​ក្នុង​ពាក្យ និស្សយាចារ្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៨</text:p>
          </table:table-cell>
          <table:table-cell table:style-name="តារាង1.A2" office:value-type="string">
            <text:p text:style-name="P10">និស្សយ​មុត្តក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ស-សៈយ៉ៈ មុត-តៈក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មុត្តក) ភិក្ខុ​ដែល​មាន​វស្សា​តាំង​ពី ៥ ឡើង​ទៅ ហើយ​ចេះ​វិន័យ មាន​សេចក្ដី​អៀន​ខ្មាស​គ្រប់គ្រាន់ អាច​ផុត​ចាក​និស្ស័យ​របស់​ឧបជ្ឈាយ៍​ឬ​អាចារ្យ​បាន គឺ​អាច​នៅ​តាម​ទំនើង​ខ្លួន​បាន (ព. វិ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៤៩</text:p>
          </table:table-cell>
          <table:table-cell table:style-name="តារាង1.A2" office:value-type="string">
            <text:p text:style-name="P10">និស្សយន្តេវាសិ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ស-សៈ យ៉ាន់-តេវា​សិក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ិក្ខុ​ឬ​សាមណេរ​ដែល​បាន​សូម​និស្ស័យ​យក​ភិក្ខុ​ថេរៈ​រូប​ណា​មួយ​ជា​​និស្សយាចារ្យ (ព. វិ. ពុ.) ។ អ្នក​រៀន​ដែល​បាន​សូម​នៅ​ការ​ជ្រក​អាស្រ័យ​ក្នុង​សំណាក់​នៃ​គ្រូ​ណា​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០</text:p>
          </table:table-cell>
          <table:table-cell table:style-name="តារាង1.A2" office:value-type="string">
            <text:p text:style-name="P10">និស្សយាចារ្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ស-សៈ យ៉ាចា</text:p>
          </table:table-cell>
          <table:table-cell table:style-name="តារាង1.D2" office:value-type="string">
            <text:p text:style-name="P1">បា. <text:s/>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ស្សយាចរិយ) អាចារ្យ​អ្នក​ឲ្យ​និស្ស័យ គឺ​លោក​អាចារ្យ​ដែល​ភិក្ខុ​ឬ​សាមណេរ​ចូល​មក​សូម​និស្ស័យ​នៅ​ផង ហើយ​ជា​អ្នក​ទទួល​ឲ្យ​នៅ ។ ចំណែក​ខាង​គ្រហស្ថ​ហៅ និស្សយជន 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១</text:p>
          </table:table-cell>
          <table:table-cell table:style-name="តារាង1.A2" office:value-type="string">
            <text:p text:style-name="P10">និស្សិត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ស-សិ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្នក​ដែល​នៅ​ក្នុង​និស្ស័យ​គេ; អ្នក​រៀន​ដែល​នៅ​ក្នុង​ការ​គ្រប់គ្រង​នៃ​គ្រូ ។ ព្យញ្ជនៈ​ដែល​អាស្រ័យ​នឹង​ស្រៈ (ព. វ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២</text:p>
          </table:table-cell>
          <table:table-cell table:style-name="តារាង1.A2" office:value-type="string">
            <text:p text:style-name="P10">និសីទន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ទៈនៈ ឬ </text:p>
            <text:p text:style-name="P1">--សិត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ិសីទន) សំពត់​សម្រាប់​ក្រាល​អង្គុយ ជា​គ្រឿង​បរិក្ខារ​ពិសេស​មួយ​ប្រភេទ​របស់​ភិក្ខុ​ក្នុង​ពុទ្ធ​សាសនា : ភិក្ខុ​ត្រូវ​កុំ​បោះបង់​និសីទនៈ​ឲ្យ​លើស​ពី​បី​ខែ (ព. វិ. ពុ.) ។</text:p>
          </table:table-cell>
          <table:table-cell table:style-name="តារាង1.D2" office:value-type="string">
            <text:p text:style-name="P3">និសីទន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៣</text:p>
          </table:table-cell>
          <table:table-cell table:style-name="តារាង1.A2" office:value-type="string">
            <text:p text:style-name="P10">និសីទនាកា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ាការ​នៃ​កិរិយា​អង្គុយ, ការ​សម្រេច​ឥរិយាបថ​អង្គុយ : ធ្វើ​និសីទនាការ <text:s/>គឺ​អង្គុយ (ព. ខ្ព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៤</text:p>
          </table:table-cell>
          <table:table-cell table:style-name="តារាង1.A2" office:value-type="string">
            <text:p text:style-name="P10">ន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ុក្ខ​ជាតិ​មួយ​ប្រភេទ​ច្រើន​ដុះ​នៅ​ព្រៃ​ភ្នំ, ដើម​ធំ​ខ្ពស់​សាច់​ស្រដៀង​នឹង​ស្រឡៅ : ដើម​ន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ដើម​នី </text:p>
          </table:table-cell>
        </table:table-row>
        <table:table-row>
          <table:table-cell table:style-name="តារាង1.A2" office:value-type="string">
            <text:p text:style-name="P8">៥៩៥៥</text:p>
          </table:table-cell>
          <table:table-cell table:style-name="តារាង1.A2" office:value-type="string">
            <text:p text:style-name="P10">នីតិ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ី-តិ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្បាប់; ឧបាយ​ជា​គ្រឿង​ណែនាំ; បែប​ផែន; ទំនឹម​ទំនៀម, ប្រពៃណី ។ នីតិកម្ម (--កាំ) ការ​ធ្វើ​ច្បាប់, សិទ្ធិ​តែង​ច្បាប់, អង្គ​ច្បាប់ សម្រាប់​រដ្ឋ​នីមួយ​ៗ ។ នីតិ​កាល <text:s/>កាល​របស់​នីតិ, រយៈ​កាល​របស់​សភា​អ្នក​តែងតាំង​ច្បាប់ : នីតិ​កាល​នៃ​សភា​ទាំង​ពីរ មាន​កំណត់​តែ​ត្រឹម ៤ ឆ្នាំ ។ នីតិ​កោសល <text:s/>(--សល់) អ្នក​ឈ្លាស​ក្នុង​ច្បាប់, ដែល​វាងវៃ​ខាង​ច្បាប់ ។ នីតិ​ក្រម <text:s/>លំដាប់​នៃ​ច្បាប់; ទម្រង់​ការ​របស់​ច្បាប់ គឺ​របៀប​ដែល​ចៅក្រម​ត្រូវ​ធ្វើ​ក្នុង​ការ​អង្កេត​ពិនិត្យ​សាក​សួរ​ពី​បទ​ល្មើស​ផ្សេង​ៗ ។ នីតិ​និយម <text:s/>ការ​កំណត់​យក​តាម​ច្បាប់, សេចក្ដី​ស្មោះ​ត្រង់​ចំពោះ​ច្បាប់​រាជការ​សម្រាប់​រដ្ឋ​ ។ នីតិប្បញ្ញត្តិ (--តិប-បាញ់-ញ៉ាត់) បញ្ញត្តិ​របស់​ច្បាប់, ការ​តែង​តាំង​ច្បាប់, ការ​បង្គាប់​ឲ្យ​ធ្វើ​តាម​ច្បាប់ : នីតិប្បញ្ញត្តិ​ជា​ភារៈ​របស់​សភា ។ នីតិ​បុគ្គល អ្នក​រៀបរៀង​ច្បាប់, អ្នក​តែងតាំង​ច្បាប់ ។ នីតិ​ប្រតិបត្តិ <text:s/>(--ប្រៈតិបាត់) ការ​ប្រតិបត្តិ​តាម​ច្បាប់, សេចក្ដី​គោរព​ច្បាប់ ។ នីតិ​សម្បទា (---សាំ-ប៉ៈ--) ការ​ដល់​ព្រម, សម​ប្រកប, បរិបូណ៌​ដោយ​ច្បាប់, ការ​មាន​សិទ្ធិ​គ្រប់គ្រាន់​តាម​ផ្លូវ​ច្បាប់ ។ នីតិ​សាស្ត្រ <text:s/>គម្ពីរ​ឬ​ក្បួន​ខ្នាត​ស្ដី​ពី​ច្បាប់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ីតិ​កម្ម </text:p>
            <text:p text:style-name="P2">នីតិ​កាល</text:p>
            <text:p text:style-name="P2">នីតិ​កោសល</text:p>
            <text:p text:style-name="P2">នីតិ​ក្រម</text:p>
            <text:p text:style-name="P2">នីតិ​និយម</text:p>
            <text:p text:style-name="P2">នីតិប្បញ្ញត្តិ </text:p>
            <text:p text:style-name="P2">នីតិ​បុគ្គល</text:p>
            <text:p text:style-name="P2">នីតិ​ប្រតិបត្តិ</text:p>
            <text:p text:style-name="P2">នីតិ​សម្បទា </text:p>
            <text:p text:style-name="P2">នីតិ​សាស្ត្រ</text:p>
          </table:table-cell>
        </table:table-row>
        <table:table-row>
          <table:table-cell table:style-name="តារាង1.A2" office:value-type="string">
            <text:p text:style-name="P8">៥៩៥៦</text:p>
          </table:table-cell>
          <table:table-cell table:style-name="តារាង1.A2" office:value-type="string">
            <text:p text:style-name="P10">នីតិ --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ើល​ក្នុង​ពាក្យ នីតិ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៧</text:p>
          </table:table-cell>
          <table:table-cell table:style-name="តារាង1.A2" office:value-type="string">
            <text:p text:style-name="P10">នីមួ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ព្វ.</text:p>
          </table:table-cell>
          <table:table-cell table:style-name="តារាង1.D2" office:value-type="string">
            <text:p text:style-name="P2">ពាក្យ​ជា​អនិយត​សព្វនាម​ប្រាប់​សេចក្ដី​មិន​ទៀងទាត់, មិន​ទាន់​ប្រកដ គឺ​ណា​មួយ : ណា​នីមួយ, អ្វី​នី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៨</text:p>
          </table:table-cell>
          <table:table-cell table:style-name="តារាង1.A2" office:value-type="string">
            <text:p text:style-name="P10">នីមួយ​ៗ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វិ. ស.</text:p>
          </table:table-cell>
          <table:table-cell table:style-name="តារាង1.D2" office:value-type="string">
            <text:p text:style-name="P2">មួយ​ៗ, ម្នាក់​ៗ : មនុស្ស​ជាតិ​នីមួយ​ៗ តែង​មាន​ភាសា​និង​ទំនៀម​ទម្លាប់​ផ្សេង​ៗ​គ្នា, បុគ្គល​នីមួយ​ៗ ត្រូវ​តែ​មាន​វិជ្ជា​ប្រចាំ​ក្នុង​ខ្ល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៥៩</text:p>
          </table:table-cell>
          <table:table-cell table:style-name="តារាង1.A2" office:value-type="string">
            <text:p text:style-name="P10">នីវណរ​ធម៌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វៈរៈណៈ--</text:p>
          </table:table-cell>
          <table:table-cell table:style-name="តារាង1.D2" office:value-type="string">
            <text:p text:style-name="P1">បា. 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ធម៌​រារាំង, ឃាត់​ខាំង​ទប់​ចិត្ត​មិន​ឲ្យ​ងាក​ទៅ​រក​អំពើ​ជា​កុសល, មាន ៥ យ៉ាង គឺ ១-កាមច្ឆន្ទៈ សេចក្ដី​ប្រាថ្នា​ឬ​ការ​ពេញ​ចិត្ត​ចំពោះ​កាម; ២-ព្យាបាទៈ គំនុំ​ឬ​សេចក្ដី​គុំកួន​ធ្វើ​ឲ្យ​អ្នក​ដទៃ​វិនាស; ៣-ថីនមិទ្ធៈ <text:s/>ការ​ច្រអូស​ធុញ​ទ្រាន់​និង​ការ​ងងុយ​ដេក; ៤- ឧទ្ធច្ច-កុក្កុច្ចៈ <text:s/>សេចក្ដី​រាយមាយ​និង​សេចក្ដី​រសាប់រសល់​ឬ​ក្ដៅ​ក្រហាយ​ក្នុង​ចិត្ត; ៥-វិចិកិច្ឆា <text:s/>សេចក្ដី​សន្ទិះ​សង្ស័យ​មិន​ដាច់​ស្រេច​ក្នុង​ចិត្ត : នីវរណ​ធម៌​ជា​ទំនាស់​នៃ​សមាធិ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០</text:p>
          </table:table-cell>
          <table:table-cell table:style-name="តារាង1.A2" office:value-type="string">
            <text:p text:style-name="P10">នីហរណ​កម្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ហៈរៈណៈ កាំ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ារ​នាំ​ចេញ, ការ​ដឹក​នាំ​ទំនិញ​ទៅ​លក់​ឯ​ប្រទេស​ក្រៅ : ឆ្នាំ​នេះ​នីហរណ​កម្ម​ខាង​ស្រូវ​អង្ករ ត្រូវ​រាជការ​ហាម​ឃាត់ ព្រោះ​ស្រុក​ទេស​កំពុង​ឋិត​នៅ​ក្នុង​ទុព្ភិក្ខ​សម័យ <text:s/>(បារ. <text:span text:style-name="T3">Exportation) 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១</text:p>
          </table:table-cell>
          <table:table-cell table:style-name="តារាង1.A2" office:value-type="string">
            <text:p text:style-name="P10">នីហរ័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ហៈ--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ីហរណ “ការ​នាំ​ទៅ, ការ​ដឹក​នាំ​ចេញ”) ជំនួញ​នាំ​ចេញ, ជំនួញ​ខាង​ដឹក​នាំ​ទំនិញ​ចេញ​ពី​ប្រទេស​របស់​ខ្លួន​ទៅ​លក់​ឯ​ប្រទេស​ក្រៅ, មុខ​របរ​ពាណិជ្ជកម្ម​ខាង​ដឹក​នាំ​វត្ថុ​ផ្សេង​ៗ​ទៅ​លក់​ឯ​បរទេស : ខ្ញុំ​ប្រកប​មុខ​របរ​ខាង​នីហរ័ណ <text:s/>(<text:span text:style-name="T3">បារ. Export ) ។ ព. ផ្ទ. អាហរ័ណ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២</text:p>
          </table:table-cell>
          <table:table-cell table:style-name="តារាង1.A2" office:value-type="string">
            <text:p text:style-name="P10">នីឡុ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បារ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7">(Nylon) ឈ្មោះ​វត្ថុ​ធាតុ​មួយ​ប្រភេទ ដែល​ផ្សំ​ធ្វើ​ឡើង​ដោយ​ជាតិ​ឧស្ម័ន​មួយ​បែប ហៅ​ថា អាហ្សូត <text:s/>(Azote) តាម​របៀប​វិទ្យា​សាស្ត្រ សម្រាប់​ធ្វើ​ឲ្យ​កើត​បាន​ជា​វត្ថុ​ផ្សេង​ៗ​មាន​សំពត់​ជាដើម : សំពត់​នីឡុង, ខ្សែ​នីឡុ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៣</text:p>
          </table:table-cell>
          <table:table-cell table:style-name="តារាង1.A2" office:value-type="string">
            <text:p text:style-name="P10">នឹ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ផ្អូក​ក្នុង​ចិត្ត, ដួច​ក្នុង​ចិត្ត, ចាប់​ភ្លឹក, ភ្នក​ដល់ : នឹក​គុណ​មាតា​បិត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៤</text:p>
          </table:table-cell>
          <table:table-cell table:style-name="តារាង1.A2" office:value-type="string">
            <text:p text:style-name="P10">នឹង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នុ.</text:p>
          </table:table-cell>
          <table:table-cell table:style-name="តារាង1.D2" office:value-type="string">
            <text:p text:style-name="P2">ពាក្យ​ជា​កិរិយានុគ្រោះ​សម្រាប់​និយាយ​នាំ​មុខ​កិរិយា​សព្ទ​ប្រាប់​អនាគត​កាល​ទៅ​ខាង​មុខ​ថា មុខ​ជា, ប្រាកដ​ជា, គង់, គង់​តែ : ស្អែក​នឹង​ទៅ​ផ្ទះ​អ្នក, យើង​គង់​តែ​នឹង​បាន​ចួប​គ្នា​ទៀត​ក្នុង​ថ្ងៃ​ណា​មួយ​ពុំខ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ស្ងៀម, ជើយ, មិន​កម្រើក : អង្គុយ​នឹង​ថ្កល់ គឺ​អង្គុយ​នឹង​ដូច​គេ​ថ្កល់ ។ មិន​ប្រែប្រួល, មិន​ឡើង​មិន​ចុះ, នៅ​ដូច​ដែល : ជំងឺ​នុ៎ះ​នៅ​នឹង ។ ទឹក​នឹង គឺ​ទឹក​ដែល​មិន​ឡើង​មិន​ស្រក​ឬ​មិន​ហូ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ពាក្យ​ប្រាប់​ដំណើរ​សម្រេច​នូវ​អំពើ, សម្រាប់​ប្រើ​និយាយ​នាំ​មុខ​នាម​ស័ព្ទ មាន​ន័យ​ថា ដោយ; ជាមួយ, ដោយសារ; ព្ធដ៏, នៅ​ត្រង់ : ដួស​សម្ល​នឹង​វែក, ដាំ​បាយ​នឹង​ឆ្នាំង, កាប់​ឈើ​នឹង​ប៉ូវថៅ <text:s/>គឺ​ដួស​សម្ល​ដោយ​វែក, ដាំ​បាយ​ដោយ​ឆ្នាំង, កាប់​ឈើ​ដោយ​ប៉ូវថៅ; ទៅ​នឹង​ខ្ញុំ, នៅ​នឹង​គេ, ដេក​នឹង​គេ, ស៊ី​នឹង​គេ <text:s/>គឺ​ទៅ​ជាមួយ​នឹង​ខ្ញុំ, នៅ​ជា​មួយ​នឹង​គេ, ដេក​ដោយសារ​គេ, ស៊ី​ដោយសារ​គេ; ព្យួរ​អាវ​នឹង​ដៃ​កែវ, បោះ​ដែក​គោល​នឹង​ជញ្ជាំង <text:s/>គឺ​ព្យួរ​អាវ​ព្ធដ៏​ដៃ​កែវ, បោះ​ដែក​គោល​នៅ​ត្រង់​ជញ្ជាំង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៤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ជា អកថិត​កម្ម <text:s/>គឺ​កម្ម​រង​បន្ទាប់​ពី អា. និ. ជា កថិត​កម្ម <text:s/>ដែល​និយាយ​ថា នូវ គឺ នូវ ជា​ទី ១ នឹង <text:s/>ជាទី ២ ដើម្បី​កុំ​ឲ្យ​ថា នូវ ទាំង​២​ដង : ពី​ម្សិល​មិញ គេ​បាន​និយាយ​នូវ​ពាក្យ​នេះ​នឹង​ខ្ញុំ​ថា ... (ពី​ម្សិល​មិញ គេ​បាន​និយាយ​នឹង​ខ្ញុំ​ថា...) ។ ធៀប​នឹង​បាលី​ថា ហិយ្យោ សោ មំ ឯតទវោច (ប្រែ​ដូច​ឧទហរណ៍​ខាង​ល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៥</text:p>
          </table:table-cell>
          <table:table-cell table:style-name="តារាង1.A2" office:value-type="string">
            <text:p text:style-name="P10">នឹម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ប្រដាប់​រទេះ​សម្រាប់​ទឹម​គូ​សត្វ​ពាហនៈ ដែល​ត្រូវ​អូស​ត្រូវ​ទាញ​រទេះ​ឬ​គាវ​ជាដើម : នឹម​រទេះ, នឹម​នង្គ័ល ។ គូ (សត្វ​ពាហនៈ) : គោ​មួយ​នឹម <text:s/>គឺ​គោ​មួយ​គូ​ដែល​ទឹម​ប៉ះ​គ្ន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៦</text:p>
          </table:table-cell>
          <table:table-cell table:style-name="តារាង1.A2" office:value-type="string">
            <text:p text:style-name="P10">នុ៎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ព. សា.</text:p>
          </table:table-cell>
          <table:table-cell table:style-name="តារាង1.D2" office:value-type="string">
            <text:p text:style-name="P1">សព្វ.</text:p>
          </table:table-cell>
          <table:table-cell table:style-name="តារាង1.D2" office:value-type="string">
            <text:p text:style-name="P2">នុ៎ះ, ហ្នឹង : នាង​នុ៎ង, មនុស្ស​នុ៎ង, យ៉ាង​ម៉េច​ទៅ​រឿង​នុ៎ង ?, ធ្វើ​អី​នុ៎ង ? (ម. ព. ហ្នឹង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៧</text:p>
          </table:table-cell>
          <table:table-cell table:style-name="តារាង1.A2" office:value-type="string">
            <text:p text:style-name="P10">នុ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ំណី​បញ្ឆោត​មច្ឆា​ជាតិ​ឲ្យ​លេប​សន្ទូច​ជាដើម : នុយ​សន្ទូច ។ ព. ប្រ. អ្វី​មួយ​ដែល​ជា​គ្រឿង​ប្រលោម, គ្រឿង​ទាក់​ចិត្ត ប្រហែល​ដូច​ជា​នុ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៨</text:p>
          </table:table-cell>
          <table:table-cell table:style-name="តារាង1.A2" office:value-type="string">
            <text:p text:style-name="P10">នុ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ព្វ.</text:p>
          </table:table-cell>
          <table:table-cell table:style-name="តារាង1.D2" office:value-type="string">
            <text:p text:style-name="P2">ពាក្យ​សម្រាប់​និយាយ​ចង្អុល​ប្រាប់​នូវ​អ្វី​ៗ ឬ​មនុស្ស​សត្វ​ដែល​នៅ​ក្រៅ​ហត្ថបាស មើល​ទៅ​ឃើញ ប៉ុន្តែ​មិន​ឆ្ងាយ​ពេក​ទេ : សុំ​អ្នក​មេត្តា​ឲ្យ​ក្រដាស​ជិត​ដៃ​នុះ​មក​ខ្ញុំ; បន្ទាត់​អ្នក​ណា​នុះ ? (គួរ​ប្រើ​កុំ​ច្រឡំ​ពាក្យ នុះ និង នុ៎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៦៩</text:p>
          </table:table-cell>
          <table:table-cell table:style-name="តារាង1.A2" office:value-type="string">
            <text:p text:style-name="P10">នុ៎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ព្វ.</text:p>
          </table:table-cell>
          <table:table-cell table:style-name="តារាង1.D2" office:value-type="string">
            <text:p text:style-name="P2">ហ្នឹង; ពាក្យ​សម្រាប់​និយាយ​ចង្អុល​នាម​សព្ទ​ដែល​នៅ​ឃ្លាត​ឆ្ងាយ​ច្រើន​ពី​ខ្លួន​តែ​មើល​ទៅ​ឃើញ, ជា​ពាក្យ​មាន​សូរ​សំឡេង​ខ្ពស់​ស្រួច​ជាង​ពាក្យ​ថា នុះ និង នោះ, ដូច​ពាក្យ​ថា អ្នក​ណា​នុ៎ះ ?; អ្នក​ណា​ដើរ​នុ៎ះ ?; នុ៎ះ​ន៏ !; នុ៎ះ​ហើយ; នុ៎ះ​ឯង; នេះ​ផ្ទះ​របស់​ខ្ញុំ, នុ៎ះ​ផ្ទះ​របស់​ប្អូន​ប្រុស​ខ្ញុំ, ឯណោះ​ផ្ទះ​បង​ស្រី​ខ្ញុ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០</text:p>
          </table:table-cell>
          <table:table-cell table:style-name="តារាង1.A2" office:value-type="string">
            <text:p text:style-name="P10">នូវ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>នៅ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នឹង, ហើយ​នឹង : ព្រះ​រាជ​វង្សានុវង្ស និង​មន្ត្រី​ធំ​តូច នូវ​អស់​ប្រជាជន​ទាំងពួ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>នៅ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ពាក្យ​ប្រាប់​ដំណើរ​សម្រេច​អំពើ​ដែល​គេ​ត្រូវ​ធ្វើ : បុគ្គល​ធ្វើ​នូវ​អំពើ​ល្អ​ដោយ​កាយ វាចា ចិត្ត នឹង​បាន​នូវ​ផល​ល្អ ...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១</text:p>
          </table:table-cell>
          <table:table-cell table:style-name="តារាង1.A2" office:value-type="string">
            <text:p text:style-name="P10">នួន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ចេក​ពួក​មួយ​ផ្លែ​ស្រដៀង​គ្នា​នឹង​ចេក​ពង​មាន់​ក៏​មាន ធំ​ជាង​នុ៎ះ​ក៏​មាន, មាន​ក្លិន​ក្រអូប : ចេក​ន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ចេក​នួន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ប.</text:p>
          </table:table-cell>
          <table:table-cell table:style-name="តារាង1.D2" office:value-type="string">
            <text:p text:style-name="P2">ពាក្យ​សម្រាប់​និយាយ​ផ្សំ​ជាមួយ​នឹង​ពាក្យ​នឹង : នឹង​នួន <text:s/>គឺ​នឹង​ធឹង​សមរម្យ​មិន​ឆ្គ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ឹង​នួន</text:p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៣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</text:p>
          </table:table-cell>
          <table:table-cell table:style-name="តារាង1.D2" office:value-type="string">
            <text:p text:style-name="P2">ផូរផង់, បំព្រង, ហ្មត់ហ្មង, ត្រចង់ ។ ន. (ស. ន្វល អ. ថ. នួន) សម្បុរ-ស លាយ​លឿង​ខ្ចី​បន្តិច ហើយ​ផូរផង់ : ស៊ី​នួន <text:s/>គឺ​សម្បុរ​នួ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២</text:p>
          </table:table-cell>
          <table:table-cell table:style-name="តារាង1.A2" office:value-type="string">
            <text:p text:style-name="P10">នួនល្អ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ន.</text:p>
          </table:table-cell>
          <table:table-cell table:style-name="តារាង1.D2" office:value-type="string">
            <text:p text:style-name="P2">ដែល​មាន​សម្បុរ​ផូរផង់​បំព្រង (ពាក្យ​លើក​ទំយើ​ស្រ្តី​ដោយ​ស​សោះ​អន្ទង, ច្រើន​ប្រើ​តែ​ក្នុង​កាព្យ) : ហៃ​ប្អូន​នួន​ល្អង ខឹង​អ្វី​នឹង​បង ពុំ​ចេញ​ចរចា បង​មាន​ខុស​អ្វី ត្រូវ​ស្រី​នាង​ថា នែ​កែវ​កនិដ្ឋា ម្ដេច​ក៏​នៅ​ស្ងៀម ?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៣</text:p>
          </table:table-cell>
          <table:table-cell table:style-name="តារាង1.A2" office:value-type="string">
            <text:p text:style-name="P10">នួន​ស្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ឈើ​តូច​មាន​ផ្កា-ស ក្លិន​ក្រអូ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៤</text:p>
          </table:table-cell>
          <table:table-cell table:style-name="តារាង1.A2" office:value-type="string">
            <text:p text:style-name="P10">នឿក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យ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អារក្ស​ទឹក គឺ​ខ្មោច​អារក្ស​ទឹក (ខ្មោច​ទឹក); មាន​ពាក្យ​តំណាល​ថា​ ជួន​កាល​ឃើញ​ដូច​ជា​សំណាញ់ ឬ​ដូច​ជា​សារាយ​អណ្ដែត​ទឹក​មក​ព័ទ្ធ​ព័ន្ធ​មនុស្ស​ក្នុង​ទឹក ពន្លិច​ស្លាប់​ទៅ, បើ​ស្រង់​ខ្មោច​បាន​មក​ ឃើញ​សាច់​ស្លាំង​ឥត​ឈាម; ជួន​កាល​ឃើញ​ជា​រូប​ឯទៀត​ផ្សេង​ៗ; ឮ​ថា​នៅ​ទន្លេ​មេគង្គ ទៅ​ខាង​ខែត្រ​ក្រចេះ, ស្ទឹង​ត្រែង ច្រើន​មាន​រឿង​នេះ, ប៉ុន្តែ​អ្នក​ខ្លះ​ហៅ​ថា សេ, ខ្លះ​ហៅ ខ្មោច​ស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៥</text:p>
          </table:table-cell>
          <table:table-cell table:style-name="តារាង1.A2" office:value-type="string">
            <text:p text:style-name="P10">នឿ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ព្រួយ​កាយ​ឬ​ចិត្ត​ដោយ​ធ្វើ​ការ​ធ្ងន់, ឬ​ដោយ​ធ្វើ​ការ​ឥត​ស្រាក, ដោយ​ដើរ​ផ្លូវ​ឆ្ងាយ ។ នឿយ​ហត់ <text:s/>នឿយ​ផង​ហត់​ផង គឺ​នឿយ​ខ្លាំង​មាន​ហត់​ផង​ម្ដង​ៗ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ឿយ​ហត់ </text:p>
          </table:table-cell>
        </table:table-row>
        <table:table-row>
          <table:table-cell table:style-name="តារាង1.A2" office:value-type="string">
            <text:p text:style-name="P8">៥៩៧៦</text:p>
          </table:table-cell>
          <table:table-cell table:style-name="តារាង1.A2" office:value-type="string">
            <text:p text:style-name="P10">នឿយណ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ធុញ​ទ្រាន់, ទ្រាន់​ចិត្ត, ជ្រេញ​ចិត្ត, រាង​រអា, ណាយ​ចិត្ត, រសាយ​ចិត្ត : នឿយ​ណាយ​ចាក​សេចក្ដី​ទុក្ខ, នឿយ​ណាយ​ចាក​ការង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៧</text:p>
          </table:table-cell>
          <table:table-cell table:style-name="តារាង1.A2" office:value-type="string">
            <text:p text:style-name="P10">នៀវ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រង្វះ​ដែល​ប្រសប់​មុខ​ក្ដារ​យ៉ាង​ដូច​ក្ដារ​មឈូស, ក្ដារ​ទូក ជាដើម; គេ​ច្រើន​ហៅ មាត់​នៀ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៨</text:p>
          </table:table-cell>
          <table:table-cell table:style-name="តារាង1.A2" office:value-type="string">
            <text:p text:style-name="P10">នេត្រ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េត</text:p>
          </table:table-cell>
          <table:table-cell table:style-name="តារាង1.D2" office:value-type="string">
            <text:p text:style-name="P1">សំ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្នែក; (រ. ស.) ព្រះ​នេត្រ (ភ្នែក​ក្សត្រ) : ទ្រង់​ទត​ព្រះ​នេត្រ គឺ​ទ្រង់​មើ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៧៩</text:p>
          </table:table-cell>
          <table:table-cell table:style-name="តារាង1.A2" office:value-type="string">
            <text:p text:style-name="P10">នេត្រ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ភ្នែក​ទាំង​ពីរ (ព. កា.) : ស្ដេច​ទត​ព្រះ​នេត្រា ឃើញ​ធីតា​នៃ​សេដ្ឋី​ មាន​រូប​ឆោម​ពិសី ព្រះ​ចក្រី​ទ្រង់​ត្រាស់​សួ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០</text:p>
          </table:table-cell>
          <table:table-cell table:style-name="តារាង1.A2" office:value-type="string">
            <text:p text:style-name="P10">នេន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សាមណេរ : លោក​នេន, បួស​នេន <text:s/>។ <text:s/>ក្លាយ​មក​ពី​សំដី​សៀម​ដែល​អាន​អក្សរ <text:s/>“រ” តួ​ប្រកប​ខាង​ចុង​ដូច​ជា​តួ <text:s/>“ន” (សាមណេរ <text:s/>អ. ថ. សាមណេន) គឺ ណេរ &gt; ណេន &gt; នេ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១</text:p>
          </table:table-cell>
          <table:table-cell table:style-name="តារាង1.A2" office:value-type="string">
            <text:p text:style-name="P10">នេមិរា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រាច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ឈ្មោះ​ជាតក​មួយ​ក្នុង​រឿង​ទស​ជាតក៍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២</text:p>
          </table:table-cell>
          <table:table-cell table:style-name="តារាង1.A2" office:value-type="string">
            <text:p text:style-name="P10">នេរ​គុណ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េរៈគុន</text:p>
          </table:table-cell>
          <table:table-cell table:style-name="តារាង1.D2" office:value-type="string">
            <text:p text:style-name="P1">សំ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ើល​ពាក្យ និរ​គុណ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៣</text:p>
          </table:table-cell>
          <table:table-cell table:style-name="តារាង1.A2" office:value-type="string">
            <text:p text:style-name="P10">នេរ​ទុក្ខ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េរៈទុក</text:p>
          </table:table-cell>
          <table:table-cell table:style-name="តារាង1.D2" office:value-type="string">
            <text:p text:style-name="P1">សំ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ើល​ពាក្យ និរ​ទុក្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៤</text:p>
          </table:table-cell>
          <table:table-cell table:style-name="តារាង1.A2" office:value-type="string">
            <text:p text:style-name="P10">នេរ​ភ័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េរៈភៃ</text:p>
          </table:table-cell>
          <table:table-cell table:style-name="តារាង1.D2" office:value-type="string">
            <text:p text:style-name="P1">សំ. ក្ល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មើល​ពាក្យ និរ​ភ័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៥</text:p>
          </table:table-cell>
          <table:table-cell table:style-name="តារាង1.A2" office:value-type="string">
            <text:p text:style-name="P10">នេសជ្ជិកង្គៈ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ាច់-ជិ-កាំង-គៈ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េសជ្ជិកង្គ) អង្គ​របស់​ភិក្ខុ​អ្នក​ប្រព្រឹត្ត​ឃាត់​នូវ​ឥរិយាបថ​ដេក​ហើយ​ស៊ូ​ទ្រាំ​នៅ​ដោយ​ឥរិយាបថ​អង្គុយ​ឬ​ដើរ, ឈរ​ជា​ប្រក្រតី (ឈ្មោះ​ធុតង្គ​ទី ១៣ ក្នុង​ពួក​ធុតង្គ​ទាំង ១៣; ព. ព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៦</text:p>
          </table:table-cell>
          <table:table-cell table:style-name="តារាង1.A2" office:value-type="string">
            <text:p text:style-name="P10">នេសាទ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សាត</text:p>
          </table:table-cell>
          <table:table-cell table:style-name="តារាង1.D2" office:value-type="string">
            <text:p text:style-name="P1">បា.; សំ. 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<text:span text:style-name="T11">(និឞ‌ាទ) </text:span>អ្នក​សម្លាប់​សត្វ​ព្រៃ​ឬ​សត្វ​ទឹក ជា​របរ​ចិញ្ចឹម​ជីវិត, ព្រាន ។ ប្រើ​ជា កិ. ក៏​មាន : ទៅ​នេសាទ ។ ចួន​និយាយ​ជា និសាទ ក៏​ម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៧</text:p>
          </table:table-cell>
          <table:table-cell table:style-name="តារាង1.A2" office:value-type="string">
            <text:p text:style-name="P10">នេសាទុបករណ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ប៉ៈក</text:p>
          </table:table-cell>
          <table:table-cell table:style-name="តារាង1.D2" office:value-type="string">
            <text:p text:style-name="P1">បា.</text:p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នេសាទ + ឧបករណ) ប្រដាប់​នេសាទ (មាន​មង, អញ្ចង, ទ្រូ, លប ជាដើម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៨</text:p>
          </table:table-cell>
          <table:table-cell table:style-name="តារាង1.A2" office:value-type="string">
            <text:p text:style-name="P10">នេ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ិះ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សព្វ</text:p>
          </table:table-cell>
          <table:table-cell table:style-name="តារាង1.D2" office:value-type="string">
            <text:p text:style-name="P2">ពាក្យ​សម្រាប់​បង្ហាញ, សម្រាប់​ចង្អុល​អ្វី​ៗ ដែល​នៅ​ខាង​ខ្លួន​ឲ្យ​ឃើញ​ជាក់​ច្បាស់ : សំបុត្រ​នេះ, អ្នក​នេះ, សេចក្ដី​នេះ, ហេតុ​នេះ <text:s text:c="2"/>(ជា អញ្ញត្រ​សព្ទ) ។ ព. ផ្ទ. ឯណា, ណា, នុះ, នុ៎ះ, នោះ, ឯណោះ <text:s/>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៨៩</text:p>
          </table:table-cell>
          <table:table-cell table:style-name="តារាង1.A2" office:value-type="string">
            <text:p text:style-name="P10">នែ ! 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ពាក្យ​ជា​អាលបនៈ​សម្រាប់​អ្នក​ធំ​និយាយ​ទៅ​រក​អ្នក​តូច ឬ​ក៏​មនុស្ស​ស្មើ​ភាព​និយាយ​ទៅ​មក​រក​គ្នា ជា​ពាក្យ​ក្រើន​មុន : នែ​អ្នក​រាល់​គ្នា​!; នែ​វ៉ឺយ​!; នែ​អ្នក; នែ​នាង​!; នែ​កូន​!; នែ​ក្មួយ​!; នែ​ចៅ​! ។ ជួន​កាល​និយាយ​ជា​ពាក្យ​ក្រើន, រំឭក​ដោយ​សុភាព​រាបសា ឬ​ដោយ​សភាព​កំញើញ​ក៏​មាន : នែ​កុំ​ទៅ​!; នែ​ប្រយ័ត្ន​ហ្ន៎ះ​!; នែ​នាំ​គ្នា​ដេក​ទៅ​កុំ​និយាយ​គ្នា​!; នែ​កុំ​ខ្លាំង​ពេក​ហ្ន៎ះ​! បន្តិច​អត់​មិន​បាន​!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០</text:p>
          </table:table-cell>
          <table:table-cell table:style-name="តារាង1.A2" office:value-type="string">
            <text:p text:style-name="P10">នែ​អ្ហឺ !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17">ពាក្យ​ផ្ដើម​ក្រើន​រំឭក សម្រាប់​អ្នក​ធំ​និយាយ​ទៅ​រក​អ្នក​តូច ឬ​ក៏​អ្នក​ស្មើ​ភាព​និយាយ​គ្នា : នែ​អ្ហឺ ប្រយ័ត្ន​ហ្ន៎ះ !; នែ​អ្ហឺ ភ្ញាក់​ដាំ​បាយ​ពី​ព្រឹក​ហ្ន៎ះ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8">៥៩៩១</text:p>
          </table:table-cell>
          <table:table-cell table:style-name="តារាង1.A2" office:value-type="string">
            <text:p text:style-name="P10">នែ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17">អែប, ផ្អប, បំប្រប, ស៊ែម, កែម : ត្រូវ​នែប​ចម្រៀក​ក្ដារ​ប្រមាណ​ជា ៥ សង់ទីម៉ែត្រ​ទៀ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8">៥៩៩២</text:p>
          </table:table-cell>
          <table:table-cell table:style-name="តារាង1.A2" office:value-type="string">
            <text:p text:style-name="P10">នែបនិត្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និត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អែប​ជិត, ផ្ដេកផ្ដិត, កៀក​ឱប, អែប​ជិត​មិន​ដាច់ (ព. កា.) : ឱ​កែវ​កល្យាណ ធ្វើ​ម្ដេច​នឹង​បាន ប្អូន​មក​នែបនិត្យ រួមរ័ក​មេត្រី ដោយ​ក្ដី​ស្នេហ៍​ស្និទ្ធ ឲ្យ​បាន​ដូច​ចិត្ត ដែល​បង​ប៉ុនប៉ង ។ ម. ព. និត្យ ផ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៣</text:p>
          </table:table-cell>
          <table:table-cell table:style-name="តារាង1.A2" office:value-type="string">
            <text:p text:style-name="P10">នែលនល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គុ. ឬ កិ. វិ.</text:p>
          </table:table-cell>
          <table:table-cell table:style-name="តារាង1.D2" office:value-type="string">
            <text:p text:style-name="P2">ភែលភល, លែនលន, ត្រេះត្រុះ, ទ្រែលទ្រល ដោយ​អាការ​លែង​ខ្លួន​ឬ​ស្លៀក​ដណ្ដប់​មិន​រៀបរយ : មនុស្ស​នែលនល; ដើរ​នែលនល, ធ្វើ​ការ​នែលន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៤</text:p>
          </table:table-cell>
          <table:table-cell table:style-name="តារាង1.A2" office:value-type="string">
            <text:p text:style-name="P10">នៃ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អា. និ.</text:p>
          </table:table-cell>
          <table:table-cell table:style-name="តារាង1.D2" office:value-type="string">
            <text:p text:style-name="P2">របស់ : សភាព​នៃ​បណ្ឌិត <text:s/>គឺ​សភាព​របស់​បណ្ឌិត ។ នោះ​នៃ (ព. កា.) នោះ​ឯង ។ ឡើយ​នៃ (ព. កា.) ឡើយ​ហោ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នោះ​នៃ</text:p>
            <text:p text:style-name="P2">ឡើយ​នៃ</text:p>
          </table:table-cell>
        </table:table-row>
        <table:table-row>
          <table:table-cell table:style-name="តារាង1.A2" office:value-type="string">
            <text:p text:style-name="P8">៥៩៩៥</text:p>
          </table:table-cell>
          <table:table-cell table:style-name="តារាង1.A2" office:value-type="string">
            <text:p text:style-name="P10">នោប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ក្រពុំ​ផ្កា ឬ ផ្កា​ដែល​នៅ​ក្រពុំ : បេះ​យក​តែ​នោប​ៗ ។ គុ. ដែល​ក្រពុំ : ផ្កា​នោ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>ផ្កា​នោប <text:s/></text:p>
          </table:table-cell>
        </table:table-row>
        <table:table-row>
          <table:table-cell table:style-name="តារាង1.A2" office:value-type="string">
            <text:p text:style-name="P8">៥៩៩៦</text:p>
          </table:table-cell>
          <table:table-cell table:style-name="តារាង1.A2" office:value-type="string">
            <text:p text:style-name="P10">នោម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ទឹក​មូត្រ, ទឹក​បស្សាវ: ច្រើន​និយាយ​ថា ទឹក​នោម; ពាក្យ​រាបសា​ថា ទឹក​មូត្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</text:p>
          </table:table-cell>
          <table:table-cell table:style-name="តារាង1.D2" office:value-type="string">
            <text:p text:style-name="P4">(នាម​កិរិយា) បន្ទោបង់​ទឹក​នោម; ពាក្យ​រាបសា​ថា បត់​ជើង​តូច ឬ ដោះ​ទុក្ខ​សត្វ​តូច; ពាក្យ​ខ្ពស់​ថា បន្ទោ​បស្សាវៈ <text:s/>ឬ បន្ទោបង់​បស្សាវ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៧</text:p>
          </table:table-cell>
          <table:table-cell table:style-name="តារាង1.A2" office:value-type="string">
            <text:p text:style-name="P10">នោរ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2">(ម. ព. ណូរ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៨</text:p>
          </table:table-cell>
          <table:table-cell table:style-name="តារាង1.A2" office:value-type="string">
            <text:p text:style-name="P10">នោះ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ុះ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វិ. ស.</text:p>
          </table:table-cell>
          <table:table-cell table:style-name="តារាង1.D2" office:value-type="string">
            <text:p text:style-name="P2">ពាក្យ​សម្រាប់​បង្ហាញ, សម្រាប់​ចង្អុល​អ្វី​ៗ ដែល​នៅ​ឆ្ងាយ តែ​ប្រាកដ; ជា​ពាក្យ​មាន​សូរ​សំឡេង​ស្មើ​នឹង នុះ ប៉ុន្តែ​ទាប​ជាង នុ៎ះ, ដូច​ជា : សំបុត្រ​នោះ, សេចក្ដី​នោះ, ផ្ទះ​នោះ, អ្នក​នោះ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៥៩៩៩</text:p>
          </table:table-cell>
          <table:table-cell table:style-name="តារាង1.A2" office:value-type="string">
            <text:p text:style-name="P10">នៅ</text:p>
          </table:table-cell>
          <table:table-cell table:style-name="តារាង1.A2" office:value-type="string">
            <text:p text:style-name="P1">១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ឋិត, ស្ថិត, មាន : នៅ​ឯណា ?, នៅ​ផ្ទះ, នៅ​ក្នុង​បន្ទ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/>
          </table:table-cell>
          <table:table-cell table:style-name="តារាង1.A2" office:value-type="string">
            <text:p text:style-name="P10"/>
          </table:table-cell>
          <table:table-cell table:style-name="តារាង1.A2" office:value-type="string">
            <text:p text:style-name="P1">២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 វិ.</text:p>
          </table:table-cell>
          <table:table-cell table:style-name="តារាង1.D2" office:value-type="string">
            <text:p text:style-name="P2">ដែល​មិន​ទាន់, ដែល​មាន​ទៀត : អស់​ហើយ​ឬ​នៅ ? នៅ !; នៅ​ឡើយ, នៅ​ទ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០</text:p>
          </table:table-cell>
          <table:table-cell table:style-name="តារាង1.A2" office:value-type="string">
            <text:p text:style-name="P10">ន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ចំណី​ដែល​គេ​ធ្វើ​ដោយ​អង្ករ​ឬ​ដោយ​ម្សៅ​ជាដើម​ចម្អិន​ឲ្យ​នៅ​ស្រស់​មាន​ទឹក​ឬ​គោក​ក៏​មាន ឲ្យ​ក្រៀម​ក៏​មាន មាន​ប្រភេទ​និង​ឈ្មោះ​ផ្សេង​ៗ (បា. ហៅ ខាទនីយ ឬ ខាទនីយាហារ) រាប់​ចូល​ក្នុង​ពួក​ចំណី​ឬ​បង្អែម​គ្រប់​មុខ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១</text:p>
          </table:table-cell>
          <table:table-cell table:style-name="តារាង1.A2" office:value-type="string">
            <text:p text:style-name="P10">នាំ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យក​ទៅ​ឬ​យក​មក​ជាមួយ​ផង : នាំ​គ្រាប់​ពោត, នាំ​គោ, នាំ​ស្រូវ ។ <text:s/>បបួល​ឲ្យ​ធ្វើ, ឲ្យ​តាម ដោយ​នូវ​សម្រួល​ចិត្ត, ឲ្យ​ជឿ, ឲ្យ​ព្រម​តាម​ : នាំ​រក​ស៊ី, នាំ​ឲ្យ​ស្លូត, នាំ​ឲ្យ​ចេះ​ដឹង, នាំ​ឲ្យ​ព្រើល ។ <text:s/>បណ្ដាល​ឬ​បង្វឹក​ឲ្យ​ប្រែ​គំនិត, ឲ្យ​ក្លា : គប់​ពាល ពាល​នាំ​ឲ្យ​ខុស​ក្រៃ គប់​ប្រាជ្ញ​វាងវៃ ប្រាជ្ញ​នាំ​ឲ្យ​ត្រឹមត្រូវ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២</text:p>
          </table:table-cell>
          <table:table-cell table:style-name="តារាង1.A2" office:value-type="string">
            <text:p text:style-name="P10">នាំពា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អើពើ​, យក​ចិត្ត​ទុក​ដាក់, ស្រវា​ស្រទេញ : នៅ​ស្ងៀម​ពុំ​នាំពា គឺ​នៅ​ស្ងៀម​ពុំ​ស្ដី ពុំ​រវល់ ។ ច្រើន​ប្រើ​តែ​ក្នុង​កាព្យ : ហៃ​កែវ​ពុំងា ម្ដេច​មិន​នាំពា នៅ​ស្ងៀម​ដល់​ណា បើ​មិន​គ​ទេ ចូរ​លាន់​វាចា <text:s text:c="3"/><text:span text:style-name="T6">ថា​ម៉េច​ក៏​ថា ឲ្យ​ឮ​មក​ចុះ <text:s/>។ (សាស្ត្រា​ល្បែង​ច្រើន​រឿង) ។</text:span>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៣</text:p>
          </table:table-cell>
          <table:table-cell table:style-name="តារាង1.A2" office:value-type="string">
            <text:p text:style-name="P10">នាំ​អាទិ៍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--អាត</text:p>
          </table:table-cell>
          <table:table-cell table:style-name="តារាង1.D2" office:value-type="string">
            <text:p text:style-name="P1">សំ. បា.</text:p>
          </table:table-cell>
          <table:table-cell table:style-name="តារាង1.D2" office:value-type="string">
            <text:p text:style-name="P1">កិ.</text:p>
          </table:table-cell>
          <table:table-cell table:style-name="តារាង1.D2" office:value-type="string">
            <text:p text:style-name="P2">អាទិ “ខាង​ដើម, ជាដើម; ការ​ផ្ដើម”) នាំ​ផ្ដើម, នាំ​ឲ្យ​គេ​ផ្ដើម : នាំ​អាទិ៍​ឲ្យ​ធ្វើ; នែ, កុំ​នាំ​អាទិ៍​អ្ហឺ​!; ខ្ញុំ​កំពុង​តែ​ធ្វើ​ការ​ស្រាប់​តែ​គេ​នាំ​អាទិ៍​មក​និយាយ​បែក​សា​ពី​នេះ​ហើយ​ពី​នោះ​ទៀត ខាត​ការ​អស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៤</text:p>
          </table:table-cell>
          <table:table-cell table:style-name="តារាង1.A2" office:value-type="string">
            <text:p text:style-name="P10">ន្របតី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>នរប់-ប៉ៈដី ឬ នៈរឹប៉ៈដី</text:p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(ម. ព. នរបតី) ។</text:p>
          </table:table-cell>
          <table:table-cell table:style-name="តារាង1.D2" office:value-type="string">
            <text:p text:style-name="P3">នឫបតី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៥</text:p>
          </table:table-cell>
          <table:table-cell table:style-name="តារាង1.A2" office:value-type="string">
            <text:p text:style-name="P10">ន្រាយ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.</text:p>
          </table:table-cell>
          <table:table-cell table:style-name="តារាង1.D2" office:value-type="string">
            <text:p text:style-name="P2">ពាក្យ​ប្រើ​ក្លាយ​ឃ្លាត​ពី នារាយណ៍ <text:s/>(ម. ព. នោះ; គួរ​លែង​ប្រើ) ។</text:p>
          </table:table-cell>
          <table:table-cell table:style-name="តារាង1.D2" office:value-type="string">
            <text:p text:style-name="P3">ន្រាយណ៍</text:p>
          </table:table-cell>
          <table:table-cell table:style-name="តារាង1.I2" office:value-type="string">
            <text:p text:style-name="P2"/>
          </table:table-cell>
        </table:table-row>
        <table:table-row>
          <table:table-cell table:style-name="តារាង1.A2" office:value-type="string">
            <text:p text:style-name="P8">៦០០៦</text:p>
          </table:table-cell>
          <table:table-cell table:style-name="តារាង1.A2" office:value-type="string">
            <text:p text:style-name="P10">ន្អាលនឹង</text:p>
          </table:table-cell>
          <table:table-cell table:style-name="តារាង1.A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/>
          </table:table-cell>
          <table:table-cell table:style-name="តារាង1.D2" office:value-type="string">
            <text:p text:style-name="P1">និ.</text:p>
          </table:table-cell>
          <table:table-cell table:style-name="តារាង1.D2" office:value-type="string">
            <text:p text:style-name="P2">ដើម្បី​នឹង, ប្រយោជន៍​នឹង, នឹង​បាន, ប្រញាប់​នឹង : នាំ​គ្នា​អាស្រ័យ​បាយ​ឲ្យ​ឆាប់​បន្តិច​ទៅ, រួច​ហើយ​ន្អាល​នឹង​ចាប់​ធ្វើ​ការ​ត​ទៅ​ទៀត; ថ្ងៃ​កាន់​តែ​ល្ងាច​ណាស់​ហើយ, យើង​ខំ​ប្រឹង​បង្ហើយ​ការ​ហ្នឹង​ឲ្យ​ហើយ​ស្រេច​ទៅ ន្អាល​នឹង​ទៅ​ផ្ទ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2T10:03:38</dc:date>
    <meta:print-date>2005-12-01T09:25:03</meta:print-date>
    <dc:language>en-US</dc:language>
    <meta:editing-cycles>142</meta:editing-cycles>
    <meta:editing-duration>P3DT5H35M4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54" meta:paragraph-count="1780" meta:word-count="5146" meta:character-count="61008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